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4">
      <style:text-properties officeooo:paragraph-rsid="000b91e9"/>
    </style:style>
    <style:style style:name="P2" style:family="paragraph" style:parent-style-name="List_20_Paragraph" style:list-style-name="WWNum14">
      <style:text-properties officeooo:paragraph-rsid="000c5893"/>
    </style:style>
    <style:style style:name="P3" style:family="paragraph" style:parent-style-name="List_20_Paragraph" style:list-style-name="WWNum14">
      <style:text-properties officeooo:paragraph-rsid="000e6f60"/>
    </style:style>
    <style:style style:name="P4" style:family="paragraph" style:parent-style-name="List_20_Paragraph" style:list-style-name="WWNum4">
      <style:paragraph-properties style:line-height-at-least="0.503cm"/>
      <style:text-properties fo:color="#000000" style:font-name="Liberation Serif" fo:font-size="14pt" fo:font-style="italic" fo:font-weight="normal" officeooo:rsid="000b91e9" officeooo:paragraph-rsid="000b91e9" fo:background-color="#ffffff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List_20_Paragraph" style:list-style-name="WWNum16">
      <style:text-properties fo:color="#000000" style:font-name="Liberation Serif" fo:font-size="14pt" fo:font-style="italic" fo:font-weight="normal" officeooo:rsid="000b91e9" officeooo:paragraph-rsid="000b91e9" fo:background-color="#ffffff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List_20_Paragraph">
      <style:text-properties fo:color="#000000" style:font-name="Liberation Serif" fo:font-size="14pt" fo:font-style="italic" fo:font-weight="bold" officeooo:rsid="000b91e9" officeooo:paragraph-rsid="000b91e9" fo:background-color="#fffff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List_20_Paragraph" style:list-style-name="WWNum1">
      <style:text-properties fo:color="#000000" style:font-name="Liberation Serif" fo:font-size="14pt" fo:font-weight="normal" officeooo:rsid="0005eded" officeooo:paragraph-rsid="0005eded" fo:background-color="#ffffff" style:font-size-asian="14pt" style:font-weight-asian="normal" style:font-size-complex="14pt" style:font-weight-complex="normal"/>
    </style:style>
    <style:style style:name="P8" style:family="paragraph" style:parent-style-name="List_20_Paragraph" style:list-style-name="WWNum1">
      <style:text-properties fo:color="#000000" style:font-name="Liberation Serif" fo:font-size="14pt" officeooo:paragraph-rsid="0005eded" fo:background-color="#ffffff" style:font-size-asian="14pt" style:font-size-complex="14pt"/>
    </style:style>
    <style:style style:name="P9" style:family="paragraph" style:parent-style-name="List_20_Paragraph" style:list-style-name="WWNum14">
      <style:text-properties fo:color="#000000" style:font-name="Liberation Serif" fo:font-size="14pt" officeooo:paragraph-rsid="0005eded" fo:background-color="#ffffff" style:font-size-asian="14pt" style:font-size-complex="14pt"/>
    </style:style>
    <style:style style:name="P10" style:family="paragraph" style:parent-style-name="List_20_Paragraph" style:list-style-name="WWNum14">
      <style:text-properties fo:color="#000000" style:font-name="Liberation Serif" fo:font-size="14pt" officeooo:paragraph-rsid="000b91e9" fo:background-color="#ffffff" style:font-size-asian="14pt" style:font-size-complex="14pt"/>
    </style:style>
    <style:style style:name="P11" style:family="paragraph" style:parent-style-name="List_20_Paragraph" style:list-style-name="WWNum4">
      <style:text-properties fo:color="#000000" style:font-name="Liberation Serif" fo:font-size="14pt" officeooo:paragraph-rsid="000b91e9" fo:background-color="#ffffff" style:font-size-asian="14pt" style:font-size-complex="14pt"/>
    </style:style>
    <style:style style:name="P12" style:family="paragraph" style:parent-style-name="List_20_Paragraph" style:list-style-name="WWNum15">
      <style:text-properties fo:color="#000000" style:font-name="Liberation Serif" fo:font-size="14pt" officeooo:paragraph-rsid="000b91e9" fo:background-color="#ffffff" style:font-size-asian="14pt" style:font-size-complex="14pt"/>
    </style:style>
    <style:style style:name="P13" style:family="paragraph" style:parent-style-name="List_20_Paragraph" style:list-style-name="WWNum16">
      <style:text-properties fo:color="#000000" style:font-name="Liberation Serif" fo:font-size="14pt" officeooo:paragraph-rsid="000b91e9" fo:background-color="#ffffff" style:font-size-asian="14pt" style:font-size-complex="14pt"/>
    </style:style>
    <style:style style:name="P14" style:family="paragraph" style:parent-style-name="List_20_Paragraph" style:list-style-name="WWNum14">
      <style:text-properties style:font-name="Liberation Serif" fo:font-size="14pt" officeooo:paragraph-rsid="000c5893" style:font-size-asian="14pt" style:font-size-complex="14pt"/>
    </style:style>
    <style:style style:name="P15" style:family="paragraph" style:parent-style-name="List_20_Paragraph" style:list-style-name="WWNum14">
      <style:text-properties style:font-name="Liberation Serif" fo:font-size="14pt" officeooo:paragraph-rsid="000e6f60" style:font-size-asian="14pt" style:font-size-complex="14pt"/>
    </style:style>
    <style:style style:name="P16" style:family="paragraph" style:parent-style-name="List_20_Paragraph" style:list-style-name="WWNum15">
      <style:text-properties style:font-name="Liberation Serif" fo:font-size="14pt" officeooo:paragraph-rsid="000c5893" style:font-size-asian="14pt" style:font-size-complex="14pt"/>
    </style:style>
    <style:style style:name="P17" style:family="paragraph" style:parent-style-name="List_20_Paragraph" style:list-style-name="WWNum15">
      <style:text-properties style:font-name="Liberation Serif" fo:font-size="14pt" officeooo:paragraph-rsid="000e6f60" style:font-size-asian="14pt" style:font-size-complex="14pt"/>
    </style:style>
    <style:style style:name="P18" style:family="paragraph" style:parent-style-name="List_20_Paragraph" style:list-style-name="WWNum15">
      <style:text-properties style:font-name="Liberation Serif" fo:font-size="14pt" officeooo:paragraph-rsid="000f3b33" style:font-size-asian="14pt" style:font-size-complex="14pt"/>
    </style:style>
    <style:style style:name="P19" style:family="paragraph" style:parent-style-name="List_20_Paragraph" style:list-style-name="WWNum15">
      <style:text-properties style:font-name="Liberation Serif" fo:font-size="14pt" officeooo:paragraph-rsid="00128cca" style:font-size-asian="14pt" style:font-size-complex="14pt"/>
    </style:style>
    <style:style style:name="P20" style:family="paragraph" style:parent-style-name="List_20_Paragraph" style:list-style-name="WWNum15">
      <style:text-properties style:font-name="Liberation Serif" fo:font-size="14pt" officeooo:paragraph-rsid="0015c511" style:font-size-asian="14pt" style:font-size-complex="14pt"/>
    </style:style>
    <style:style style:name="P21" style:family="paragraph" style:parent-style-name="List_20_Paragraph" style:list-style-name="WWNum15">
      <style:text-properties style:font-name="Liberation Serif" fo:font-size="14pt" officeooo:paragraph-rsid="00190135" style:font-size-asian="14pt" style:font-size-complex="14pt"/>
    </style:style>
    <style:style style:name="P22" style:family="paragraph" style:parent-style-name="List_20_Paragraph" style:list-style-name="WWNum16">
      <style:text-properties style:font-name="Liberation Serif" fo:font-size="14pt" officeooo:paragraph-rsid="000c5893" style:font-size-asian="14pt" style:font-size-complex="14pt"/>
    </style:style>
    <style:style style:name="P23" style:family="paragraph" style:parent-style-name="List_20_Paragraph" style:list-style-name="WWNum16">
      <style:text-properties style:font-name="Liberation Serif" fo:font-size="14pt" officeooo:paragraph-rsid="000e6f60" style:font-size-asian="14pt" style:font-size-complex="14pt"/>
    </style:style>
    <style:style style:name="P24" style:family="paragraph" style:parent-style-name="List_20_Paragraph" style:list-style-name="WWNum16">
      <style:text-properties style:font-name="Liberation Serif" fo:font-size="14pt" officeooo:paragraph-rsid="000f3b33" style:font-size-asian="14pt" style:font-size-complex="14pt"/>
    </style:style>
    <style:style style:name="P25" style:family="paragraph" style:parent-style-name="List_20_Paragraph" style:list-style-name="WWNum16">
      <style:text-properties style:font-name="Liberation Serif" fo:font-size="14pt" officeooo:paragraph-rsid="00128cca" style:font-size-asian="14pt" style:font-size-complex="14pt"/>
    </style:style>
    <style:style style:name="P26" style:family="paragraph" style:parent-style-name="List_20_Paragraph" style:list-style-name="WWNum16">
      <style:text-properties style:font-name="Liberation Serif" fo:font-size="14pt" officeooo:paragraph-rsid="0015c511" style:font-size-asian="14pt" style:font-size-complex="14pt"/>
    </style:style>
    <style:style style:name="P27" style:family="paragraph" style:parent-style-name="List_20_Paragraph" style:list-style-name="WWNum16">
      <style:text-properties style:font-name="Liberation Serif" fo:font-size="14pt" officeooo:paragraph-rsid="00190135" style:font-size-asian="14pt" style:font-size-complex="14pt"/>
    </style:style>
    <style:style style:name="P28" style:family="paragraph" style:parent-style-name="List_20_Paragraph" style:list-style-name="WWNum16">
      <style:text-properties style:font-name="Liberation Serif" fo:font-size="14pt" officeooo:paragraph-rsid="001dad54" style:font-size-asian="14pt" style:font-size-complex="14pt"/>
    </style:style>
    <style:style style:name="P29" style:family="paragraph" style:parent-style-name="List_20_Paragraph" style:list-style-name="WWNum16">
      <style:text-properties style:font-name="Liberation Serif" fo:font-size="14pt" officeooo:paragraph-rsid="002cab38" style:font-size-asian="14pt" style:font-size-complex="14pt"/>
    </style:style>
    <style:style style:name="P30" style:family="paragraph" style:parent-style-name="List_20_Paragraph" style:list-style-name="WWNum16">
      <style:text-properties style:font-name="Liberation Serif" fo:font-size="14pt" officeooo:paragraph-rsid="002eccfa" style:font-size-asian="14pt" style:font-size-complex="14pt"/>
    </style:style>
    <style:style style:name="P31" style:family="paragraph" style:parent-style-name="List_20_Paragraph" style:list-style-name="WWNum16">
      <style:text-properties style:font-name="Liberation Serif" fo:font-size="14pt" officeooo:paragraph-rsid="0030a68d" style:font-size-asian="14pt" style:font-size-complex="14pt"/>
    </style:style>
    <style:style style:name="P32" style:family="paragraph" style:parent-style-name="List_20_Paragraph" style:list-style-name="WWNum5">
      <style:text-properties style:font-name="Liberation Serif" fo:font-size="14pt" officeooo:paragraph-rsid="001a5f0f" style:font-size-asian="14pt" style:font-size-complex="14pt"/>
    </style:style>
    <style:style style:name="P33" style:family="paragraph" style:parent-style-name="List_20_Paragraph" style:list-style-name="WWNum5">
      <style:text-properties style:font-name="Liberation Serif" fo:font-size="14pt" officeooo:paragraph-rsid="001ac3cc" style:font-size-asian="14pt" style:font-size-complex="14pt"/>
    </style:style>
    <style:style style:name="P34" style:family="paragraph" style:parent-style-name="List_20_Paragraph" style:list-style-name="WWNum7">
      <style:text-properties style:font-name="Liberation Serif" fo:font-size="14pt" officeooo:paragraph-rsid="00128cca" style:font-size-asian="14pt" style:font-size-complex="14pt"/>
    </style:style>
    <style:style style:name="P35" style:family="paragraph" style:parent-style-name="List_20_Paragraph" style:list-style-name="WWNum7">
      <style:text-properties style:font-name="Liberation Serif" fo:font-size="14pt" officeooo:paragraph-rsid="00190135" style:font-size-asian="14pt" style:font-size-complex="14pt"/>
    </style:style>
    <style:style style:name="P36" style:family="paragraph" style:parent-style-name="List_20_Paragraph" style:list-style-name="WWNum7">
      <style:text-properties style:font-name="Liberation Serif" fo:font-size="14pt" officeooo:paragraph-rsid="0027895d" style:font-size-asian="14pt" style:font-size-complex="14pt"/>
    </style:style>
    <style:style style:name="P37" style:family="paragraph" style:parent-style-name="List_20_Paragraph" style:list-style-name="WWNum17">
      <style:text-properties style:font-name="Liberation Serif" fo:font-size="14pt" officeooo:paragraph-rsid="00190135" style:font-size-asian="14pt" style:font-size-complex="14pt"/>
    </style:style>
    <style:style style:name="P38" style:family="paragraph" style:parent-style-name="List_20_Paragraph" style:list-style-name="WWNum18">
      <style:text-properties style:font-name="Liberation Serif" fo:font-size="14pt" officeooo:paragraph-rsid="00190135" style:font-size-asian="14pt" style:font-size-complex="14pt"/>
    </style:style>
    <style:style style:name="P39" style:family="paragraph" style:parent-style-name="List_20_Paragraph">
      <style:text-properties style:font-name="Liberation Serif" fo:font-size="14pt" officeooo:paragraph-rsid="00190135" style:font-size-asian="14pt" style:font-size-complex="14pt"/>
    </style:style>
    <style:style style:name="P40" style:family="paragraph" style:parent-style-name="List_20_Paragraph">
      <style:text-properties style:font-name="Liberation Serif" fo:font-size="14pt" fo:language="en" fo:country="US" officeooo:paragraph-rsid="00190135" style:font-size-asian="14pt" style:font-size-complex="14pt"/>
    </style:style>
    <style:style style:name="P41" style:family="paragraph" style:parent-style-name="List_20_Paragraph" style:list-style-name="WWNum7">
      <style:text-properties style:font-name="Liberation Serif" fo:font-size="14pt" fo:font-style="normal" officeooo:paragraph-rsid="002cab38" style:font-size-asian="14pt" style:font-style-asian="normal" style:font-size-complex="14pt" style:font-style-complex="normal"/>
    </style:style>
    <style:style style:name="P42" style:family="paragraph" style:parent-style-name="List_20_Paragraph">
      <style:text-properties fo:color="#333333" style:font-name="Liberation Serif" fo:font-size="12pt" fo:font-style="italic" fo:font-weight="normal" officeooo:rsid="000b91e9" officeooo:paragraph-rsid="000b91e9" fo:background-color="#ffffff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List_20_Paragraph" style:list-style-name="WWNum1">
      <style:paragraph-properties fo:margin-left="0cm" fo:margin-right="0cm" fo:text-indent="0cm" style:auto-text-indent="false"/>
      <style:text-properties fo:color="#000000" style:font-name="Liberation Serif" fo:font-size="14pt" fo:font-weight="normal" officeooo:rsid="0005eded" officeooo:paragraph-rsid="0005eded" fo:background-color="#ffffff" style:font-size-asian="14pt" style:font-weight-asian="normal" style:font-size-complex="14pt" style:font-weight-complex="normal"/>
    </style:style>
    <style:style style:name="P44" style:family="paragraph" style:parent-style-name="List_20_Paragraph" style:list-style-name="WWNum1">
      <style:paragraph-properties fo:margin-left="0cm" fo:margin-right="0cm" fo:text-indent="0cm" style:auto-text-indent="false"/>
      <style:text-properties fo:color="#000000" style:font-name="Liberation Serif" fo:font-size="14pt" fo:font-weight="bold" officeooo:rsid="0005eded" officeooo:paragraph-rsid="0005eded" fo:background-color="#ffffff" style:font-size-asian="14pt" style:font-weight-asian="bold" style:font-size-complex="14pt" style:font-weight-complex="bold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font-style="italic" fo:font-weight="normal" officeooo:rsid="000b91e9" officeooo:paragraph-rsid="000b91e9" fo:background-color="#ffffff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font-style="italic" fo:font-weight="bold" officeooo:rsid="000b91e9" officeooo:paragraph-rsid="000b91e9" fo:background-color="#ffffff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normal" officeooo:rsid="000d29ad" officeooo:paragraph-rsid="000d29ad" fo:background-color="#ffffff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normal" officeooo:rsid="000e6f60" officeooo:paragraph-rsid="000e6f60" fo:background-color="#ffffff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List_20_Paragraph" style:list-style-name="WWNum16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normal" officeooo:rsid="000e6f60" officeooo:paragraph-rsid="000f3b33" fo:background-color="#ffffff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normal" officeooo:rsid="000e6f60" officeooo:paragraph-rsid="000f3b33" fo:background-color="#ffffff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normal" officeooo:rsid="00128cca" officeooo:paragraph-rsid="00128cca" fo:background-color="#ffffff" style:font-size-asian="14pt" style:font-style-asian="italic" style:font-weight-asian="normal" style:font-size-complex="14pt" style:font-style-complex="italic" style:font-weight-complex="normal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normal" officeooo:rsid="00152f5b" officeooo:paragraph-rsid="00152f5b" fo:background-color="#ffffff" style:font-size-asian="14pt" style:font-style-asian="italic" style:font-weight-asian="normal" style:font-size-complex="14pt" style:font-style-complex="italic" style:font-weight-complex="normal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normal" officeooo:rsid="00190135" officeooo:paragraph-rsid="00190135" fo:background-color="#ffffff" style:font-size-asian="14pt" style:font-style-asian="italic" style:font-weight-asian="normal" style:font-size-complex="14pt" style:font-style-complex="italic" style:font-weight-complex="normal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bold" officeooo:rsid="00100e3a" officeooo:paragraph-rsid="00100e3a" fo:background-color="#ffffff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bold" officeooo:rsid="00190135" officeooo:paragraph-rsid="00190135" fo:background-color="#ffffff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normal" officeooo:rsid="000d29ad" officeooo:paragraph-rsid="000d29ad" fo:background-color="#ffffff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normal" officeooo:rsid="000e6f60" officeooo:paragraph-rsid="000e6f60" fo:background-color="#ffffff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normal" officeooo:rsid="00128cca" officeooo:paragraph-rsid="00128cca" fo:background-color="#ffffff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normal" officeooo:rsid="0013e8c7" officeooo:paragraph-rsid="0013e8c7" fo:background-color="#ffffff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normal" officeooo:rsid="00152f5b" officeooo:paragraph-rsid="00152f5b" fo:background-color="#ffffff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normal" officeooo:rsid="00152f5b" officeooo:paragraph-rsid="0015c511" fo:background-color="#ffffff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normal" officeooo:rsid="0017b47d" officeooo:paragraph-rsid="0017b47d" fo:background-color="#ffffff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normal" officeooo:rsid="00190135" officeooo:paragraph-rsid="00190135" fo:background-color="#ffffff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List_20_Paragraph" style:list-style-name="WWNum7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normal" officeooo:rsid="00190135" officeooo:paragraph-rsid="00190135" fo:background-color="#ffffff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0d29ad" officeooo:paragraph-rsid="000d29ad" fo:background-color="#ffffff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0d29ad" officeooo:paragraph-rsid="000e6f60" fo:background-color="#ffffff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0e6f60" officeooo:paragraph-rsid="000e6f60" fo:background-color="#ffffff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100e3a" officeooo:paragraph-rsid="00100e3a" fo:background-color="#ffffff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128cca" officeooo:paragraph-rsid="00128cca" fo:background-color="#ffffff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13e8c7" officeooo:paragraph-rsid="0013e8c7" fo:background-color="#ffffff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152f5b" officeooo:paragraph-rsid="00152f5b" fo:background-color="#ffffff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17b47d" officeooo:paragraph-rsid="0017b47d" fo:background-color="#ffffff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190135" officeooo:paragraph-rsid="00190135" fo:background-color="#ffffff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font-style="normal" fo:font-weight="bold" officeooo:rsid="000b91e9" officeooo:paragraph-rsid="000b91e9" fo:background-color="#ffffff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List_20_Paragraph">
      <style:paragraph-properties fo:margin-left="0cm" fo:margin-right="0cm" fo:text-indent="0cm" style:auto-text-indent="false"/>
      <style:text-properties fo:color="#000000" style:font-name="Liberation Serif" fo:font-size="14pt" fo:font-weight="bold" officeooo:paragraph-rsid="0015c511" fo:background-color="#ffffff" style:font-size-asian="14pt" style:font-size-complex="14pt"/>
    </style:style>
    <style:style style:name="P76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officeooo:paragraph-rsid="002cab38" style:font-size-asian="14pt" style:font-size-complex="14pt"/>
    </style:style>
    <style:style style:name="P77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bold" officeooo:rsid="002cab38" officeooo:paragraph-rsid="002cab38" style:font-size-asian="14pt" style:font-weight-asian="bold" style:font-size-complex="14pt" style:font-weight-complex="bold"/>
    </style:style>
    <style:style style:name="P78" style:family="paragraph" style:parent-style-name="List_20_Paragraph">
      <style:paragraph-properties fo:margin-left="0cm" fo:margin-right="0cm" fo:text-indent="0cm" style:auto-text-indent="false"/>
      <style:text-properties fo:color="#333333" style:font-name="Liberation Serif" fo:font-size="14pt" fo:language="en" fo:country="US" fo:font-style="italic" fo:font-weight="normal" officeooo:rsid="000e6f60" officeooo:paragraph-rsid="000e6f60" fo:background-color="#ffffff" style:font-size-asian="14pt" style:font-style-asian="italic" style:font-weight-asian="normal" style:font-size-complex="14pt" style:font-style-complex="italic" style:font-weight-complex="normal"/>
    </style:style>
    <style:style style:name="P79" style:family="paragraph" style:parent-style-name="List_20_Paragraph">
      <style:paragraph-properties fo:margin-left="0cm" fo:margin-right="0cm" fo:text-indent="0cm" style:auto-text-indent="false"/>
      <style:text-properties fo:color="#333333" style:font-name="Liberation Serif" fo:font-size="12pt" fo:language="en" fo:country="US" fo:font-style="italic" fo:font-weight="normal" officeooo:rsid="00100e3a" officeooo:paragraph-rsid="00100e3a" fo:background-color="#ffffff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List_20_Paragraph">
      <style:paragraph-properties fo:margin-left="0cm" fo:margin-right="0cm" fo:text-indent="0cm" style:auto-text-indent="false"/>
      <style:text-properties fo:color="#333333" style:font-name="Liberation Serif" fo:font-size="12pt" fo:language="en" fo:country="US" fo:font-style="italic" fo:font-weight="normal" officeooo:rsid="00128cca" officeooo:paragraph-rsid="00128cca" fo:background-color="#ffffff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List_20_Paragraph">
      <style:paragraph-properties fo:margin-left="0cm" fo:margin-right="0cm" fo:text-indent="0cm" style:auto-text-indent="false"/>
      <style:text-properties fo:color="#333333" style:font-name="Liberation Serif" fo:font-size="12pt" fo:language="en" fo:country="US" fo:font-style="italic" fo:font-weight="normal" officeooo:rsid="0015c511" officeooo:paragraph-rsid="0015c511" fo:background-color="#ffffff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List_20_Paragraph">
      <style:paragraph-properties fo:margin-left="0cm" fo:margin-right="0cm" fo:text-indent="0cm" style:auto-text-indent="false"/>
      <style:text-properties fo:color="#333333" style:font-name="Liberation Serif" fo:font-size="12pt" fo:language="en" fo:country="US" fo:font-style="italic" fo:font-weight="normal" officeooo:rsid="00190135" officeooo:paragraph-rsid="00190135" fo:background-color="#ffffff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List_20_Paragraph">
      <style:paragraph-properties fo:margin-left="0cm" fo:margin-right="0cm" fo:text-indent="0cm" style:auto-text-indent="false"/>
      <style:text-properties fo:color="#333333" style:font-name="Liberation Serif" fo:font-size="12pt" fo:language="en" fo:country="US" fo:font-style="normal" fo:font-weight="bold" officeooo:rsid="00190135" officeooo:paragraph-rsid="00190135" fo:background-color="#ffffff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ae9e8" officeooo:paragraph-rsid="00055fc7" fo:background-color="#ffffff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55fc7" officeooo:paragraph-rsid="00055fc7" fo:background-color="#ffffff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be4e3" officeooo:paragraph-rsid="00055fc7" fo:background-color="#ffffff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rsid="000be4e3" officeooo:paragraph-rsid="00055fc7" fo:background-color="#ffffff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rsid="0005e69d" officeooo:paragraph-rsid="0005e69d" fo:background-color="#ffffff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5eded" officeooo:paragraph-rsid="0005eded" fo:background-color="#ffffff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5eded" officeooo:paragraph-rsid="001f4b29" fo:background-color="#ffffff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5eded" officeooo:paragraph-rsid="0021125c" fo:background-color="#ffffff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5eded" officeooo:paragraph-rsid="0022e45f" fo:background-color="#ffffff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5eded" officeooo:paragraph-rsid="00244768" fo:background-color="#ffffff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5eded" officeooo:paragraph-rsid="002a5e03" fo:background-color="#ffffff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5eded" officeooo:paragraph-rsid="002cab38" fo:background-color="#ffffff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05eded" officeooo:paragraph-rsid="002eccfa" fo:background-color="#ffffff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1dad54" officeooo:paragraph-rsid="001dad54" fo:background-color="#ffffff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1dad54" officeooo:paragraph-rsid="001f4b29" fo:background-color="#ffffff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1dad54" officeooo:paragraph-rsid="0021125c" fo:background-color="#ffffff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1dad54" officeooo:paragraph-rsid="0022e45f" fo:background-color="#ffffff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1dad54" officeooo:paragraph-rsid="00244768" fo:background-color="#ffffff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1dad54" officeooo:paragraph-rsid="002a5e03" fo:background-color="#ffffff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1dad54" officeooo:paragraph-rsid="002cab38" fo:background-color="#ffffff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1dad54" officeooo:paragraph-rsid="002eccfa" fo:background-color="#ffffff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1e37f3" officeooo:paragraph-rsid="001e37f3" fo:background-color="#ffffff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normal" officeooo:rsid="001e37f3" officeooo:paragraph-rsid="0021125c" fo:background-color="#ffffff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rsid="001e37f3" officeooo:paragraph-rsid="001e37f3" fo:background-color="#ffffff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rsid="001e37f3" officeooo:paragraph-rsid="001f4b29" fo:background-color="#ffffff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rsid="001e37f3" officeooo:paragraph-rsid="0021125c" fo:background-color="#ffffff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rsid="001e37f3" officeooo:paragraph-rsid="0022e45f" fo:background-color="#ffffff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rsid="001e37f3" officeooo:paragraph-rsid="00244768" fo:background-color="#ffffff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rsid="001e37f3" officeooo:paragraph-rsid="002a5e03" fo:background-color="#ffffff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rsid="001e37f3" officeooo:paragraph-rsid="002cab38" fo:background-color="#ffffff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rsid="001e37f3" officeooo:paragraph-rsid="002eccfa" fo:background-color="#ffffff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fo:color="#000000" style:font-name="Liberation Serif" fo:font-size="14pt" fo:font-weight="normal" officeooo:paragraph-rsid="0005e69d" fo:background-color="#ffffff" style:font-size-asian="14pt" style:font-size-complex="14pt"/>
    </style:style>
    <style:style style:name="P11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bold" officeooo:rsid="000ae9e8" officeooo:paragraph-rsid="00055fc7" fo:background-color="#ffffff" style:font-size-asian="14pt" style:font-weight-asian="bold" style:font-size-complex="14pt" style:font-weight-complex="bold"/>
    </style:style>
    <style:style style:name="P11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weight="bold" officeooo:rsid="00055fc7" officeooo:paragraph-rsid="00055fc7" fo:background-color="#ffffff" style:font-size-asian="14pt" style:font-weight-asian="bold" style:font-size-complex="14pt" style:font-weight-complex="bold"/>
    </style:style>
    <style:style style:name="P11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color="#000000" style:font-name="Liberation Serif" fo:font-size="14pt" fo:font-weight="bold" officeooo:rsid="0005eded" officeooo:paragraph-rsid="0005eded" fo:background-color="#ffffff" style:font-size-asian="14pt" style:font-weight-asian="bold" style:font-size-complex="14pt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font-style="italic" fo:font-weight="normal" officeooo:rsid="001e37f3" officeooo:paragraph-rsid="001f4b29" fo:background-color="#ffffff" style:font-size-asian="14pt" style:font-style-asian="italic" style:font-weight-asian="normal" style:font-size-complex="14pt" style:font-style-complex="italic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language="en" fo:country="US" fo:font-style="italic" fo:font-weight="normal" officeooo:rsid="001e37f3" officeooo:paragraph-rsid="0022e45f" fo:background-color="#ffffff" style:font-size-asian="14pt" style:font-style-asian="italic" style:font-weight-asian="normal" style:font-size-complex="14pt" style:font-style-complex="italic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language="en" fo:country="US" fo:font-style="italic" fo:font-weight="normal" officeooo:rsid="001e37f3" officeooo:paragraph-rsid="00244768" fo:background-color="#ffffff" style:font-size-asian="14pt" style:font-style-asian="italic" style:font-weight-asian="normal" style:font-size-complex="14pt" style:font-style-complex="italic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language="en" fo:country="US" fo:font-style="italic" fo:font-weight="normal" officeooo:rsid="001e37f3" officeooo:paragraph-rsid="002a5e03" fo:background-color="#ffffff" style:font-size-asian="14pt" style:font-style-asian="italic" style:font-weight-asian="normal" style:font-size-complex="14pt" style:font-style-complex="italic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language="en" fo:country="US" fo:font-style="normal" fo:font-weight="normal" officeooo:rsid="001e37f3" officeooo:paragraph-rsid="002cab38" fo:background-color="#ffffff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fo:color="#000000" style:font-name="Liberation Serif" fo:font-size="14pt" fo:language="en" fo:country="US" fo:font-style="normal" fo:font-weight="normal" officeooo:rsid="001e37f3" officeooo:paragraph-rsid="002eccfa" fo:background-color="#ffffff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fo:color="#000000" style:font-name="Liberation Serif" fo:font-size="14pt" fo:font-weight="normal" officeooo:rsid="000ae9e8" officeooo:paragraph-rsid="00055fc7" fo:background-color="#ffffff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style:line-height-at-least="0.503cm"/>
      <style:text-properties fo:color="#6a9955" style:font-name="Liberation Serif" fo:font-size="14pt" fo:font-weight="normal" fo:background-color="#1e1e1e" style:font-size-asian="14pt" style:font-size-complex="14pt"/>
    </style:style>
    <style:style style:name="P127" style:family="paragraph" style:parent-style-name="Standard">
      <style:paragraph-properties style:line-height-at-least="0.503cm"/>
      <style:text-properties fo:color="#6a9955" style:font-name="Liberation Serif" fo:font-size="14pt" fo:background-color="#1e1e1e" style:font-size-asian="14pt" style:font-size-complex="14pt"/>
    </style:style>
    <style:style style:name="P128" style:family="paragraph" style:parent-style-name="Standard">
      <style:text-properties fo:color="#000000" style:font-name="Liberation Serif" fo:font-size="14pt" fo:font-style="italic" fo:font-weight="normal" officeooo:rsid="00090718" officeooo:paragraph-rsid="00090718" fo:background-color="#ffffff" style:font-size-asian="14pt" style:font-style-asian="italic" style:font-weight-asian="normal" style:font-size-complex="14pt" style:font-style-complex="italic" style:font-weight-complex="normal"/>
    </style:style>
    <style:style style:name="P129" style:family="paragraph" style:parent-style-name="Standard">
      <style:paragraph-properties style:line-height-at-least="0.503cm"/>
      <style:text-properties fo:color="#000000" style:font-name="Liberation Serif" fo:font-size="14pt" fo:font-style="italic" fo:font-weight="normal" officeooo:rsid="000b91e9" officeooo:paragraph-rsid="000b91e9" fo:background-color="#ffffff" style:font-size-asian="14pt" style:font-style-asian="italic" style:font-weight-asian="normal" style:font-size-complex="14pt" style:font-style-complex="italic" style:font-weight-complex="normal"/>
    </style:style>
    <style:style style:name="P130" style:family="paragraph" style:parent-style-name="Standard">
      <style:paragraph-properties style:line-height-at-least="0.503cm" fo:text-align="start" style:justify-single-word="false"/>
      <style:text-properties fo:color="#000000" style:font-name="Liberation Serif" fo:font-size="14pt" fo:font-style="italic" fo:font-weight="normal" officeooo:rsid="000b91e9" officeooo:paragraph-rsid="000b91e9" fo:background-color="#ffffff" style:font-size-asian="14pt" style:font-style-asian="italic" style:font-size-complex="14pt" style:font-style-complex="italic"/>
    </style:style>
    <style:style style:name="P131" style:family="paragraph" style:parent-style-name="Standard">
      <style:paragraph-properties style:line-height-at-least="0.503cm"/>
      <style:text-properties fo:color="#000000" style:font-name="Liberation Serif" fo:font-size="14pt" fo:font-style="italic" fo:font-weight="bold" officeooo:rsid="000b91e9" officeooo:paragraph-rsid="000b91e9" fo:background-color="#ffffff" style:font-size-asian="14pt" style:font-style-asian="italic" style:font-weight-asian="bold" style:font-size-complex="14pt" style:font-style-complex="italic" style:font-weight-complex="bold"/>
    </style:style>
    <style:style style:name="P132" style:family="paragraph" style:parent-style-name="Standard">
      <style:text-properties fo:color="#000000" style:font-name="Liberation Serif" fo:font-size="14pt" fo:font-weight="normal" officeooo:rsid="0005eded" officeooo:paragraph-rsid="0005eded" fo:background-color="#ffffff" style:font-size-asian="14pt" style:font-weight-asian="normal" style:font-size-complex="14pt" style:font-weight-complex="normal"/>
    </style:style>
    <style:style style:name="P133" style:family="paragraph" style:parent-style-name="Standard">
      <style:text-properties fo:color="#000000" style:font-name="Liberation Serif" fo:font-size="14pt" fo:font-weight="normal" officeooo:rsid="00090718" officeooo:paragraph-rsid="00090718" fo:background-color="#ffffff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style:line-height-at-least="0.503cm" fo:text-align="start" style:justify-single-word="false"/>
      <style:text-properties fo:color="#000000" style:font-name="Liberation Serif" fo:font-size="14pt" fo:font-weight="normal" officeooo:rsid="000b91e9" officeooo:paragraph-rsid="000b91e9" fo:background-color="#ffffff" style:font-size-asian="14pt" style:font-size-complex="14pt"/>
    </style:style>
    <style:style style:name="P135" style:family="paragraph" style:parent-style-name="Standard">
      <style:paragraph-properties style:line-height-at-least="0.503cm" fo:text-align="start" style:justify-single-word="false"/>
      <style:text-properties fo:color="#000000" style:font-name="Liberation Serif" fo:font-size="14pt" fo:font-weight="normal" officeooo:paragraph-rsid="000b91e9" fo:background-color="#ffffff" style:font-size-asian="14pt" style:font-size-complex="14pt"/>
    </style:style>
    <style:style style:name="P136" style:family="paragraph" style:parent-style-name="Standard">
      <style:text-properties fo:color="#000000" style:font-name="Liberation Serif" fo:font-size="14pt" officeooo:paragraph-rsid="0005eded" fo:background-color="#ffffff" style:font-size-asian="14pt" style:font-size-complex="14pt"/>
    </style:style>
    <style:style style:name="P137" style:family="paragraph" style:parent-style-name="Standard">
      <style:text-properties fo:color="#000000" style:font-name="Liberation Serif" fo:font-size="14pt" officeooo:paragraph-rsid="00090718" fo:background-color="#ffffff" style:font-size-asian="14pt" style:font-size-complex="14pt"/>
    </style:style>
    <style:style style:name="P138" style:family="paragraph" style:parent-style-name="Standard">
      <style:text-properties fo:color="#000000" style:font-name="Liberation Serif" fo:font-size="14pt" officeooo:paragraph-rsid="000b91e9" fo:background-color="#ffffff" style:font-size-asian="14pt" style:font-size-complex="14pt"/>
    </style:style>
    <style:style style:name="P139" style:family="paragraph" style:parent-style-name="Standard">
      <style:text-properties fo:color="#000000" style:font-name="Liberation Serif" fo:font-size="14pt" fo:font-weight="bold" officeooo:paragraph-rsid="0005eded" fo:background-color="#ffffff" style:font-size-asian="14pt" style:font-weight-asian="bold" style:font-size-complex="14pt" style:font-weight-complex="bold"/>
    </style:style>
    <style:style style:name="P140" style:family="paragraph" style:parent-style-name="Standard">
      <style:text-properties fo:color="#000000" style:font-name="Liberation Serif" fo:font-size="14pt" fo:font-weight="bold" officeooo:rsid="00090718" officeooo:paragraph-rsid="00090718" fo:background-color="#ffffff" style:font-size-asian="14pt" style:font-weight-asian="bold" style:font-size-complex="14pt" style:font-weight-complex="bold"/>
    </style:style>
    <style:style style:name="P141" style:family="paragraph" style:parent-style-name="Standard">
      <style:paragraph-properties style:line-height-at-least="0.503cm"/>
      <style:text-properties fo:color="#000000" style:font-name="Liberation Serif" fo:font-size="14pt" fo:font-style="normal" fo:font-weight="bold" officeooo:rsid="000b91e9" officeooo:paragraph-rsid="000b91e9" fo:background-color="#ffffff" style:font-size-asian="14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>
      <style:paragraph-properties style:line-height-at-least="0.503cm" fo:text-align="start" style:justify-single-word="false"/>
      <style:text-properties fo:color="#000000" style:font-name="Liberation Serif" fo:font-size="14pt" fo:font-style="normal" fo:font-weight="bold" officeooo:rsid="000b91e9" officeooo:paragraph-rsid="000b91e9" fo:background-color="#ffffff" style:font-size-asian="14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text-properties fo:color="#000000" style:font-name="Liberation Serif" fo:font-size="14pt" fo:font-style="normal" fo:font-weight="normal" officeooo:rsid="000b91e9" officeooo:paragraph-rsid="000b91e9" fo:background-color="#ffffff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style:paragraph-properties style:line-height-at-least="0.503cm"/>
      <style:text-properties fo:color="#000000" style:font-name="Liberation Serif" fo:font-size="14pt" fo:language="en" fo:country="US" fo:font-style="italic" fo:font-weight="normal" officeooo:rsid="000e6f60" fo:background-color="#ffffff" style:font-size-asian="14pt" style:font-style-asian="italic" style:font-weight-asian="normal" style:font-size-complex="14pt" style:font-style-complex="italic" style:font-weight-complex="normal"/>
    </style:style>
    <style:style style:name="P145" style:family="paragraph" style:parent-style-name="Standard">
      <style:text-properties officeooo:paragraph-rsid="000b91e9"/>
    </style:style>
    <style:style style:name="P146" style:family="paragraph" style:parent-style-name="Standard">
      <style:text-properties style:font-name="Liberation Serif" fo:font-size="14pt" officeooo:paragraph-rsid="000b91e9" style:font-size-asian="14pt" style:font-size-complex="14pt"/>
    </style:style>
    <style:style style:name="P147" style:family="paragraph" style:parent-style-name="Standard">
      <style:paragraph-properties style:line-height-at-least="0.503cm"/>
      <style:text-properties style:font-name="Liberation Serif" fo:font-size="14pt" style:font-size-asian="14pt" style:font-size-complex="14pt"/>
    </style:style>
    <style:style style:name="P148" style:family="paragraph" style:parent-style-name="Standard">
      <style:text-properties style:font-name="Liberation Serif" fo:font-size="14pt" officeooo:paragraph-rsid="000c5893" style:font-size-asian="14pt" style:font-size-complex="14pt"/>
    </style:style>
    <style:style style:name="P149" style:family="paragraph" style:parent-style-name="Standard">
      <style:text-properties style:font-name="Liberation Serif" fo:font-size="14pt" officeooo:paragraph-rsid="000d29ad" style:font-size-asian="14pt" style:font-size-complex="14pt"/>
    </style:style>
    <style:style style:name="P150" style:family="paragraph" style:parent-style-name="Standard">
      <style:text-properties style:font-name="Liberation Serif" fo:font-size="14pt" officeooo:paragraph-rsid="000e6f60" style:font-size-asian="14pt" style:font-size-complex="14pt"/>
    </style:style>
    <style:style style:name="P151" style:family="paragraph" style:parent-style-name="Standard">
      <style:text-properties style:font-name="Liberation Serif" fo:font-size="14pt" officeooo:paragraph-rsid="000f3b33" style:font-size-asian="14pt" style:font-size-complex="14pt"/>
    </style:style>
    <style:style style:name="P152" style:family="paragraph" style:parent-style-name="Standard">
      <style:text-properties style:font-name="Liberation Serif" fo:font-size="14pt" officeooo:paragraph-rsid="00128cca" style:font-size-asian="14pt" style:font-size-complex="14pt"/>
    </style:style>
    <style:style style:name="P153" style:family="paragraph" style:parent-style-name="Standard">
      <style:text-properties style:font-name="Liberation Serif" fo:font-size="14pt" officeooo:paragraph-rsid="0015c511" style:font-size-asian="14pt" style:font-size-complex="14pt"/>
    </style:style>
    <style:style style:name="P154" style:family="paragraph" style:parent-style-name="Standard">
      <style:text-properties style:font-name="Liberation Serif" fo:font-size="14pt" officeooo:paragraph-rsid="00190135" style:font-size-asian="14pt" style:font-size-complex="14pt"/>
    </style:style>
    <style:style style:name="P155" style:family="paragraph" style:parent-style-name="Standard">
      <style:text-properties style:font-name="Liberation Serif" fo:font-size="14pt" fo:language="en" fo:country="US" officeooo:paragraph-rsid="000c5893" style:font-size-asian="14pt" style:font-size-complex="14pt"/>
    </style:style>
    <style:style style:name="P156" style:family="paragraph" style:parent-style-name="Standard">
      <style:text-properties style:font-name="Liberation Serif" fo:font-size="14pt" fo:language="en" fo:country="US" officeooo:paragraph-rsid="000e6f60" style:font-size-asian="14pt" style:font-size-complex="14pt"/>
    </style:style>
    <style:style style:name="P157" style:family="paragraph" style:parent-style-name="Standard">
      <style:text-properties style:font-name="Liberation Serif" fo:font-size="14pt" fo:language="en" fo:country="US" officeooo:paragraph-rsid="000f3b33" style:font-size-asian="14pt" style:font-size-complex="14pt"/>
    </style:style>
    <style:style style:name="P158" style:family="paragraph" style:parent-style-name="Standard">
      <style:text-properties style:font-name="Liberation Serif" fo:font-size="14pt" fo:language="en" fo:country="US" officeooo:paragraph-rsid="00128cca" style:font-size-asian="14pt" style:font-size-complex="14pt"/>
    </style:style>
    <style:style style:name="P159" style:family="paragraph" style:parent-style-name="Standard">
      <style:text-properties style:font-name="Liberation Serif" fo:font-size="14pt" fo:language="en" fo:country="US" officeooo:paragraph-rsid="0015c511" style:font-size-asian="14pt" style:font-size-complex="14pt"/>
    </style:style>
    <style:style style:name="P160" style:family="paragraph" style:parent-style-name="Standard">
      <style:text-properties style:font-name="Liberation Serif" fo:font-size="14pt" fo:language="en" fo:country="US" officeooo:paragraph-rsid="00190135" style:font-size-asian="14pt" style:font-size-complex="14pt"/>
    </style:style>
    <style:style style:name="P161" style:family="paragraph" style:parent-style-name="Standard">
      <style:text-properties style:font-name="Liberation Serif" fo:font-size="14pt" fo:font-style="normal" officeooo:paragraph-rsid="00152f5b" style:font-size-asian="14pt" style:font-style-asian="normal" style:font-size-complex="14pt" style:font-style-complex="normal"/>
    </style:style>
    <style:style style:name="P162" style:family="paragraph" style:parent-style-name="Standard">
      <style:text-properties style:font-name="Liberation Serif" fo:font-size="14pt" fo:font-style="normal" officeooo:paragraph-rsid="00190135" style:font-size-asian="14pt" style:font-style-asian="normal" style:font-size-complex="14pt" style:font-style-complex="normal"/>
    </style:style>
    <style:style style:name="P163" style:family="paragraph" style:parent-style-name="Standard">
      <style:text-properties officeooo:paragraph-rsid="000c5893"/>
    </style:style>
    <style:style style:name="P164" style:family="paragraph" style:parent-style-name="Standard">
      <style:text-properties officeooo:paragraph-rsid="000e6f60"/>
    </style:style>
    <style:style style:name="P165" style:family="paragraph" style:parent-style-name="Standard">
      <style:text-properties officeooo:paragraph-rsid="000f3b33"/>
    </style:style>
    <style:style style:name="P166" style:family="paragraph" style:parent-style-name="Standard">
      <style:text-properties officeooo:paragraph-rsid="00128cca"/>
    </style:style>
    <style:style style:name="P167" style:family="paragraph" style:parent-style-name="Standard">
      <style:text-properties officeooo:paragraph-rsid="0015c511"/>
    </style:style>
    <style:style style:name="P168" style:family="paragraph" style:parent-style-name="Standard">
      <style:text-properties officeooo:paragraph-rsid="00190135"/>
    </style:style>
    <style:style style:name="P169" style:family="paragraph" style:parent-style-name="Standard">
      <style:text-properties fo:color="#333333" style:font-name="Liberation Serif" fo:font-size="12pt" fo:font-style="italic" fo:font-weight="normal" officeooo:rsid="00090718" officeooo:paragraph-rsid="00090718" fo:background-color="#ffffff" style:font-size-asian="12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text-properties fo:color="#333333" style:font-name="Liberation Serif" fo:font-size="12pt" fo:font-style="italic" fo:font-weight="normal" officeooo:rsid="000a3701" officeooo:paragraph-rsid="000a3701" fo:background-color="#ffffff" style:font-size-asian="12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paragraph-properties style:line-height-at-least="0.503cm"/>
      <style:text-properties fo:color="#333333" style:font-name="Liberation Serif" fo:font-size="12pt" fo:font-style="italic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style:line-height-at-least="0.503cm"/>
      <style:text-properties fo:color="#333333" style:font-name="Liberation Serif" fo:font-size="12pt" fo:font-style="italic" fo:font-weight="normal" officeooo:paragraph-rsid="001f4b29" fo:background-color="#ffffff" style:font-size-asian="12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paragraph-properties style:line-height-at-least="0.503cm"/>
      <style:text-properties fo:color="#333333" style:font-name="Liberation Serif" fo:font-size="12pt" fo:font-style="italic" fo:font-weight="normal" officeooo:rsid="000af630" officeooo:paragraph-rsid="000af630" fo:background-color="#ffffff" style:font-size-asian="12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text-properties fo:color="#333333" style:font-name="Liberation Serif" fo:font-size="12pt" fo:font-style="italic" fo:font-weight="normal" officeooo:rsid="000b91e9" officeooo:paragraph-rsid="000b91e9" fo:background-color="#ffffff" style:font-size-asian="12pt" style:font-style-asian="italic" style:font-weight-asian="normal" style:font-size-complex="12pt" style:font-style-complex="italic" style:font-weight-complex="normal"/>
    </style:style>
    <style:style style:name="P175" style:family="paragraph" style:parent-style-name="Standard">
      <style:paragraph-properties style:line-height-at-least="0.503cm"/>
      <style:text-properties fo:color="#333333" style:font-name="Liberation Serif" fo:font-size="12pt" fo:font-style="italic" fo:font-weight="normal" fo:background-color="#ffffff" style:font-size-asian="12pt" style:font-style-asian="italic" style:font-size-complex="12pt" style:font-style-complex="italic"/>
    </style:style>
    <style:style style:name="P176" style:family="paragraph" style:parent-style-name="Standard">
      <style:paragraph-properties style:line-height-at-least="0.503cm"/>
      <style:text-properties fo:color="#333333" style:font-name="Liberation Serif" fo:font-size="12pt" fo:font-style="italic" fo:background-color="#ffffff" style:font-size-asian="12pt" style:font-style-asian="italic" style:font-size-complex="12pt" style:font-style-complex="italic"/>
    </style:style>
    <style:style style:name="P177" style:family="paragraph" style:parent-style-name="Standard">
      <style:paragraph-properties style:line-height-at-least="0.503cm"/>
      <style:text-properties fo:color="#333333" style:font-name="Liberation Serif" fo:font-size="12pt" fo:font-weight="normal" fo:background-color="#ffffff" style:font-size-asian="12pt" style:font-size-complex="12pt"/>
    </style:style>
    <style:style style:name="P178" style:family="paragraph" style:parent-style-name="Standard">
      <style:paragraph-properties style:line-height-at-least="0.503cm"/>
      <style:text-properties fo:color="#333333" style:font-name="Liberation Serif" fo:font-size="12pt" fo:font-weight="normal" officeooo:rsid="0013e8c7" fo:background-color="#ffffff" style:font-size-asian="12pt" style:font-size-complex="12pt"/>
    </style:style>
    <style:style style:name="P179" style:family="paragraph" style:parent-style-name="Standard">
      <style:paragraph-properties style:line-height-at-least="0.503cm"/>
      <style:text-properties fo:color="#333333" style:font-name="Liberation Serif" fo:font-size="12pt" fo:background-color="#ffffff" style:font-size-asian="12pt" style:font-size-complex="12pt"/>
    </style:style>
    <style:style style:name="P180" style:family="paragraph" style:parent-style-name="Standard">
      <style:paragraph-properties style:line-height-at-least="0.503cm"/>
      <style:text-properties fo:color="#333333" style:font-name="Liberation Serif" fo:font-size="12pt" officeooo:rsid="00128cca" fo:background-color="#ffffff" style:font-size-asian="12pt" style:font-size-complex="12pt"/>
    </style:style>
    <style:style style:name="P181" style:family="paragraph" style:parent-style-name="Standard">
      <style:paragraph-properties style:line-height-at-least="0.503cm"/>
      <style:text-properties fo:color="#333333" style:font-name="Liberation Serif" fo:font-size="14pt" fo:font-weight="normal" fo:background-color="#ffffff" style:font-size-asian="14pt" style:font-size-complex="14pt"/>
    </style:style>
    <style:style style:name="P182" style:family="paragraph" style:parent-style-name="Standard">
      <style:paragraph-properties style:line-height-at-least="0.503cm"/>
      <style:text-properties fo:color="#333333" style:font-name="Liberation Serif" fo:font-size="14pt" fo:background-color="#ffffff" style:font-size-asian="14pt" style:font-size-complex="14pt"/>
    </style:style>
    <style:style style:name="P183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Liberation Serif" fo:font-size="14pt" fo:font-weight="normal" fo:background-color="#1e1e1e" style:font-size-asian="14pt" style:font-size-complex="14pt"/>
    </style:style>
    <style:style style:name="P184" style:family="paragraph" style:parent-style-name="Standard">
      <style:paragraph-properties fo:margin-top="0cm" fo:margin-bottom="0.499cm" loext:contextual-spacing="false" style:line-height-at-least="0.503cm"/>
      <style:text-properties fo:color="#333333" style:font-name="Liberation Serif" fo:font-size="12pt" fo:font-style="italic" fo:font-weight="normal" fo:background-color="#ffffff" style:font-size-asian="12pt" style:font-style-asian="italic" style:font-size-complex="12pt" style:font-style-complex="italic"/>
    </style:style>
    <style:style style:name="P185" style:family="paragraph" style:parent-style-name="Standard">
      <style:paragraph-properties fo:margin-top="0cm" fo:margin-bottom="0.499cm" loext:contextual-spacing="false" style:line-height-at-least="0.503cm"/>
      <style:text-properties fo:color="#333333" style:font-name="Liberation Serif" fo:font-size="12pt" fo:font-style="italic" fo:background-color="#ffffff" style:font-size-asian="12pt" style:font-style-asian="italic" style:font-size-complex="12pt" style:font-style-complex="italic"/>
    </style:style>
    <style:style style:name="P186" style:family="paragraph" style:parent-style-name="Standard">
      <style:paragraph-properties fo:margin-top="0cm" fo:margin-bottom="0.499cm" loext:contextual-spacing="false" style:line-height-at-least="0.503cm"/>
      <style:text-properties fo:color="#333333" style:font-name="Liberation Serif" fo:font-size="12pt" fo:font-weight="normal" fo:background-color="#ffffff" style:font-size-asian="12pt" style:font-size-complex="12pt"/>
    </style:style>
    <style:style style:name="P187" style:family="paragraph" style:parent-style-name="Standard">
      <style:paragraph-properties fo:margin-top="0cm" fo:margin-bottom="0.499cm" loext:contextual-spacing="false" style:line-height-at-least="0.503cm"/>
      <style:text-properties fo:color="#333333" style:font-name="Liberation Serif" fo:font-size="12pt" fo:background-color="#ffffff" style:font-size-asian="12pt" style:font-size-complex="12pt"/>
    </style:style>
    <style:style style:name="P188" style:family="paragraph" style:parent-style-name="Standard">
      <style:paragraph-properties fo:margin-top="0cm" fo:margin-bottom="0.499cm" loext:contextual-spacing="false" style:line-height-at-least="0.503cm"/>
      <style:text-properties fo:color="#333333" style:font-name="Liberation Serif" fo:font-size="14pt" fo:font-weight="normal" fo:background-color="#ffffff" style:font-size-asian="14pt" style:font-size-complex="14pt"/>
    </style:style>
    <style:style style:name="P189" style:family="paragraph" style:parent-style-name="Standard">
      <style:paragraph-properties fo:margin-top="0cm" fo:margin-bottom="0.499cm" loext:contextual-spacing="false" style:line-height-at-least="0.503cm"/>
      <style:text-properties fo:color="#333333" style:font-name="Liberation Serif" fo:font-size="14pt" fo:background-color="#ffffff" style:font-size-asian="14pt" style:font-size-complex="14pt"/>
    </style:style>
    <style:style style:name="P190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normal" officeooo:rsid="000b91e9" officeooo:paragraph-rsid="000c5893" fo:background-color="#ffffff" style:font-size-asian="14pt" style:font-style-asian="italic" style:font-weight-asian="normal" style:font-size-complex="14pt" style:font-style-complex="italic" style:font-weight-complex="normal"/>
    </style:style>
    <style:style style:name="P191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normal" officeooo:rsid="000c5893" officeooo:paragraph-rsid="000c5893" fo:background-color="#ffffff" style:font-size-asian="14pt" style:font-style-asian="italic" style:font-weight-asian="normal" style:font-size-complex="14pt" style:font-style-complex="italic" style:font-weight-complex="normal"/>
    </style:style>
    <style:style style:name="P192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normal" officeooo:rsid="000d29ad" officeooo:paragraph-rsid="000d29ad" fo:background-color="#ffffff" style:font-size-asian="14pt" style:font-style-asian="italic" style:font-weight-asian="normal" style:font-size-complex="14pt" style:font-style-complex="italic" style:font-weight-complex="normal"/>
    </style:style>
    <style:style style:name="P193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italic" fo:font-weight="bold" officeooo:rsid="000c5893" officeooo:paragraph-rsid="000c5893" fo:background-color="#ffffff" style:font-size-asian="14pt" style:font-style-asian="italic" style:font-weight-asian="bold" style:font-size-complex="14pt" style:font-style-complex="italic" style:font-weight-complex="bold"/>
    </style:style>
    <style:style style:name="P194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0c5893" officeooo:paragraph-rsid="000c5893" fo:background-color="#ffffff" style:font-size-asian="14pt" style:font-style-asian="normal" style:font-weight-asian="bold" style:font-size-complex="14pt" style:font-style-complex="normal" style:font-weight-complex="bold"/>
    </style:style>
    <style:style style:name="P195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4pt" fo:language="en" fo:country="US" fo:font-style="normal" fo:font-weight="bold" officeooo:rsid="000d29ad" officeooo:paragraph-rsid="000d29ad" fo:background-color="#ffffff" style:font-size-asian="14pt" style:font-style-asian="normal" style:font-weight-asian="bold" style:font-size-complex="14pt" style:font-style-complex="normal" style:font-weight-complex="bold"/>
    </style:style>
    <style:style style:name="P196" style:family="paragraph" style:parent-style-name="Standard">
      <style:paragraph-properties fo:margin-left="0cm" fo:margin-right="0cm" fo:text-indent="0cm" style:auto-text-indent="false"/>
      <style:text-properties fo:color="#6a9955" style:font-name="Liberation Serif" fo:font-size="14pt" fo:language="en" fo:country="US" fo:font-style="italic" fo:font-weight="normal" officeooo:rsid="0015c511" officeooo:paragraph-rsid="0015c511" fo:background-color="#1e1e1e" style:font-size-asian="14pt" style:font-style-asian="italic" style:font-weight-asian="normal" style:font-size-complex="14pt" style:font-style-complex="italic" style:font-weight-complex="normal"/>
    </style:style>
    <style:style style:name="P197" style:family="paragraph" style:parent-style-name="Standard">
      <style:paragraph-properties fo:margin-left="0cm" fo:margin-right="0cm" fo:text-indent="0cm" style:auto-text-indent="false"/>
      <style:text-properties fo:color="#333333" style:font-name="Liberation Serif" fo:font-size="12pt" fo:language="en" fo:country="US" fo:font-style="italic" fo:font-weight="normal" officeooo:rsid="000c5893" officeooo:paragraph-rsid="000c5893" fo:background-color="#ffffff" style:font-size-asian="12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>
      <style:paragraph-properties fo:margin-left="0cm" fo:margin-right="0cm" fo:text-indent="0cm" style:auto-text-indent="false"/>
      <style:text-properties fo:color="#333333" style:font-name="Liberation Serif" fo:font-size="12pt" fo:language="en" fo:country="US" fo:font-style="italic" fo:font-weight="normal" officeooo:rsid="00100e3a" officeooo:paragraph-rsid="00100e3a" fo:background-color="#ffffff" style:font-size-asian="12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paragraph-properties fo:margin-left="0cm" fo:margin-right="0cm" fo:text-indent="0cm" style:auto-text-indent="false"/>
      <style:text-properties fo:color="#333333" style:font-name="Liberation Serif" fo:font-size="12pt" fo:language="en" fo:country="US" fo:font-style="italic" fo:font-weight="normal" officeooo:rsid="00128cca" officeooo:paragraph-rsid="00128cca" fo:background-color="#ffffff" style:font-size-asian="12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paragraph-properties fo:margin-left="0cm" fo:margin-right="0cm" fo:text-indent="0cm" style:auto-text-indent="false"/>
      <style:text-properties fo:color="#333333" style:font-name="Liberation Serif" fo:font-size="12pt" fo:language="en" fo:country="US" fo:font-style="italic" fo:font-weight="normal" officeooo:rsid="0015c511" officeooo:paragraph-rsid="0015c511" fo:background-color="#ffffff" style:font-size-asian="12pt" style:font-style-asian="italic" style:font-weight-asian="normal" style:font-size-complex="12pt" style:font-style-complex="italic" style:font-weight-complex="normal"/>
    </style:style>
    <style:style style:name="P201" style:family="paragraph" style:parent-style-name="Standard">
      <style:paragraph-properties fo:margin-left="0cm" fo:margin-right="0cm" fo:text-indent="0cm" style:auto-text-indent="false"/>
      <style:text-properties fo:color="#333333" style:font-name="Liberation Serif" fo:font-size="12pt" fo:language="en" fo:country="US" fo:font-style="italic" fo:font-weight="normal" officeooo:rsid="00190135" officeooo:paragraph-rsid="00190135" fo:background-color="#ffffff" style:font-size-asian="12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paragraph-properties fo:margin-left="0cm" fo:margin-right="0cm" fo:text-indent="0cm" style:auto-text-indent="false"/>
      <style:text-properties fo:color="#333333" style:font-name="Liberation Serif" fo:font-size="14pt" fo:language="en" fo:country="US" fo:font-style="italic" fo:font-weight="normal" officeooo:rsid="000e6f60" officeooo:paragraph-rsid="000e6f60" fo:background-color="#ffffff" style:font-size-asian="14pt" style:font-style-asian="italic" style:font-weight-asian="normal" style:font-size-complex="14pt" style:font-style-complex="italic" style:font-weight-complex="normal"/>
    </style:style>
    <style:style style:name="P203" style:family="paragraph" style:parent-style-name="Standard">
      <style:paragraph-properties fo:margin-left="0cm" fo:margin-right="0cm" fo:text-indent="0cm" style:auto-text-indent="false" fo:break-before="page"/>
      <style:text-properties fo:color="#333333" style:font-name="Liberation Serif" fo:font-size="12pt" fo:language="en" fo:country="US" fo:font-style="italic" fo:font-weight="normal" officeooo:rsid="000c5893" officeooo:paragraph-rsid="000c5893" fo:background-color="#ffffff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222cb2"/>
    </style:style>
    <style:style style:name="T2" style:family="text">
      <style:text-properties officeooo:rsid="00055fc7"/>
    </style:style>
    <style:style style:name="T3" style:family="text">
      <style:text-properties officeooo:rsid="0005e69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style:font-name-complex="Courier New2"/>
    </style:style>
    <style:style style:name="T7" style:family="text">
      <style:text-properties fo:language="en" fo:country="US" fo:font-style="normal" officeooo:rsid="0015c511" style:font-style-asian="normal" style:font-weight-asian="bold" style:font-style-complex="normal" style:font-weight-complex="bold" fo:background-color="#ffffff"/>
    </style:style>
    <style:style style:name="T8" style:family="text">
      <style:text-properties fo:font-weight="normal"/>
    </style:style>
    <style:style style:name="T9" style:family="text">
      <style:text-properties officeooo:rsid="00087269"/>
    </style:style>
    <style:style style:name="T10" style:family="text">
      <style:text-properties fo:color="#c586c0"/>
    </style:style>
    <style:style style:name="T11" style:family="text">
      <style:text-properties fo:color="#569cd6"/>
    </style:style>
    <style:style style:name="T12" style:family="text">
      <style:text-properties fo:color="#ce9178"/>
    </style:style>
    <style:style style:name="T13" style:family="text">
      <style:text-properties fo:color="#dcdcaa"/>
    </style:style>
    <style:style style:name="T14" style:family="text">
      <style:text-properties fo:color="#b5cea8"/>
    </style:style>
    <style:style style:name="T15" style:family="text">
      <style:text-properties fo:color="#4ec9b0"/>
    </style:style>
    <style:style style:name="T16" style:family="text">
      <style:text-properties fo:color="#9cdcfe"/>
    </style:style>
    <style:style style:name="T17" style:family="text">
      <style:text-properties fo:color="#6a9955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b91e9" style:font-style-asian="italic" style:font-style-complex="italic"/>
    </style:style>
    <style:style style:name="T22" style:family="text">
      <style:text-properties style:font-name="Liberation Serif" fo:font-size="14pt" style:font-size-asian="14pt" style:font-size-complex="14pt"/>
    </style:style>
    <style:style style:name="T23" style:family="text">
      <style:text-properties style:font-name="Liberation Serif" fo:font-size="14pt" officeooo:rsid="001a5f0f" style:font-size-asian="14pt" style:font-size-complex="14pt"/>
    </style:style>
    <style:style style:name="T24" style:family="text">
      <style:text-properties style:font-name="Liberation Serif" fo:font-size="14pt" officeooo:rsid="001c690f" style:font-size-asian="14pt" style:font-size-complex="14pt"/>
    </style:style>
    <style:style style:name="T25" style:family="text">
      <style:text-properties style:font-name="Liberation Serif" fo:font-size="14pt" officeooo:rsid="0030a68d" style:font-size-asian="14pt" style:font-size-complex="14pt"/>
    </style:style>
    <style:style style:name="T26" style:family="text">
      <style:text-properties style:font-name="Liberation Serif" fo:font-size="14pt" fo:language="en" fo:country="US" style:font-size-asian="14pt" style:font-size-complex="14pt"/>
    </style:style>
    <style:style style:name="T27" style:family="text">
      <style:text-properties style:font-name="Liberation Serif" fo:font-size="14pt" fo:font-weight="bold" style:font-size-asian="14pt" style:font-weight-asian="bold" style:font-size-complex="14pt"/>
    </style:style>
    <style:style style:name="T28" style:family="text">
      <style:text-properties style:font-name="Liberation Serif" fo:font-size="14pt" fo:font-weight="normal" officeooo:rsid="001c690f" style:font-size-asian="14pt" style:font-weight-asian="normal" style:font-size-complex="14pt" style:font-weight-complex="normal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officeooo:rsid="0005e69d" style:font-weight-asian="normal" style:font-weight-complex="normal"/>
    </style:style>
    <style:style style:name="T31" style:family="text">
      <style:text-properties officeooo:rsid="000be4e3" style:font-weight-asian="normal" style:font-weight-complex="normal"/>
    </style:style>
    <style:style style:name="T32" style:family="text">
      <style:text-properties fo:color="#000000" style:font-name="Liberation Serif" fo:font-size="14pt" fo:language="en" fo:country="US" fo:background-color="#ffffff" loext:char-shading-value="0" style:font-size-asian="14pt" style:font-size-complex="14pt"/>
    </style:style>
    <style:style style:name="T33" style:family="text">
      <style:text-properties fo:color="#000000" style:font-name="Liberation Serif" fo:font-size="14pt" fo:font-weight="bold" fo:background-color="#ffffff" loext:char-shading-value="0" style:font-size-asian="14pt" style:font-weight-asian="bold" style:font-size-complex="14pt"/>
    </style:style>
    <style:style style:name="T34" style:family="text">
      <style:text-properties fo:color="#000000" style:font-name="Liberation Serif" fo:font-size="14pt" fo:background-color="#ffffff" loext:char-shading-value="0" style:font-size-asian="14pt" style:font-size-complex="14pt"/>
    </style:style>
    <style:style style:name="T35" style:family="text">
      <style:text-properties fo:color="#000000" fo:font-style="italic" fo:font-weight="normal" officeooo:rsid="000b91e9" fo:background-color="#ffffff" loext:char-shading-value="0" style:font-style-asian="italic" style:font-weight-asian="normal" style:font-style-complex="italic" style:font-weight-complex="normal"/>
    </style:style>
    <style:style style:name="T36" style:family="text">
      <style:text-properties fo:color="#000000" fo:language="en" fo:country="US" fo:font-style="normal" fo:font-weight="normal" officeooo:rsid="000d29ad" fo:background-color="#ffffff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000000" fo:language="en" fo:country="US" fo:font-style="normal" fo:font-weight="normal" officeooo:rsid="000e6f60" fo:background-color="#ffffff" loext:char-shading-value="0" style:font-style-asian="normal" style:font-weight-asian="normal" style:font-style-complex="normal" style:font-weight-complex="normal"/>
    </style:style>
    <style:style style:name="T38" style:family="text">
      <style:text-properties fo:color="#000000" fo:language="en" fo:country="US" fo:font-style="normal" fo:font-weight="normal" officeooo:rsid="00128cca" fo:background-color="#ffffff" loext:char-shading-value="0" style:font-style-asian="normal" style:font-weight-asian="normal" style:font-style-complex="normal" style:font-weight-complex="normal"/>
    </style:style>
    <style:style style:name="T39" style:family="text">
      <style:text-properties fo:color="#000000" fo:language="en" fo:country="US" fo:font-style="normal" fo:font-weight="normal" officeooo:rsid="00152f5b" fo:background-color="#ffffff" loext:char-shading-value="0" style:font-style-asian="normal" style:font-weight-asian="normal" style:font-style-complex="normal" style:font-weight-complex="normal"/>
    </style:style>
    <style:style style:name="T40" style:family="text">
      <style:text-properties fo:color="#000000" fo:language="en" fo:country="US" fo:font-style="normal" fo:font-weight="normal" officeooo:rsid="00190135" fo:background-color="#ffffff" loext:char-shading-value="0" style:font-style-asian="normal" style:font-weight-asian="normal" style:font-style-complex="normal" style:font-weight-complex="normal"/>
    </style:style>
    <style:style style:name="T41" style:family="text">
      <style:text-properties fo:color="#000000" fo:language="en" fo:country="US" fo:font-style="normal" officeooo:rsid="00128cca" fo:background-color="#ffffff" loext:char-shading-value="0" style:font-style-asian="normal" style:font-style-complex="normal"/>
    </style:style>
    <style:style style:name="T42" style:family="text">
      <style:text-properties fo:color="#000000" fo:language="en" fo:country="US" fo:font-style="normal" fo:background-color="#ffffff" loext:char-shading-value="0" style:font-style-asian="normal" style:font-style-complex="normal"/>
    </style:style>
    <style:style style:name="T43" style:family="text">
      <style:text-properties fo:color="#000000" fo:language="en" fo:country="US" fo:font-style="italic" fo:font-weight="normal" officeooo:rsid="000d29ad" fo:background-color="#ffffff" loext:char-shading-value="0" style:font-style-asian="italic" style:font-weight-asian="normal" style:font-style-complex="italic" style:font-weight-complex="normal"/>
    </style:style>
    <style:style style:name="T44" style:family="text">
      <style:text-properties fo:color="#000000" fo:language="en" fo:country="US" fo:font-weight="normal" officeooo:rsid="00152f5b" fo:background-color="#ffffff" loext:char-shading-value="0" style:font-weight-asian="normal" style:font-weight-complex="normal"/>
    </style:style>
    <style:style style:name="T45" style:family="text">
      <style:text-properties loext:char-shading-value="0" fo:background-color="#ffff00"/>
    </style:style>
    <style:style style:name="T46" style:family="text">
      <style:text-properties fo:background-color="#ffffff" loext:char-shading-value="0"/>
    </style:style>
    <style:style style:name="T47" style:family="text">
      <style:text-properties fo:language="en" fo:country="GB"/>
    </style:style>
    <style:style style:name="T48" style:family="text">
      <style:text-properties fo:background-color="#ffff00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0c903b" style:font-style-asian="normal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officeooo:rsid="001e37f3"/>
    </style:style>
    <style:style style:name="T53" style:family="text">
      <style:text-properties officeooo:rsid="001f4b29"/>
    </style:style>
    <style:style style:name="T54" style:family="text">
      <style:text-properties officeooo:rsid="0020e411"/>
    </style:style>
    <style:style style:name="T55" style:family="text">
      <style:text-properties officeooo:rsid="0021125c"/>
    </style:style>
    <style:style style:name="T56" style:family="text">
      <style:text-properties officeooo:rsid="0022e45f"/>
    </style:style>
    <style:style style:name="T57" style:family="text">
      <style:text-properties officeooo:rsid="00234f30"/>
    </style:style>
    <style:style style:name="T58" style:family="text">
      <style:text-properties officeooo:rsid="002577bf"/>
    </style:style>
    <style:style style:name="T59" style:family="text">
      <style:text-properties officeooo:rsid="0026a712"/>
    </style:style>
    <style:style style:name="T60" style:family="text">
      <style:text-properties officeooo:rsid="002a5e03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color="#333333" fo:font-size="12pt" style:font-size-asian="12pt" style:font-size-complex="12pt"/>
    </style:style>
    <style:style style:name="T63" style:family="text">
      <style:text-properties fo:color="#333333" fo:font-size="12pt" fo:background-color="#ffffff" loext:char-shading-value="0" style:font-size-asian="12pt" style:font-size-complex="12pt"/>
    </style:style>
    <style:style style:name="T64" style:family="text">
      <style:text-properties fo:color="#333333" fo:font-size="12pt" fo:background-color="#ffffff" loext:char-shading-value="0" style:font-size-asian="12pt" style:font-size-complex="12pt"/>
    </style:style>
    <style:style style:name="T65" style:family="text">
      <style:text-properties officeooo:rsid="002ecc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Министерство образования и науки Российской Федерации</text:p>
      <text:p text:style-name="P84">Федеральное государственное бюджетное образовательное учреждение высшего образования </text:p>
      <text:p text:style-name="P116">Московский авиационный и<text:span text:style-name="T1">н</text:span>ститут </text:p>
      <text:p text:style-name="P116">(национальный исследовательский университет)</text:p>
      <text:p text:style-name="P116"/>
      <text:p text:style-name="P84">Факультет № 8</text:p>
      <text:p text:style-name="P84">«Информационные технологии и прикладная математика»</text:p>
      <text:p text:style-name="P84">Кафедра №806</text:p>
      <text:p text:style-name="P84">«Вычислительная математика и программирование»</text:p>
      <text:p text:style-name="P84"/>
      <text:p text:style-name="P117">Лабораторные работы №1 - №8</text:p>
      <text:p text:style-name="P85">по курсу </text:p>
      <text:p text:style-name="P85">“Объектно-ориентированное программирование”</text:p>
      <text:p text:style-name="P86"/>
      <text:p text:style-name="P86"/>
      <text:p text:style-name="P86"/>
      <text:p text:style-name="P87">Работу выполнил студент <text:span text:style-name="T2">2</text:span> курса <text:s text:c="5"/></text:p>
      <text:p text:style-name="P87">группы 8О-<text:span text:style-name="T2">2</text:span>06Б-17 <text:s text:c="28"/></text:p>
      <text:p text:style-name="P87">Семенов Денис Владиславович <text:s text:c="8"/></text:p>
      <text:p text:style-name="P87"/>
      <text:p text:style-name="P88">Преподаватель: Дзюба Д.В. <text:s text:c="14"/></text:p>
      <text:p text:style-name="P115"><text:span text:style-name="T30">Поповкин А.В. <text:s text:c="4"/></text:span><text:span text:style-name="T29"><text:s/></text:span><text:span text:style-name="T31"><text:s text:c="4"/></text:span></text:p>
      <text:p text:style-name="P88">Дата: <text:s text:c="52"/></text:p>
      <text:p text:style-name="P88">Оценка: <text:s text:c="48"/></text:p>
      <text:p text:style-name="P88">Подпись: <text:s text:c="46"/></text:p>
      <text:p text:style-name="P87"><text:s text:c="4"/></text:p>
      <text:p text:style-name="P87"/>
      <text:p text:style-name="P87"/>
      <text:p text:style-name="P86">Москва-201<text:span text:style-name="T3">8</text:span></text:p>
      <text:p text:style-name="P97"><text:soft-page-break/>Московский Авиационный Институ<text:span text:style-name="T52">т</text:span></text:p>
      <text:p text:style-name="P97">(Национальный Исследовательский Университет)</text:p>
      <text:p text:style-name="P97"/>
      <text:p text:style-name="P97">Кафедра 806 «Вычислительная математика и программирование»</text:p>
      <text:p text:style-name="P97">Факультет «Прикладная математика и физика»</text:p>
      <text:p text:style-name="P97">Дисциплина «Объектно-ориентированное программирование»</text:p>
      <text:p text:style-name="P97"/>
      <text:p text:style-name="P97"/>
      <text:p text:style-name="P97"/>
      <text:p text:style-name="P97"/>
      <text:p text:style-name="P97"/>
      <text:p text:style-name="P97">Лабораторная работа № 1</text:p>
      <text:p text:style-name="P97">по дисциплине «Объектно-ориентированное программирование»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07">Группа М80-206Б-17 <text:s text:c="50"/></text:p>
      <text:p text:style-name="P107">Студент: Семенов Денис Владиславович <text:s text:c="16"/></text:p>
      <text:p text:style-name="P107">Преподаватель: Поповкин Александр Викторович </text:p>
      <text:p text:style-name="P107">Вариант № 16 <text:s text:c="61"/></text:p>
      <text:p text:style-name="P89"/>
      <text:p text:style-name="P89"/>
      <text:p text:style-name="P89"/>
      <text:p text:style-name="P105">Москва 2018</text:p>
      <text:p text:style-name="P118"><text:soft-page-break/>Лабораторная работа № 1</text:p>
      <text:p text:style-name="P89"/>
      <text:p text:style-name="P139">Целью лабораторной работы является:</text:p>
      <text:p text:style-name="P136"/>
      <text:list xml:id="list3568862114385562158" text:style-name="WWNum1">
        <text:list-item>
          <text:p text:style-name="P8">Программирование классов на языке С++</text:p>
        </text:list-item>
        <text:list-item>
          <text:p text:style-name="P8">Управление мятью в языке С++</text:p>
        </text:list-item>
        <text:list-item>
          <text:p text:style-name="P8">Изучение базовых понятий ООП. </text:p>
        </text:list-item>
        <text:list-item>
          <text:p text:style-name="P8">Знакомство с классами в <text:span text:style-name="T4">C</text:span>++. </text:p>
        </text:list-item>
        <text:list-item>
          <text:p text:style-name="P8">Знакомство с перегрузкой операторов.</text:p>
        </text:list-item>
        <text:list-item>
          <text:p text:style-name="P8">Знакомство с дружественными функциями.</text:p>
        </text:list-item>
        <text:list-item>
          <text:p text:style-name="P7">Знакомство с операциями ввода-вывода из стандартных библиотек.</text:p>
          <text:p text:style-name="P7"/>
          <text:p text:style-name="P44">Задание</text:p>
          <text:p text:style-name="P43"/>
        </text:list-item>
      </text:list>
      <text:p text:style-name="P137">Необходимо спроектировать и запрограммировать на языке <text:span text:style-name="T4">C</text:span>++ классы фигур, согласно <text:span text:style-name="T9">вариантов задания</text:span></text:p>
      <text:p text:style-name="P137"/>
      <text:p text:style-name="P136">Классы должны удовлетворять следующим правилам:</text:p>
      <text:list xml:id="list7645525510140033538" text:style-name="WWNum14">
        <text:list-item>
          <text:p text:style-name="P9">Должны иметь общий родительский класс <text:span text:style-name="T4">Figure</text:span>.</text:p>
        </text:list-item>
        <text:list-item>
          <text:p text:style-name="P9">Должны иметь общий виртуальный метод <text:span text:style-name="T4">Print</text:span>, печатающий параметры фигуры и ее тип в стандартный поток вывода <text:span text:style-name="T4">cout</text:span>.</text:p>
        </text:list-item>
        <text:list-item>
          <text:p text:style-name="P9">Должный иметь общий виртуальный метод расчета площади фигуры – <text:span text:style-name="T4">Square</text:span>.</text:p>
        </text:list-item>
        <text:list-item>
          <text:p text:style-name="P9">Должны иметь конструктор, считывающий значения основных параметров фигуры из стандартного потока <text:span text:style-name="T4">cin</text:span>.</text:p>
        </text:list-item>
        <text:list-item>
          <text:p text:style-name="P9">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P136"/>
      <text:p text:style-name="P132">Программа должна позволять вводить фигуру каждого типа с клавиатуры, выводить параметры фигур на экран и их площадь.</text:p>
      <text:p text:style-name="P133"/>
      <text:p text:style-name="P140">Код</text:p>
      <text:p text:style-name="P169"/>
      <text:p text:style-name="P169">Octagon.h</text:p>
      <text:p text:style-name="P169"/>
      <text:p text:style-name="P169">#endif<text:tab/>/* FIGURE_H */</text:p>
      <text:p text:style-name="P169"/>
      <text:p text:style-name="P169">#ifndef OCTAGON_H</text:p>
      <text:p text:style-name="P169">#define<text:tab/>OCTAGON_H</text:p>
      <text:p text:style-name="P169">#include &lt;cstdlib&gt;</text:p>
      <text:p text:style-name="P169">#include &lt;iostream&gt;</text:p>
      <text:p text:style-name="P169">#include "Figure.h"</text:p>
      <text:p text:style-name="P169"/>
      <text:p text:style-name="P169">class Octagon : public Figure{</text:p>
      <text:p text:style-name="P169">public:</text:p>
      <text:p text:style-name="P169"><text:soft-page-break/><text:s text:c="4"/>Octagon();</text:p>
      <text:p text:style-name="P169"><text:s text:c="4"/>Octagon(std::istream &amp;is);</text:p>
      <text:p text:style-name="P169"><text:s text:c="4"/>Octagon(size_t a);</text:p>
      <text:p text:style-name="P169"><text:s text:c="4"/>Octagon(const Octagon&amp; orig);</text:p>
      <text:p text:style-name="P169"><text:s text:c="4"/>double Square() override;</text:p>
      <text:p text:style-name="P169"><text:s text:c="4"/>void <text:s text:c="2"/>Print() override;</text:p>
      <text:p text:style-name="P169"><text:s text:c="4"/>virtual ~Octagon();</text:p>
      <text:p text:style-name="P169">private:</text:p>
      <text:p text:style-name="P169"><text:s text:c="4"/>size_t side_a;</text:p>
      <text:p text:style-name="P169">};</text:p>
      <text:p text:style-name="P169"/>
      <text:p text:style-name="P170">Octagon.cpp</text:p>
      <text:p text:style-name="P169"/>
      <text:p text:style-name="P169">#include "Octagon.h"</text:p>
      <text:p text:style-name="P171">#include &lt;iostream&gt;</text:p>
      <text:p text:style-name="P171">#include &lt;cmath&gt;</text:p>
      <text:p text:style-name="P171">#include &lt;vector&gt;</text:p>
      <text:p text:style-name="P171"/>
      <text:p text:style-name="P171">Octagon::Octagon() : Octagon(0) {</text:p>
      <text:p text:style-name="P171">}</text:p>
      <text:p text:style-name="P171">Octagon::Octagon(size_t a) : </text:p>
      <text:p text:style-name="P171">side_a(a) {</text:p>
      <text:p text:style-name="P171">std::cout &lt;&lt; "Octagon created: " </text:p>
      <text:p text:style-name="P171">&lt;&lt; side_a &lt;&lt; std::endl;</text:p>
      <text:p text:style-name="P172"><text:span text:style-name="T53">}</text:span></text:p>
      <text:p text:style-name="P171">Octagon::Octagon(std::istream &amp;is) {</text:p>
      <text:p text:style-name="P171">is &gt;&gt; side_a;</text:p>
      <text:p text:style-name="P171">std::cout &lt;&lt; "Octagon created" &lt;&lt; side_a &lt;&lt; std::endl;</text:p>
      <text:p text:style-name="P171">}</text:p>
      <text:p text:style-name="P171">Octagon::Octagon(const Octagon&amp; orig) {</text:p>
      <text:p text:style-name="P171">std::cout &lt;&lt; "Octagon copy created" &lt;&lt; std::endl;</text:p>
      <text:p text:style-name="P171">side_a = orig.side_a;</text:p>
      <text:p text:style-name="P171">}</text:p>
      <text:p text:style-name="P171">double Octagon::Square() {</text:p>
      <text:p text:style-name="P171">return 2*side_a*side_a*(1+sqrt(2));</text:p>
      <text:p text:style-name="P171">}</text:p>
      <text:p text:style-name="P171">void Octagon::Print() {</text:p>
      <text:p text:style-name="P171">std::cout &lt;&lt; "side_a=" &lt;&lt; side_a &lt;&lt; std::endl;</text:p>
      <text:p text:style-name="P171"/>
      <text:p text:style-name="P171">}</text:p>
      <text:p text:style-name="P171">Octagon::~Octagon() {</text:p>
      <text:p text:style-name="P171">std::cout &lt;&lt; "Octagon deleted" &lt;&lt; std::endl;</text:p>
      <text:p text:style-name="P171">}</text:p>
      <text:p text:style-name="P171"/>
      <text:p text:style-name="P173">main.cpp</text:p>
      <text:p text:style-name="P171"/>
      <text:p text:style-name="P171">#include &lt;cstdlib&gt;</text:p>
      <text:p text:style-name="P171">#include "Triangle.h"</text:p>
      <text:p text:style-name="P171">#include "Octagon.h"</text:p>
      <text:p text:style-name="P171">#include "Squarefig.h"</text:p>
      <text:p text:style-name="P171">#include "TallocationBlock.h"</text:p>
      <text:p text:style-name="P171"><text:soft-page-break/></text:p>
      <text:p text:style-name="P171">int main(int argc, char** argv) {</text:p>
      <text:p text:style-name="P171">int fig = 5; //1 - triangle, 2 - square, 3 - octagon</text:p>
      <text:p text:style-name="P171">Figure *ptr;</text:p>
      <text:p text:style-name="P171">while(fig != 0){</text:p>
      <text:p text:style-name="P171">std::cout &lt;&lt; "Введите номер фигуры (0 - выход, 1 - треугольник, 2 - квадрат, 3 - восьмиугольник): " &lt;&lt; std::endl;</text:p>
      <text:p text:style-name="P171">std::cin &gt;&gt; fig;</text:p>
      <text:p text:style-name="P171">switch ( fig ) {</text:p>
      <text:p text:style-name="P171">case 1:</text:p>
      <text:p text:style-name="P171">{</text:p>
      <text:p text:style-name="P171">std::cout &lt;&lt; "Введите стороны треугольника" &lt;&lt; std::endl;</text:p>
      <text:p text:style-name="P171">ptr = new Triangle(std::cin);</text:p>
      <text:p text:style-name="P171">break;</text:p>
      <text:p text:style-name="P171">}</text:p>
      <text:p text:style-name="P171">case 2:</text:p>
      <text:p text:style-name="P171">{ </text:p>
      <text:p text:style-name="P171">std::cout &lt;&lt; "Введите сторону квадрата" &lt;&lt; std::endl;</text:p>
      <text:p text:style-name="P171">ptr = new Squarefig(std::cin);</text:p>
      <text:p text:style-name="P171">break;</text:p>
      <text:p text:style-name="P171">}</text:p>
      <text:p text:style-name="P171">case 3:</text:p>
      <text:p text:style-name="P171">{ </text:p>
      <text:p text:style-name="P171">std::cout &lt;&lt; "Введите сторону правильного восьмиугольника" &lt;&lt; std::endl;</text:p>
      <text:p text:style-name="P171">ptr = new Octagon(std::cin);</text:p>
      <text:p text:style-name="P171">break;</text:p>
      <text:p text:style-name="P171">}</text:p>
      <text:p text:style-name="P171">default:</text:p>
      <text:p text:style-name="P171">if(fig != 0) std::cout &lt;&lt; "Number is wrong, try again" &lt;&lt; std::endl;</text:p>
      <text:p text:style-name="P171">}</text:p>
      <text:p text:style-name="P171">if(fig != 0){</text:p>
      <text:p text:style-name="P171">ptr-&gt;Print();</text:p>
      <text:p text:style-name="P171">std::cout &lt;&lt; ptr-&gt;Square() &lt;&lt; std::endl;</text:p>
      <text:p text:style-name="P171">} </text:p>
      <text:p text:style-name="P171">}</text:p>
      <text:p text:style-name="P171">delete ptr;</text:p>
      <text:p text:style-name="P171">return 0;</text:p>
      <text:p text:style-name="P171">}</text:p>
      <text:p text:style-name="P171"/>
      <text:p text:style-name="P141">Вывод</text:p>
      <text:p text:style-name="P129"/>
      <text:p text:style-name="P129">В ходе лабораторной работы я научился программировать классы в с++, а именно их создание, их конструкторы и деструкторы, наследовать классы и научился перегружать операторы и использовать дружественные функции. Изучил основные понятия в ООП: инкапсуляцию, наследование и полиморфизм.</text:p>
      <text:p text:style-name="P129"/>
      <text:p text:style-name="P129"/>
      <text:p text:style-name="P129"/>
      <text:p text:style-name="P129"/>
      <text:p text:style-name="P98"><text:soft-page-break/>Московский Авиационный Институ<text:span text:style-name="T52">т</text:span></text:p>
      <text:p text:style-name="P98">(Национальный Исследовательский Университет)</text:p>
      <text:p text:style-name="P98"/>
      <text:p text:style-name="P98">Кафедра 806 «Вычислительная математика и программирование»</text:p>
      <text:p text:style-name="P98">Факультет «Прикладная математика и физика»</text:p>
      <text:p text:style-name="P98">Дисциплина «Объектно-ориентированное программирование»</text:p>
      <text:p text:style-name="P98"/>
      <text:p text:style-name="P98"/>
      <text:p text:style-name="P98"/>
      <text:p text:style-name="P98"/>
      <text:p text:style-name="P98"/>
      <text:p text:style-name="P98">Лабораторная работа № <text:span text:style-name="T54">2</text:span></text:p>
      <text:p text:style-name="P98">по дисциплине «Объектно-ориентированное программирование»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8">Группа М80-206Б-17 <text:s text:c="50"/></text:p>
      <text:p text:style-name="P108">Студент: Семенов Денис Владиславович <text:s text:c="16"/></text:p>
      <text:p text:style-name="P108">Преподаватель: Поповкин Александр Викторович </text:p>
      <text:p text:style-name="P108">Вариант № 16 <text:s text:c="61"/></text:p>
      <text:p text:style-name="P90"/>
      <text:p text:style-name="P90"/>
      <text:p text:style-name="P90"/>
      <text:p text:style-name="P119">Москва 2018</text:p>
      <text:p text:style-name="P129"><text:soft-page-break/></text:p>
      <text:p text:style-name="P131">Лабораторная работа № 2</text:p>
      <text:p text:style-name="P131"/>
      <text:p text:style-name="P131">Цель работы</text:p>
      <text:p text:style-name="P129"/>
      <text:p text:style-name="P138">Целью лабораторной работы является:</text:p>
      <text:list xml:id="list2445724992850649556" text:style-name="WWNum4">
        <text:list-item>
          <text:p text:style-name="P11">Закрепление навыков работы с классами.</text:p>
        </text:list-item>
        <text:list-item>
          <text:p text:style-name="P11">Создание простых динамических структур данных.</text:p>
        </text:list-item>
        <text:list-item>
          <text:p text:style-name="P4">Работа с объектами, передаваемыми «по значению».</text:p>
        </text:list-item>
      </text:list>
      <text:p text:style-name="P128"/>
      <text:p text:style-name="P143"><text:span text:style-name="T19">Задание</text:span> </text:p>
      <text:p text:style-name="P143"/>
      <text:p text:style-name="P145"><text:span text:style-name="T34">Необходимо спроектировать и запрограммировать на языке </text:span><text:span text:style-name="T32">C</text:span><text:span text:style-name="T34">++ класс-контейнер </text:span><text:a xlink:type="simple" xlink:href="#_Варианты_задания_(структуры" text:style-name="Internet_20_link" text:visited-style-name="Visited_20_Internet_20_Link"><text:span text:style-name="Internet_20_link"><text:span text:style-name="T34">первого уровня</text:span></text:span></text:a><text:span text:style-name="T34">, содержащий </text:span><text:span text:style-name="T33">одну фигуру ( колонка фигура 1),</text:span><text:span text:style-name="T34"> согласно </text:span><text:a xlink:type="simple" xlink:href="#_Варианты_задания_(фигуры)" text:style-name="Internet_20_link" text:visited-style-name="Visited_20_Internet_20_Link"><text:span text:style-name="Internet_20_link"><text:span text:style-name="T34">вариантов задания</text:span></text:span></text:a><text:span text:style-name="T34"> (реализованную в </text:span><text:a xlink:type="simple" xlink:href="#_Лабораторная_работа_№1" text:style-name="Internet_20_link" text:visited-style-name="Visited_20_Internet_20_Link"><text:span text:style-name="Internet_20_link"><text:span text:style-name="T34">ЛР1</text:span></text:span></text:a><text:span text:style-name="T34">).</text:span></text:p>
      <text:p text:style-name="P138">Классы должны удовлетворять следующим правилам:</text:p>
      <text:list xml:id="list134129843147237" text:continue-list="list7645525510140033538" text:style-name="WWNum14">
        <text:list-item>
          <text:p text:style-name="P1"><text:span text:style-name="T34">Требования к классу фигуры аналогичны требованиям из </text:span><text:a xlink:type="simple" xlink:href="#_Задание" text:style-name="Internet_20_link" text:visited-style-name="Visited_20_Internet_20_Link"><text:span text:style-name="Internet_20_link"><text:span text:style-name="T34">лабораторной работы 1</text:span></text:span></text:a><text:span text:style-name="T34">.</text:span></text:p>
        </text:list-item>
        <text:list-item>
          <text:p text:style-name="P10">Классы фигур должны иметь переопределенный оператор вывода в поток <text:span text:style-name="T4">std</text:span>::<text:span text:style-name="T4">ostream</text:span> (&lt;&lt;). Оператор должен распечатывать параметры фигуры (тип фигуры, длины сторон, радиус и т.д).</text:p>
        </text:list-item>
        <text:list-item>
          <text:p text:style-name="P10">Классы фигур должны иметь переопределенный оператор ввода фигуры из потока <text:span text:style-name="T4">std</text:span>::<text:span text:style-name="T4">istream</text:span> (&gt;&gt;). Оператор должен вводить основные параметры фигуры (длины сторон, радиус и т.д).</text:p>
        </text:list-item>
        <text:list-item>
          <text:p text:style-name="P10">Классы фигур должны иметь операторы копирования (=).</text:p>
        </text:list-item>
        <text:list-item>
          <text:p text:style-name="P10">Классы фигур должны иметь операторы сравнения с такими же фигурами (==).</text:p>
        </text:list-item>
        <text:list-item>
          <text:p text:style-name="P10">Класс-контейнер должен соджержать объекты фигур “по значению” <text:span text:style-name="T4">(не по ссылке).</text:span></text:p>
        </text:list-item>
        <text:list-item>
          <text:p text:style-name="P10">Класс-контейнер должен иметь метод по добавлению фигуры в контейнер.</text:p>
        </text:list-item>
        <text:list-item>
          <text:p text:style-name="P10">Класс-контейнер должен иметь методы по получению фигуры из контейнера (опеределяется структурой контейнера).</text:p>
        </text:list-item>
        <text:list-item>
          <text:p text:style-name="P10">Класс-контейнер должен иметь метод по удалению фигуры из контейнера (опеределяется структурой контейнера).</text:p>
        </text:list-item>
        <text:list-item>
          <text:p text:style-name="P10">Класс-контейнер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10">Класс-контейнер должен иметь деструктор, удаляющий все элементы контейнера.</text:p>
        </text:list-item>
        <text:list-item>
          <text:p text:style-name="P10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P138"/>
      <text:p text:style-name="P138"><text:span text:style-name="T4">Нельзя использовать:</text:span></text:p>
      <text:list xml:id="list7318561788311583747" text:style-name="WWNum15">
        <text:list-item>
          <text:p text:style-name="P12"><text:soft-page-break/><text:span text:style-name="T4">Стандартные контейнеры std.</text:span></text:p>
        </text:list-item>
        <text:list-item>
          <text:p text:style-name="P12">Шаблоны (<text:span text:style-name="T4">template).</text:span></text:p>
        </text:list-item>
        <text:list-item>
          <text:p text:style-name="P12">Различные варианты умных указателей (<text:span text:style-name="T4">shared</text:span>_<text:span text:style-name="T4">ptr</text:span>, <text:span text:style-name="T4">weak</text:span>_<text:span text:style-name="T4">ptr</text:span>).</text:p>
        </text:list-item>
      </text:list>
      <text:p text:style-name="P138"/>
      <text:p text:style-name="P138">Программа должна позволять:</text:p>
      <text:list xml:id="list3928780344577187634" text:style-name="WWNum16">
        <text:list-item>
          <text:p text:style-name="P13">Вводить произвольное количество фигур и добавлять их в контейнер.</text:p>
        </text:list-item>
        <text:list-item>
          <text:p text:style-name="P13">Распечатывать содержимое контейнера.</text:p>
        </text:list-item>
        <text:list-item>
          <text:p text:style-name="P5">Удалять фигуры из контейнера.</text:p>
        </text:list-item>
      </text:list>
      <text:p text:style-name="P6"/>
      <text:p text:style-name="P46">Код</text:p>
      <text:p text:style-name="P42"/>
      <text:p text:style-name="P174">#ifndef TNODE_H</text:p>
      <text:p text:style-name="P175">#define TNODE_H</text:p>
      <text:p text:style-name="P176"/>
      <text:p text:style-name="P175">#include "Octagon.h"</text:p>
      <text:p text:style-name="P176"/>
      <text:p text:style-name="P175">class TNode {</text:p>
      <text:p text:style-name="P175">public:</text:p>
      <text:p text:style-name="P175">TNode(const Octagon&amp; oct);</text:p>
      <text:p text:style-name="P175">TNode(const TNode&amp; orig);</text:p>
      <text:p text:style-name="P175">friend std::ostream&amp; operator&lt;&lt;(std::ostream&amp; os, const TNode&amp; obj);</text:p>
      <text:p text:style-name="P175">TNode *Push(Octagon oct, TNode **tree);</text:p>
      <text:p text:style-name="P175">void Print(TNode *tree, int n);</text:p>
      <text:p text:style-name="P175">Octagon GetOctagon() const;</text:p>
      <text:p text:style-name="P175">TNode *GetLeft();</text:p>
      <text:p text:style-name="P175">void SetLeft(TNode *left);</text:p>
      <text:p text:style-name="P175">TNode *GetRight();</text:p>
      <text:p text:style-name="P175">void SetRight(TNode *right);</text:p>
      <text:p text:style-name="P175">~TNode();</text:p>
      <text:p text:style-name="P176"/>
      <text:p text:style-name="P175">private:</text:p>
      <text:p text:style-name="P175">Octagon octagon; </text:p>
      <text:p text:style-name="P175">TNode *left;</text:p>
      <text:p text:style-name="P175">TNode *right;</text:p>
      <text:p text:style-name="P175">};</text:p>
      <text:p text:style-name="P176"/>
      <text:p text:style-name="P175">#endif // TNODE_H</text:p>
      <text:p text:style-name="P42"/>
      <text:p text:style-name="P174">#include "TNode.h"</text:p>
      <text:p text:style-name="P175">#include &lt;iostream&gt;</text:p>
      <text:p text:style-name="P184"><text:line-break/></text:p>
      <text:p text:style-name="P175">TNode::TNode(const Octagon&amp; oct) {</text:p>
      <text:p text:style-name="P175">this-&gt;octagon = oct;</text:p>
      <text:p text:style-name="P175">this-&gt;left = nullptr;</text:p>
      <text:p text:style-name="P175">this-&gt;right = nullptr;</text:p>
      <text:p text:style-name="P175">std::cout &lt;&lt; "Item creaed " &lt;&lt; std::endl;</text:p>
      <text:p text:style-name="P175">}</text:p>
      <text:p text:style-name="P176"><text:soft-page-break/></text:p>
      <text:p text:style-name="P175">TNode::TNode(const TNode&amp; orig) {</text:p>
      <text:p text:style-name="P175">this-&gt;octagon = orig.octagon;</text:p>
      <text:p text:style-name="P175">this-&gt;left = orig.left;</text:p>
      <text:p text:style-name="P175">this-&gt;right = orig.right;</text:p>
      <text:p text:style-name="P175">std::cout &lt;&lt; "Copied " &lt;&lt; std::endl;</text:p>
      <text:p text:style-name="P175">}</text:p>
      <text:p text:style-name="P185"/>
      <text:p text:style-name="P175">Octagon TNode::GetOctagon() const {</text:p>
      <text:p text:style-name="P175">return this-&gt;octagon;</text:p>
      <text:p text:style-name="P175">}</text:p>
      <text:p text:style-name="P176"/>
      <text:p text:style-name="P175">TNode *TNode::GetLeft() {</text:p>
      <text:p text:style-name="P175">return this-&gt;left;</text:p>
      <text:p text:style-name="P175">}</text:p>
      <text:p text:style-name="P175">void TNode::SetLeft(TNode *left) {</text:p>
      <text:p text:style-name="P175">this-&gt;left = left;</text:p>
      <text:p text:style-name="P175">}</text:p>
      <text:p text:style-name="P176"/>
      <text:p text:style-name="P175">TNode *TNode::GetRight() {</text:p>
      <text:p text:style-name="P175">return this-&gt;right;</text:p>
      <text:p text:style-name="P175">}</text:p>
      <text:p text:style-name="P176"/>
      <text:p text:style-name="P175">void TNode::SetRight(TNode *right) {</text:p>
      <text:p text:style-name="P175">this-&gt;right = right;</text:p>
      <text:p text:style-name="P175">}</text:p>
      <text:p text:style-name="P175">/*</text:p>
      <text:p text:style-name="P175">void TNode::Print(TNode *tree, int n) {</text:p>
      <text:p text:style-name="P175">if(tree != nullptr) {</text:p>
      <text:p text:style-name="P175">TNode::Print(GetLeft(), n+1);</text:p>
      <text:p text:style-name="P175">for(int i =0; i &lt; n; i++){</text:p>
      <text:p text:style-name="P175">std::cout &lt;&lt; " ";</text:p>
      <text:p text:style-name="P175">}</text:p>
      <text:p text:style-name="P175">std::cout &lt;&lt; tree &lt;&lt; std::endl;</text:p>
      <text:p text:style-name="P175">TNode::Print(GetRight(), n+1);</text:p>
      <text:p text:style-name="P175">}</text:p>
      <text:p text:style-name="P175">}</text:p>
      <text:p text:style-name="P175">*/</text:p>
      <text:p text:style-name="P176"/>
      <text:p text:style-name="P175">TNode::~TNode() {</text:p>
      <text:p text:style-name="P175">std::cout &lt;&lt; "deleted" &lt;&lt; std::endl;</text:p>
      <text:p text:style-name="P175">if(this-&gt;left != nullptr){</text:p>
      <text:p text:style-name="P175">delete this-&gt;left;</text:p>
      <text:p text:style-name="P175">}</text:p>
      <text:p text:style-name="P175">if(this-&gt;right != nullptr){</text:p>
      <text:p text:style-name="P175">delete this-&gt;right;</text:p>
      <text:p text:style-name="P175">}</text:p>
      <text:p text:style-name="P175">}</text:p>
      <text:p text:style-name="P176"/>
      <text:p text:style-name="P175">std::ostream&amp; operator&lt;&lt;(std::ostream&amp; os, const TNode&amp; obj) {</text:p>
      <text:p text:style-name="P175"><text:soft-page-break/>if(obj.left != nullptr) os &lt;&lt; *obj.left;</text:p>
      <text:p text:style-name="P175">os &lt;&lt; "[" &lt;&lt; obj.octagon &lt;&lt; "]";</text:p>
      <text:p text:style-name="P175">if(obj.right != nullptr) os &lt;&lt; *obj.right;</text:p>
      <text:p text:style-name="P175">return os;</text:p>
      <text:p text:style-name="P175">}</text:p>
      <text:p text:style-name="P42"/>
      <text:p text:style-name="P174">#ifndef TBTREE_H</text:p>
      <text:p text:style-name="P175">#define TBTREE_H </text:p>
      <text:p text:style-name="P176"/>
      <text:p text:style-name="P175">#include "TNode.h"</text:p>
      <text:p text:style-name="P176"/>
      <text:p text:style-name="P175">class TBTree {</text:p>
      <text:p text:style-name="P175">public:</text:p>
      <text:p text:style-name="P175">TBTree();</text:p>
      <text:p text:style-name="P175">TBTree(const TBTree&amp; orig);</text:p>
      <text:p text:style-name="P176"/>
      <text:p text:style-name="P175">void Push(Octagon &amp;octagon);</text:p>
      <text:p text:style-name="P175">bool empty();</text:p>
      <text:p text:style-name="P175">friend std::ostream&amp; operator&lt;&lt;(std::ostream&amp; os, const TBTree&amp; tree);</text:p>
      <text:p text:style-name="P176"/>
      <text:p text:style-name="P175">virtual ~TBTree();</text:p>
      <text:p text:style-name="P176"/>
      <text:p text:style-name="P175">private:</text:p>
      <text:p text:style-name="P175">TNode *root;</text:p>
      <text:p text:style-name="P175">};</text:p>
      <text:p text:style-name="P176"/>
      <text:p text:style-name="P175">/*</text:p>
      <text:p text:style-name="P175">void TNode::Print(TNode *tree, int n) {</text:p>
      <text:p text:style-name="P175">if(tree != nullptr) {</text:p>
      <text:p text:style-name="P175">TNode::Print(GetLeft(tree), n+1);</text:p>
      <text:p text:style-name="P175">for(int i =0; i &lt; n; i++){</text:p>
      <text:p text:style-name="P175">std::cout &lt;&lt; " ";</text:p>
      <text:p text:style-name="P175">}</text:p>
      <text:p text:style-name="P175">std::cout &lt;&lt; tree &lt;&lt; std::endl;</text:p>
      <text:p text:style-name="P175">TNode::Print(GetRight(tree), n+1);</text:p>
      <text:p text:style-name="P175">}</text:p>
      <text:p text:style-name="P175">}*/</text:p>
      <text:p text:style-name="P176"/>
      <text:p text:style-name="P175">#endif //TTREE_H</text:p>
      <text:p text:style-name="P42"/>
      <text:p text:style-name="P174">#include "TBTree.h"</text:p>
      <text:p text:style-name="P176"/>
      <text:p text:style-name="P175">TBTree::TBTree(): root(nullptr) {</text:p>
      <text:p text:style-name="P175">}</text:p>
      <text:p text:style-name="P176"/>
      <text:p text:style-name="P175">TBTree::TBTree(const TBTree&amp; orig) {</text:p>
      <text:p text:style-name="P175">root = orig.root;</text:p>
      <text:p text:style-name="P175">}</text:p>
      <text:p text:style-name="P176"/>
      <text:p text:style-name="P175">std::ostream&amp; operator&lt;&lt;(std::ostream&amp; os, const TBTree&amp; tree){</text:p>
      <text:p text:style-name="P175">if(tree.root == nullptr){</text:p>
      <text:p text:style-name="P175"><text:soft-page-break/>return os;</text:p>
      <text:p text:style-name="P175">}</text:p>
      <text:p text:style-name="P175">os &lt;&lt; *tree.root;</text:p>
      <text:p text:style-name="P176"/>
      <text:p text:style-name="P175">return os;</text:p>
      <text:p text:style-name="P175">}</text:p>
      <text:p text:style-name="P176"/>
      <text:p text:style-name="P175">void TBTree::Push(Octagon &amp;oct) {</text:p>
      <text:p text:style-name="P175">TNode *tmp = this-&gt;root;</text:p>
      <text:p text:style-name="P175">TNode *parent = nullptr;</text:p>
      <text:p text:style-name="P175">while(tmp != nullptr) {</text:p>
      <text:p text:style-name="P175">parent = tmp;</text:p>
      <text:p text:style-name="P175">if (oct.Square() &lt; tmp-&gt;GetOctagon().Square()){</text:p>
      <text:p text:style-name="P175">tmp = tmp-&gt;GetLeft();</text:p>
      <text:p text:style-name="P175">} else if(oct.Square() &gt; tmp-&gt;GetOctagon().Square()) {</text:p>
      <text:p text:style-name="P175">tmp = tmp-&gt;GetRight();</text:p>
      <text:p text:style-name="P175">} else {</text:p>
      <text:p text:style-name="P175">std::cout &lt;&lt; "exists" &lt;&lt; std::endl;</text:p>
      <text:p text:style-name="P175">return;</text:p>
      <text:p text:style-name="P175">}</text:p>
      <text:p text:style-name="P175">}</text:p>
      <text:p text:style-name="P176"/>
      <text:p text:style-name="P175">tmp = new TNode(oct);</text:p>
      <text:p text:style-name="P175">if(this-&gt;root == nullptr) {</text:p>
      <text:p text:style-name="P175">this-&gt;root = tmp;</text:p>
      <text:p text:style-name="P175">} else if(parent-&gt;GetOctagon().Square() &gt;oct.Square()){</text:p>
      <text:p text:style-name="P175">parent-&gt;SetLeft(tmp);</text:p>
      <text:p text:style-name="P175">} else {</text:p>
      <text:p text:style-name="P175">parent-&gt;SetRight(tmp);</text:p>
      <text:p text:style-name="P175">}</text:p>
      <text:p text:style-name="P175">return;</text:p>
      <text:p text:style-name="P175">}</text:p>
      <text:p text:style-name="P176"/>
      <text:p text:style-name="P175">bool TBTree::empty() {</text:p>
      <text:p text:style-name="P175">return root == nullptr;</text:p>
      <text:p text:style-name="P175">}</text:p>
      <text:p text:style-name="P176"/>
      <text:p text:style-name="P175">TBTree::~TBTree() {</text:p>
      <text:p text:style-name="P175">delete this-&gt;root</text:p>
      <text:p text:style-name="P175">}</text:p>
      <text:p text:style-name="P175"/>
      <text:p text:style-name="P130"/>
      <text:p text:style-name="P142">Вывод</text:p>
      <text:p text:style-name="P130"/>
      <text:p text:style-name="P135"><text:span text:style-name="T21">В ходе лабораторной работы работы №2 я научился создавать динамические структуры данных. Научился передавать параметры «по значению»</text:span></text:p>
      <text:p text:style-name="P134"><text:span text:style-name="T20">Научился работе в стиле с++ программирования ( он кардинально отличается от С).</text:span></text:p>
      <text:p text:style-name="P134"><text:span text:style-name="T20"/></text:p>
      <text:p text:style-name="P99"><text:soft-page-break/>Московский Авиационный Институ<text:span text:style-name="T52">т</text:span></text:p>
      <text:p text:style-name="P99">(Национальный Исследовательский Университет)</text:p>
      <text:p text:style-name="P99"/>
      <text:p text:style-name="P99">Кафедра 806 «Вычислительная математика и программирование»</text:p>
      <text:p text:style-name="P99">Факультет «Прикладная математика и физика»</text:p>
      <text:p text:style-name="P99">Дисциплина «Объектно-ориентированное программирование»</text:p>
      <text:p text:style-name="P99"/>
      <text:p text:style-name="P99"/>
      <text:p text:style-name="P99"/>
      <text:p text:style-name="P99"/>
      <text:p text:style-name="P99"/>
      <text:p text:style-name="P99">Лабораторная работа № <text:span text:style-name="T57">3</text:span></text:p>
      <text:p text:style-name="P99">по дисциплине «Объектно-ориентированное программирование»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9">Группа М80-206Б-17 <text:s text:c="50"/></text:p>
      <text:p text:style-name="P109">Студент: Семенов Денис Владиславович <text:s text:c="16"/></text:p>
      <text:p text:style-name="P109">Преподаватель: Поповкин Александр Викторович </text:p>
      <text:p text:style-name="P109">Вариант № 16 <text:s text:c="61"/></text:p>
      <text:p text:style-name="P91"/>
      <text:p text:style-name="P91"/>
      <text:p text:style-name="P91"/>
      <text:p text:style-name="P106"><text:span text:style-name="T20">Москва 2018</text:span></text:p>
      <text:p text:style-name="P74"><text:soft-page-break/>Лабораторная работа №3</text:p>
      <text:p text:style-name="P74"/>
      <text:p text:style-name="P74">Цель работы</text:p>
      <text:p text:style-name="P45"/>
      <text:p text:style-name="P146">Целью лабораторной работы является:</text:p>
      <text:list xml:id="list2521813624290988504" text:style-name="WWNum5">
        <text:list-item>
          <text:p text:style-name="P32">Закрепление навыков работы с классами.</text:p>
        </text:list-item>
        <text:list-item>
          <text:p text:style-name="P32"><text:span text:style-name="T35">Знакомство с умными указателями.</text:span></text:p>
        </text:list-item>
      </text:list>
      <text:p text:style-name="P45"/>
      <text:p text:style-name="P45"><text:span text:style-name="T51">Задание</text:span> </text:p>
      <text:p text:style-name="P45"/>
      <text:p text:style-name="P163"><text:span text:style-name="T22">Необходимо спроектировать и запрограммировать на языке </text:span><text:span text:style-name="T26">C</text:span><text:span text:style-name="T22">++ класс-контейнер </text:span><text:span text:style-name="T23">первого уровня</text:span><text:span text:style-name="T22">, содержащий </text:span><text:span text:style-name="T27">все три</text:span><text:span text:style-name="T22"> фигуры класса фигуры, согласно </text:span><text:span text:style-name="T23">вариантов задания</text:span><text:span text:style-name="T22">.</text:span></text:p>
      <text:p text:style-name="P148">Классы должны удовлетворять следующим правилам:</text:p>
      <text:list xml:id="list134130147693262" text:continue-list="list134129843147237" text:style-name="WWNum14">
        <text:list-item>
          <text:p text:style-name="P2"><text:span text:style-name="T22">Требования к классу фигуры аналогичны требованиям из </text:span><text:span text:style-name="T23">лабораторной работы 1.</text:span></text:p>
        </text:list-item>
        <text:list-item>
          <text:p text:style-name="P14">Класс-контейнер должен соджержать объекты используя <text:span text:style-name="T4">std</text:span>:<text:span text:style-name="T4">shared</text:span>_<text:span text:style-name="T4">ptr</text:span>&lt;…&gt;.</text:p>
        </text:list-item>
        <text:list-item>
          <text:p text:style-name="P14">Класс-контейнер должен иметь метод по добавлению фигуры в контейнер.</text:p>
        </text:list-item>
        <text:list-item>
          <text:p text:style-name="P14">Класс-контейнер должен иметь методы по получению фигуры из контейнера (опеределяется структурой контейнера).</text:p>
        </text:list-item>
        <text:list-item>
          <text:p text:style-name="P14">Класс-контейнер должен иметь метод по удалению фигуры из контейнера (опеределяется структурой контейнера).</text:p>
        </text:list-item>
        <text:list-item>
          <text:p text:style-name="P14">Класс-контейнер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14">Класс-контейнер должен иметь деструктор, удаляющий все элементы контейнера.</text:p>
        </text:list-item>
        <text:list-item>
          <text:p text:style-name="P14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P148"/>
      <text:p text:style-name="P148"><text:span text:style-name="T4">Нельзя использовать:</text:span></text:p>
      <text:list xml:id="list134130730239844" text:continue-list="list7318561788311583747" text:style-name="WWNum15">
        <text:list-item>
          <text:p text:style-name="P16"><text:span text:style-name="T4">Стандартные контейнеры std.</text:span></text:p>
        </text:list-item>
        <text:list-item>
          <text:p text:style-name="P16">Шаблоны (<text:span text:style-name="T4">template).</text:span></text:p>
        </text:list-item>
        <text:list-item>
          <text:p text:style-name="P16">Объекты «по-значению»</text:p>
        </text:list-item>
      </text:list>
      <text:p text:style-name="P155"/>
      <text:p text:style-name="P148">Программа должна позволять:</text:p>
      <text:list xml:id="list134130332768222" text:continue-list="list3928780344577187634" text:style-name="WWNum16">
        <text:list-item>
          <text:p text:style-name="P22">Вводить произвольное количество фигур и добавлять их в контейнер.</text:p>
        </text:list-item>
        <text:list-item>
          <text:p text:style-name="P22">Распечатывать содержимое контейнера.</text:p>
        </text:list-item>
        <text:list-item>
          <text:p text:style-name="P22">Удалять фигуры из контейнера.</text:p>
        </text:list-item>
      </text:list>
      <text:p text:style-name="P190"/>
      <text:p text:style-name="P193">Код</text:p>
      <text:p text:style-name="P197"/>
      <text:p text:style-name="P197">#ifndef TBTREE_H</text:p>
      <text:p text:style-name="P177"><text:soft-page-break/>#define TBTREE_H </text:p>
      <text:p text:style-name="P179"/>
      <text:p text:style-name="P177">#include "TNode.h"</text:p>
      <text:p text:style-name="P177">#include "Figure.h"</text:p>
      <text:p text:style-name="P177">#include &lt;memory&gt;</text:p>
      <text:p text:style-name="P179"/>
      <text:p text:style-name="P177">class TBTree {</text:p>
      <text:p text:style-name="P177">public:</text:p>
      <text:p text:style-name="P177">TBTree();</text:p>
      <text:p text:style-name="P179"/>
      <text:p text:style-name="P177">void Push(std::shared_ptr&lt;Figure&gt; &amp;&amp;fig);</text:p>
      <text:p text:style-name="P177">bool empty();</text:p>
      <text:p text:style-name="P177">friend std::ostream&amp; operator&lt;&lt;(std::ostream&amp; os, const TBTree&amp; tree);</text:p>
      <text:p text:style-name="P179"/>
      <text:p text:style-name="P177">virtual ~TBTree();</text:p>
      <text:p text:style-name="P179"/>
      <text:p text:style-name="P177">private:</text:p>
      <text:p text:style-name="P177">std::shared_ptr&lt;TNode&gt; root;</text:p>
      <text:p text:style-name="P177">};</text:p>
      <text:p text:style-name="P186"><text:line-break/></text:p>
      <text:p text:style-name="P177">#endif //TTREE_H</text:p>
      <text:p text:style-name="P197">#include "TBTree.h"</text:p>
      <text:p text:style-name="P179"/>
      <text:p text:style-name="P177">TBTree::TBTree(): root(nullptr) {</text:p>
      <text:p text:style-name="P177">}</text:p>
      <text:p text:style-name="P179"/>
      <text:p text:style-name="P177">std::ostream&amp; operator&lt;&lt;(std::ostream&amp; os, const TBTree&amp; tree){</text:p>
      <text:p text:style-name="P177">if(tree.root == nullptr){</text:p>
      <text:p text:style-name="P177">return os;</text:p>
      <text:p text:style-name="P177">}</text:p>
      <text:p text:style-name="P177">os &lt;&lt; *tree.root;</text:p>
      <text:p text:style-name="P179"/>
      <text:p text:style-name="P177">return os;</text:p>
      <text:p text:style-name="P177">}</text:p>
      <text:p text:style-name="P179"/>
      <text:p text:style-name="P177">void TBTree::Push(std::shared_ptr&lt;Figure&gt; &amp;&amp;fig) {</text:p>
      <text:p text:style-name="P177">std::shared_ptr&lt;TNode&gt; tmp = this-&gt;root;</text:p>
      <text:p text:style-name="P177">std::shared_ptr&lt;TNode&gt; parent = nullptr;</text:p>
      <text:p text:style-name="P177">while(tmp != nullptr) {</text:p>
      <text:p text:style-name="P177">parent = tmp;</text:p>
      <text:p text:style-name="P177">if (fig-&gt;Square() &lt; tmp-&gt;GetFigure()-&gt;Square()){</text:p>
      <text:p text:style-name="P177">tmp = tmp-&gt;GetLeft();</text:p>
      <text:p text:style-name="P177">} else if(fig-&gt;Square() &gt; tmp-&gt;GetFigure()-&gt;Square()) {</text:p>
      <text:p text:style-name="P177">tmp = tmp-&gt;GetRight();</text:p>
      <text:p text:style-name="P177">} else {</text:p>
      <text:p text:style-name="P177">std::cout &lt;&lt; "exists" &lt;&lt; std::endl;</text:p>
      <text:p text:style-name="P177">return;</text:p>
      <text:p text:style-name="P177">}</text:p>
      <text:p text:style-name="P177">}</text:p>
      <text:p text:style-name="P179"><text:soft-page-break/></text:p>
      <text:p text:style-name="P177">tmp = std::make_shared&lt;TNode&gt;(fig);</text:p>
      <text:p text:style-name="P177">if(this-&gt;root == nullptr) {</text:p>
      <text:p text:style-name="P177">this-&gt;root = tmp;</text:p>
      <text:p text:style-name="P177">} else if(parent-&gt;GetFigure()-&gt;Square() &gt; fig-&gt;Square()){</text:p>
      <text:p text:style-name="P177">parent-&gt;SetLeft(tmp);</text:p>
      <text:p text:style-name="P177">} else {</text:p>
      <text:p text:style-name="P177">parent-&gt;SetRight(tmp);</text:p>
      <text:p text:style-name="P177">}</text:p>
      <text:p text:style-name="P177">return;</text:p>
      <text:p text:style-name="P177">}</text:p>
      <text:p text:style-name="P179"/>
      <text:p text:style-name="P177">bool TBTree::empty() {</text:p>
      <text:p text:style-name="P177">return root == nullptr;</text:p>
      <text:p text:style-name="P177">}</text:p>
      <text:p text:style-name="P179"/>
      <text:p text:style-name="P177">TBTree::~TBTree() {</text:p>
      <text:p text:style-name="P177">}</text:p>
      <text:p text:style-name="P177"/>
      <text:p text:style-name="P197">#ifndef TBTREE_H</text:p>
      <text:p text:style-name="P177">#define TBTREE_H </text:p>
      <text:p text:style-name="P179"/>
      <text:p text:style-name="P177">#include "TNode.h"</text:p>
      <text:p text:style-name="P177">#include "Figure.h"</text:p>
      <text:p text:style-name="P177">#include &lt;memory&gt;</text:p>
      <text:p text:style-name="P179"/>
      <text:p text:style-name="P177">class TBTree {</text:p>
      <text:p text:style-name="P177">public:</text:p>
      <text:p text:style-name="P177">TBTree();</text:p>
      <text:p text:style-name="P179"/>
      <text:p text:style-name="P177">void Push(std::shared_ptr&lt;Figure&gt; &amp;&amp;fig);</text:p>
      <text:p text:style-name="P177">bool empty();</text:p>
      <text:p text:style-name="P177">friend std::ostream&amp; operator&lt;&lt;(std::ostream&amp; os, const TBTree&amp; tree);</text:p>
      <text:p text:style-name="P179"/>
      <text:p text:style-name="P177">virtual ~TBTree();</text:p>
      <text:p text:style-name="P179"/>
      <text:p text:style-name="P177">private:</text:p>
      <text:p text:style-name="P177">std::shared_ptr&lt;TNode&gt; root;</text:p>
      <text:p text:style-name="P177">};</text:p>
      <text:p text:style-name="P186"><text:line-break/></text:p>
      <text:p text:style-name="P177">#endif //TTREE_H</text:p>
      <text:p text:style-name="P197"/>
      <text:p text:style-name="P203">#include "TNode.h"</text:p>
      <text:p text:style-name="P177">#include &lt;iostream&gt;</text:p>
      <text:p text:style-name="P177"/>
      <text:p text:style-name="P177">TNode::TNode(const std::shared_ptr&lt;Figure&gt;&amp; fig) {</text:p>
      <text:p text:style-name="P177">this-&gt;figure = fig;</text:p>
      <text:p text:style-name="P177">this-&gt;left = nullptr;</text:p>
      <text:p text:style-name="P177">this-&gt;right = nullptr;</text:p>
      <text:p text:style-name="P177">std::cout &lt;&lt; "Item creaed " &lt;&lt; std::endl;</text:p>
      <text:p text:style-name="P179"><text:span text:style-name="T8">}</text:span></text:p>
      <text:p text:style-name="P177">st<text:span text:style-name="T55">d</text:span>::shared_ptr&lt;Figure&gt; TNode::GetFigure() {</text:p>
      <text:p text:style-name="P177">return this-&gt;figure;</text:p>
      <text:p text:style-name="P179"><text:span text:style-name="T8">}</text:span></text:p>
      <text:p text:style-name="P177">std::shared_ptr&lt;TNode&gt; TNode::GetLeft() {</text:p>
      <text:p text:style-name="P177">return this-&gt;left;</text:p>
      <text:p text:style-name="P177">}</text:p>
      <text:p text:style-name="P177">void TNode::SetLeft(std::shared_ptr&lt;TNode&gt; left) {</text:p>
      <text:p text:style-name="P177">this-&gt;left = left;</text:p>
      <text:p text:style-name="P179"><text:span text:style-name="T8">}</text:span></text:p>
      <text:p text:style-name="P177">std::shared_ptr&lt;TNode&gt; TNode::GetRight() {</text:p>
      <text:p text:style-name="P177">return this-&gt;right;</text:p>
      <text:p text:style-name="P179"><text:span text:style-name="T8">}</text:span></text:p>
      <text:p text:style-name="P177">void TNode::SetRight(std::shared_ptr&lt;TNode&gt; right) {</text:p>
      <text:p text:style-name="P177">this-&gt;right = right;</text:p>
      <text:p text:style-name="P179"><text:span text:style-name="T8">}</text:span></text:p>
      <text:p text:style-name="P177">TNode::~TNode() {</text:p>
      <text:p text:style-name="P179"><text:span text:style-name="T8">std::cout &lt;&lt; "deleted" &lt;&lt; std::endl;</text:span></text:p>
      <text:p text:style-name="P179"><text:span text:style-name="T8">}</text:span></text:p>
      <text:p text:style-name="P177">std::ostream&amp; operator&lt;&lt;(std::ostream&amp; os, const TNode&amp; obj) {</text:p>
      <text:p text:style-name="P177">if(obj.left != nullptr) std::cout &lt;&lt; *obj.left;</text:p>
      <text:p text:style-name="P177">std::cout &lt;&lt; "[" &lt;&lt; *obj.figure &lt;&lt; "]" &lt;&lt; std::endl;</text:p>
      <text:p text:style-name="P177">if(obj.right != nullptr) std::cout &lt;&lt; *obj.right;</text:p>
      <text:p text:style-name="P177">return os;</text:p>
      <text:p text:style-name="P177">}</text:p>
      <text:p text:style-name="P197"/>
      <text:p text:style-name="P191"/>
      <text:p text:style-name="P191"/>
      <text:p text:style-name="P191"/>
      <text:p text:style-name="P191"/>
      <text:p text:style-name="P191"/>
      <text:p text:style-name="P194">Выводы</text:p>
      <text:p text:style-name="P191"/>
      <text:p text:style-name="P191"><text:span text:style-name="T49">В процессе работы над 3 лабораторной работой я изучил основные приемы работы с умными указателями и закрепил знания при разработке контейнера 1 уровня.</text:span> <text:span text:style-name="T50">А также закрепил навыки работы с классами.</text:span></text:p>
      <text:p text:style-name="P191"/>
      <text:p text:style-name="P191"/>
      <text:p text:style-name="P191"/>
      <text:p text:style-name="P191"/>
      <text:p text:style-name="P191"/>
      <text:p text:style-name="P100"><text:soft-page-break/>Московский Авиационный Институ<text:span text:style-name="T52">т</text:span></text:p>
      <text:p text:style-name="P100">(Национальный Исследовательский Университет)</text:p>
      <text:p text:style-name="P100"/>
      <text:p text:style-name="P100">Кафедра 806 «Вычислительная математика и программирование»</text:p>
      <text:p text:style-name="P100">Факультет «Прикладная математика и физика»</text:p>
      <text:p text:style-name="P100">Дисциплина «Объектно-ориентированное программирование»</text:p>
      <text:p text:style-name="P100"/>
      <text:p text:style-name="P100"/>
      <text:p text:style-name="P100"/>
      <text:p text:style-name="P100"/>
      <text:p text:style-name="P100"/>
      <text:p text:style-name="P100">Лабораторная работа № <text:span text:style-name="T56">4</text:span></text:p>
      <text:p text:style-name="P100">по дисциплине «Объектно-ориентированное программирование»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10">Группа М80-206Б-17 <text:s text:c="50"/></text:p>
      <text:p text:style-name="P110">Студент: Семенов Денис Владиславович <text:s text:c="16"/></text:p>
      <text:p text:style-name="P110">Преподаватель: Поповкин Александр Викторович </text:p>
      <text:p text:style-name="P110">Вариант № 16 <text:s text:c="61"/></text:p>
      <text:p text:style-name="P92"/>
      <text:p text:style-name="P92"/>
      <text:p text:style-name="P92"/>
      <text:p text:style-name="P120">Москва 2018</text:p>
      <text:p text:style-name="P191"><text:soft-page-break/></text:p>
      <text:p text:style-name="P195">Лабораторная работа № 4</text:p>
      <text:p text:style-name="P192"/>
      <text:p text:style-name="P195">Цель работы</text:p>
      <text:p text:style-name="P195"/>
      <text:p text:style-name="P149">Целью лабораторной работы является:</text:p>
      <text:list xml:id="list134131159224214" text:continue-list="list2521813624290988504" text:style-name="WWNum5">
        <text:list-item>
          <text:p text:style-name="P33">Знакомство с шаблонами классов.</text:p>
        </text:list-item>
        <text:list-item>
          <text:p text:style-name="P33"><text:span text:style-name="T36">Построение шаблонов динамических структур данных.</text:span></text:p>
        </text:list-item>
      </text:list>
      <text:p text:style-name="P47"/>
      <text:p text:style-name="P65">Задание</text:p>
      <text:p text:style-name="P47"/>
      <text:p text:style-name="P164"><text:span text:style-name="T22">Необходимо спроектировать и запрограммировать на языке </text:span><text:span text:style-name="T26">C</text:span><text:span text:style-name="T22">++ </text:span><text:span text:style-name="T27">шаблон класса-контейнера </text:span><text:span text:style-name="T28">первого уровня </text:span><text:span text:style-name="T22">, содержащий </text:span><text:span text:style-name="T27">все три</text:span><text:span text:style-name="T22"> фигуры класса фигуры, согласно </text:span><text:span text:style-name="T24">вариантов первого задания</text:span><text:span text:style-name="T22">.</text:span></text:p>
      <text:p text:style-name="P150">Классы должны удовлетворять следующим правилам:</text:p>
      <text:list xml:id="list134129934897062" text:continue-list="list134130147693262" text:style-name="WWNum14">
        <text:list-item>
          <text:p text:style-name="P3"><text:span text:style-name="T22">Требования к классам фигуры аналогичны требованиям </text:span><text:span text:style-name="T24">из лабораторной работы № 1.</text:span></text:p>
        </text:list-item>
        <text:list-item>
          <text:p text:style-name="P15">Шаблон класса-контейнера должен соджержать объекты используя <text:span text:style-name="T4">std</text:span>:<text:span text:style-name="T4">shared</text:span>_<text:span text:style-name="T4">ptr</text:span>&lt;…&gt;.</text:p>
        </text:list-item>
        <text:list-item>
          <text:p text:style-name="P15">Шаблон класса-контейнера должен иметь метод по добавлению фигуры в контейнер.</text:p>
        </text:list-item>
        <text:list-item>
          <text:p text:style-name="P15">Шаблон класса-контейнера должен иметь методы по получению фигуры из контейнера (опеределяется структурой контейнера).</text:p>
        </text:list-item>
        <text:list-item>
          <text:p text:style-name="P15">Шаблон класса-контейнера должен иметь метод по удалению фигуры из контейнера (опеределяется структурой контейнера).</text:p>
        </text:list-item>
        <text:list-item>
          <text:p text:style-name="P15">Шаблон класса-контейнера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15">Шаблон класса-контейнера должен иметь деструктор, удаляющий все элементы контейнера.</text:p>
        </text:list-item>
        <text:list-item>
          <text:p text:style-name="P15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P150"/>
      <text:p text:style-name="P150"><text:span text:style-name="T4">Нельзя использовать:</text:span></text:p>
      <text:list xml:id="list134130199045004" text:continue-list="list134130730239844" text:style-name="WWNum15">
        <text:list-item>
          <text:p text:style-name="P17"><text:span text:style-name="T4">Стандартные контейнеры std.</text:span></text:p>
        </text:list-item>
      </text:list>
      <text:p text:style-name="P156"/>
      <text:p text:style-name="P150">Программа должна позволять:</text:p>
      <text:list xml:id="list134130818042119" text:continue-list="list134130332768222" text:style-name="WWNum16">
        <text:list-item>
          <text:p text:style-name="P23">Вводить произвольное количество фигур и добавлять их в контейнер.</text:p>
        </text:list-item>
        <text:list-item>
          <text:p text:style-name="P28">Распечатывать содержимое контейнера.</text:p>
        </text:list-item>
        <text:list-item>
          <text:p text:style-name="P28"><text:span text:style-name="T43">Удалять фигуры из контейнера.</text:span></text:p>
        </text:list-item>
      </text:list>
      <text:p text:style-name="P66"/>
      <text:p text:style-name="P67">Код </text:p>
      <text:p text:style-name="P78"/>
      <text:p text:style-name="P202">#include &lt;memory&gt;</text:p>
      <text:p text:style-name="P181">#include &lt;cstdlib&gt;</text:p>
      <text:p text:style-name="P181"><text:soft-page-break/>#include &lt;iostream&gt;</text:p>
      <text:p text:style-name="P181">#include &lt;math.h&gt;</text:p>
      <text:p text:style-name="P181">#include "Figure.h"</text:p>
      <text:p text:style-name="P181">#include &lt;cstdlib&gt;</text:p>
      <text:p text:style-name="P188"/>
      <text:p text:style-name="P181">template&lt;class T&gt; class TNode {</text:p>
      <text:p text:style-name="P181">public:</text:p>
      <text:p text:style-name="P181">TNode(const std::shared_ptr&lt;T&gt;&amp; item);</text:p>
      <text:p text:style-name="P181">//TNode(const TNode&amp; orig);</text:p>
      <text:p text:style-name="P181">template&lt;class A&gt; friend std::ostream&amp; operator&lt;&lt;(std::ostream&amp; os, const TNode&lt;T&gt;&amp; obj);</text:p>
      <text:p text:style-name="P181">//std::shared_ptr&lt;TNode&lt;T&gt;&gt; Push(std::shared_ptr&lt;TNode&lt;T&gt;&gt; &amp;node, std::shared_ptr&lt;TNode&lt;T&gt;&gt; *tree);</text:p>
      <text:p text:style-name="P181">//void Print(TNode&lt;T&gt; *tree, int n);</text:p>
      <text:p text:style-name="P181">std::shared_ptr&lt;T&gt; GetItem() const;</text:p>
      <text:p text:style-name="P181">std::shared_ptr&lt;TNode&lt;T&gt;&gt; GetLeft();</text:p>
      <text:p text:style-name="P181">void SetLeft(std::shared_ptr&lt;TNode&lt;T&gt;&gt; left);</text:p>
      <text:p text:style-name="P181">std::shared_ptr&lt;TNode&lt;T&gt;&gt; GetRight();</text:p>
      <text:p text:style-name="P181">void SetRight(std::shared_ptr&lt;TNode&lt;T&gt;&gt; right);</text:p>
      <text:p text:style-name="P182"/>
      <text:p text:style-name="P181">virtual ~TNode();</text:p>
      <text:p text:style-name="P182"/>
      <text:p text:style-name="P181">//private:</text:p>
      <text:p text:style-name="P181">std::shared_ptr&lt;T&gt; item;</text:p>
      <text:p text:style-name="P181">std::shared_ptr&lt;TNode&lt;T&gt;&gt; left;</text:p>
      <text:p text:style-name="P181">std::shared_ptr&lt;TNode&lt;T&gt;&gt; right;</text:p>
      <text:p text:style-name="P181">};</text:p>
      <text:p text:style-name="P181"/>
      <text:p text:style-name="P181">template &lt;class T&gt; TNode&lt;T&gt;::TNode(const std::shared_ptr&lt;T&gt;&amp; item) {</text:p>
      <text:p text:style-name="P181">this-&gt;item = item;</text:p>
      <text:p text:style-name="P181">this-&gt;left = nullptr;</text:p>
      <text:p text:style-name="P181">this-&gt;right = nullptr;</text:p>
      <text:p text:style-name="P181">std::cout &lt;&lt; "Item creaed " &lt;&lt; std::endl;</text:p>
      <text:p text:style-name="P181">}</text:p>
      <text:p text:style-name="P182"/>
      <text:p text:style-name="P181">template &lt;class T&gt; std::shared_ptr&lt;T&gt; TNode&lt;T&gt;::GetItem() const {</text:p>
      <text:p text:style-name="P181">return this-&gt;item;</text:p>
      <text:p text:style-name="P181">}</text:p>
      <text:p text:style-name="P182"/>
      <text:p text:style-name="P181">template &lt;class T&gt; std::shared_ptr&lt;TNode&lt;T&gt;&gt; TNode&lt;T&gt;::GetLeft() {</text:p>
      <text:p text:style-name="P181">return this-&gt;left;</text:p>
      <text:p text:style-name="P181">}</text:p>
      <text:p text:style-name="P181">template &lt;class T&gt; void TNode&lt;T&gt;::SetLeft(std::shared_ptr&lt;TNode&lt;T&gt;&gt; left) {</text:p>
      <text:p text:style-name="P181">this-&gt;left = left;</text:p>
      <text:p text:style-name="P181"><text:soft-page-break/>}</text:p>
      <text:p text:style-name="P182"/>
      <text:p text:style-name="P181">template &lt;class T&gt; std::shared_ptr&lt;TNode&lt;T&gt;&gt; TNode&lt;T&gt;::GetRight() {</text:p>
      <text:p text:style-name="P181">return this-&gt;right;</text:p>
      <text:p text:style-name="P181">}</text:p>
      <text:p text:style-name="P182"/>
      <text:p text:style-name="P181">template &lt;class T&gt; void TNode&lt;T&gt;::SetRight(std::shared_ptr&lt;TNode&lt;T&gt;&gt; right) {</text:p>
      <text:p text:style-name="P181">this-&gt;right = right;</text:p>
      <text:p text:style-name="P181">}</text:p>
      <text:p text:style-name="P189"/>
      <text:p text:style-name="P181">template &lt;class T&gt; TNode&lt;T&gt;::~TNode() {</text:p>
      <text:p text:style-name="P182"/>
      <text:p text:style-name="P181">std::cout &lt;&lt; "deleted" &lt;&lt; std::endl;</text:p>
      <text:p text:style-name="P182"/>
      <text:p text:style-name="P181">}</text:p>
      <text:p text:style-name="P182"/>
      <text:p text:style-name="P181">template &lt;class A&gt; std::ostream&amp; operator&lt;&lt;(std::ostream&amp; os, const TNode&lt;A&gt;&amp; obj) {</text:p>
      <text:p text:style-name="P181">if(obj.left != nullptr) std::cout &lt;&lt; *obj.left;</text:p>
      <text:p text:style-name="P181">std::cout &lt;&lt; "[" &lt;&lt; *obj.item &lt;&lt; "]" &lt;&lt; std::endl;</text:p>
      <text:p text:style-name="P181">if(obj.right != nullptr) std::cout &lt;&lt; *obj.right;</text:p>
      <text:p text:style-name="P181">return os;</text:p>
      <text:p text:style-name="P181">}</text:p>
      <text:p text:style-name="P188"/>
      <text:p text:style-name="P181">template &lt;class T&gt; class TBTree {</text:p>
      <text:p text:style-name="P181">public:</text:p>
      <text:p text:style-name="P181">TBTree();</text:p>
      <text:p text:style-name="P182"/>
      <text:p text:style-name="P181">void Push(std::shared_ptr&lt;T&gt; &amp;&amp;item);</text:p>
      <text:p text:style-name="P181">bool empty();</text:p>
      <text:p text:style-name="P181">template &lt;class A&gt; friend std::ostream&amp; operator&lt;&lt;(std::ostream&amp; os, const TBTree&lt;A&gt;&amp; tree);</text:p>
      <text:p text:style-name="P182"/>
      <text:p text:style-name="P181">virtual ~TBTree();</text:p>
      <text:p text:style-name="P182"/>
      <text:p text:style-name="P181">private:</text:p>
      <text:p text:style-name="P181">std::shared_ptr&lt;TNode&lt;T&gt;&gt; root;</text:p>
      <text:p text:style-name="P181">};</text:p>
      <text:p text:style-name="P188"><text:line-break/></text:p>
      <text:p text:style-name="P181">template &lt;class T&gt; TBTree&lt;T&gt;::TBTree(): root(nullptr) {</text:p>
      <text:p text:style-name="P181">}</text:p>
      <text:p text:style-name="P182"><text:soft-page-break/></text:p>
      <text:p text:style-name="P181">template &lt;class T&gt; std::ostream&amp; operator&lt;&lt;(std::ostream&amp; os, const TBTree&lt;T&gt;&amp; tree){</text:p>
      <text:p text:style-name="P181">if(tree.root == nullptr){</text:p>
      <text:p text:style-name="P181">return os;</text:p>
      <text:p text:style-name="P181">}</text:p>
      <text:p text:style-name="P181">std::cout &lt;&lt; *tree.root;</text:p>
      <text:p text:style-name="P182"/>
      <text:p text:style-name="P181">return os;</text:p>
      <text:p text:style-name="P181">}</text:p>
      <text:p text:style-name="P182"/>
      <text:p text:style-name="P181">template &lt;class T&gt; void TBTree&lt;T&gt;::Push(std::shared_ptr&lt;T&gt; &amp;&amp;fig) {</text:p>
      <text:p text:style-name="P181">std::shared_ptr&lt;TNode&lt;T&gt;&gt; tmp = this-&gt;root;</text:p>
      <text:p text:style-name="P181">std::shared_ptr&lt;TNode&lt;T&gt;&gt; parent = nullptr;</text:p>
      <text:p text:style-name="P181">while(tmp != nullptr) {</text:p>
      <text:p text:style-name="P181">parent = tmp;</text:p>
      <text:p text:style-name="P181">if (fig-&gt;Square() &lt; tmp-&gt;GetItem()-&gt;Square()){</text:p>
      <text:p text:style-name="P181">tmp = tmp-&gt;GetLeft();</text:p>
      <text:p text:style-name="P181">} else if(fig-&gt;Square() &gt; tmp-&gt;GetItem()-&gt;Square()) {</text:p>
      <text:p text:style-name="P181">tmp = tmp-&gt;GetRight();</text:p>
      <text:p text:style-name="P181">} else {</text:p>
      <text:p text:style-name="P181">std::cout &lt;&lt; "exists" &lt;&lt; std::endl;</text:p>
      <text:p text:style-name="P181">return;</text:p>
      <text:p text:style-name="P181">}</text:p>
      <text:p text:style-name="P181">}</text:p>
      <text:p text:style-name="P182"/>
      <text:p text:style-name="P181">tmp = std::make_shared&lt;TNode&lt;T&gt;&gt;(fig);</text:p>
      <text:p text:style-name="P181">if(this-&gt;root == nullptr) {</text:p>
      <text:p text:style-name="P181">this-&gt;root = tmp;</text:p>
      <text:p text:style-name="P181">} else if(parent-&gt;GetItem()-&gt;Square() &gt; fig-&gt;Square()){</text:p>
      <text:p text:style-name="P181">parent-&gt;SetLeft(tmp);</text:p>
      <text:p text:style-name="P181">} else {</text:p>
      <text:p text:style-name="P181">parent-&gt;SetRight(tmp);</text:p>
      <text:p text:style-name="P181">}</text:p>
      <text:p text:style-name="P181">return;</text:p>
      <text:p text:style-name="P181">}</text:p>
      <text:p text:style-name="P182"/>
      <text:p text:style-name="P181">template &lt;class T&gt; bool TBTree&lt;T&gt;::empty() {</text:p>
      <text:p text:style-name="P181">return root == nullptr;</text:p>
      <text:p text:style-name="P181">}</text:p>
      <text:p text:style-name="P189"/>
      <text:p text:style-name="P181">template &lt;class T&gt; TBTree&lt;T&gt;::~TBTree() {</text:p>
      <text:p text:style-name="P181">}</text:p>
      <text:p text:style-name="P188"/>
      <text:p text:style-name="P78"><text:soft-page-break/></text:p>
      <text:p text:style-name="P202">#include &lt;cstdlib&gt;</text:p>
      <text:p text:style-name="P181">#include &lt;iostream&gt;</text:p>
      <text:p text:style-name="P181">#include &lt;memory&gt;</text:p>
      <text:p text:style-name="P189"/>
      <text:p text:style-name="P181">#include "Triangle.h"</text:p>
      <text:p text:style-name="P181">#include "Octagon.h"</text:p>
      <text:p text:style-name="P181">#include "Squarefig.h"</text:p>
      <text:p text:style-name="P182"/>
      <text:p text:style-name="P181">#include "TBTree.h"</text:p>
      <text:p text:style-name="P189"/>
      <text:p text:style-name="P181">int main(int argc, char const *argv[])</text:p>
      <text:p text:style-name="P181">{</text:p>
      <text:p text:style-name="P181">TBTree&lt;Triangle&gt; ttree;</text:p>
      <text:p text:style-name="P181">ttree.Push(std::shared_ptr&lt;Triangle&gt;(new Triangle(1,1,1)));</text:p>
      <text:p text:style-name="P181">ttree.Push(std::shared_ptr&lt;Triangle&gt;(new Triangle(2,2,2)));</text:p>
      <text:p text:style-name="P181">ttree.Push(std::shared_ptr&lt;Triangle&gt;(new Triangle(3,3,3)));</text:p>
      <text:p text:style-name="P181">std::cout &lt;&lt; ttree &lt;&lt; std::endl;</text:p>
      <text:p text:style-name="P182"/>
      <text:p text:style-name="P181">TBTree&lt;Octagon&gt; otree;</text:p>
      <text:p text:style-name="P181">otree.Push(std::shared_ptr&lt;Octagon&gt;(new Octagon(1)));</text:p>
      <text:p text:style-name="P181">otree.Push(std::shared_ptr&lt;Octagon&gt;(new Octagon(2)));</text:p>
      <text:p text:style-name="P181">otree.Push(std::shared_ptr&lt;Octagon&gt;(new Octagon(3)));</text:p>
      <text:p text:style-name="P181">std::cout &lt;&lt; otree &lt;&lt; std::endl;</text:p>
      <text:p text:style-name="P182"/>
      <text:p text:style-name="P181">TBTree&lt;Squarefig&gt; stree;</text:p>
      <text:p text:style-name="P181">stree.Push(std::shared_ptr&lt;Squarefig&gt;(new Squarefig(4)));</text:p>
      <text:p text:style-name="P181">stree.Push(std::shared_ptr&lt;Squarefig&gt;(new Squarefig(5)));</text:p>
      <text:p text:style-name="P181">stree.Push(std::shared_ptr&lt;Squarefig&gt;(new Squarefig(6)));</text:p>
      <text:p text:style-name="P181">std::cout &lt;&lt; stree &lt;&lt; std::endl;</text:p>
      <text:p text:style-name="P181"/>
      <text:p text:style-name="P181">return 0;</text:p>
      <text:p text:style-name="P181">}</text:p>
      <text:p text:style-name="P144"/>
      <text:p text:style-name="P48"/>
      <text:p text:style-name="P48">Вывод</text:p>
      <text:p text:style-name="P48"/>
      <text:p text:style-name="P48">В данной лабораторной работе я освоил навыки работы с шаблонами классов</text:p>
      <text:p text:style-name="P48">И сумел написать бинарное дерево на шаблонах.</text:p>
      <text:p text:style-name="P48"/>
      <text:p text:style-name="P48"/>
      <text:p text:style-name="P48"/>
      <text:p text:style-name="P48"/>
      <text:p text:style-name="P101"><text:soft-page-break/>Московский Авиационный Институ<text:span text:style-name="T52">т</text:span></text:p>
      <text:p text:style-name="P101">(Национальный Исследовательский Университет)</text:p>
      <text:p text:style-name="P101"/>
      <text:p text:style-name="P101">Кафедра 806 «Вычислительная математика и программирование»</text:p>
      <text:p text:style-name="P101">Факультет «Прикладная математика и физика»</text:p>
      <text:p text:style-name="P101">Дисциплина «Объектно-ориентированное программирование»</text:p>
      <text:p text:style-name="P101"/>
      <text:p text:style-name="P101"/>
      <text:p text:style-name="P101"/>
      <text:p text:style-name="P101"/>
      <text:p text:style-name="P101"/>
      <text:p text:style-name="P101">Лабораторная работа № <text:span text:style-name="T58">5</text:span></text:p>
      <text:p text:style-name="P101">по дисциплине «Объектно-ориентированное программирование»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11">Группа М80-206Б-17 <text:s text:c="50"/></text:p>
      <text:p text:style-name="P111">Студент: Семенов Денис Владиславович <text:s text:c="16"/></text:p>
      <text:p text:style-name="P111">Преподаватель: Поповкин Александр Викторович </text:p>
      <text:p text:style-name="P111">Вариант № 16 <text:s text:c="61"/></text:p>
      <text:p text:style-name="P93"/>
      <text:p text:style-name="P93"/>
      <text:p text:style-name="P93"/>
      <text:p text:style-name="P121">Москва 201<text:span text:style-name="T59">8</text:span></text:p>
      <text:p text:style-name="P67"><text:soft-page-break/>Лабораторная работа № 5</text:p>
      <text:p text:style-name="P67"/>
      <text:p text:style-name="P67">Цель работы </text:p>
      <text:p text:style-name="P48"/>
      <text:p text:style-name="P150">Целью лабораторной работы является:</text:p>
      <text:list xml:id="list5271963762116182134" text:style-name="WWNum7">
        <text:list-item>
          <text:p text:style-name="P36">Закрепление навыков работы с шаблонами классов.</text:p>
        </text:list-item>
        <text:list-item>
          <text:p text:style-name="P36"><text:span text:style-name="T37">Построение итераторов для динамических структур данных.</text:span></text:p>
        </text:list-item>
      </text:list>
      <text:p text:style-name="P57"/>
      <text:p text:style-name="P67">Задание </text:p>
      <text:p text:style-name="P48"/>
      <text:p text:style-name="P165"><text:span text:style-name="T22">Используя структуры данных, разработанные для предыдущей лабораторной работы спроектировать и разработать Итератор для динамической структуры данных.</text:span></text:p>
      <text:p text:style-name="P151"/>
      <text:p text:style-name="P165"><text:span text:style-name="T22">Итератор должен быть разработан в виде шаблона и должен уметь работать со всеми типами фигур.</text:span></text:p>
      <text:p text:style-name="P151"/>
      <text:p text:style-name="P151">Итератор должен позволять использовать структуру данных в операторах типа <text:span text:style-name="T4">for</text:span>. Например<text:span text:style-name="T47">:</text:span></text:p>
      <text:p text:style-name="P151"><text:span text:style-name="T6">for(auto i : stack) <text:s/>std::cout &lt;&lt; *i &lt;&lt; std::endl;</text:span></text:p>
      <text:p text:style-name="P157"/>
      <text:p text:style-name="P151"><text:span text:style-name="T4">Нельзя использовать:</text:span></text:p>
      <text:list xml:id="list134131160110936" text:continue-list="list134130199045004" text:style-name="WWNum15">
        <text:list-item>
          <text:p text:style-name="P18"><text:span text:style-name="T4">Стандартные контейнеры std.</text:span></text:p>
        </text:list-item>
      </text:list>
      <text:p text:style-name="P157"/>
      <text:p text:style-name="P151">Программа должна позволять:</text:p>
      <text:list xml:id="list134130544986812" text:continue-list="list134130818042119" text:style-name="WWNum16">
        <text:list-item>
          <text:p text:style-name="P24">Вводить произвольное количество фигур и добавлять их в контейнер.</text:p>
        </text:list-item>
        <text:list-item>
          <text:p text:style-name="P24">Распечатывать содержимое контейнера.</text:p>
        </text:list-item>
        <text:list-item>
          <text:p text:style-name="P49">Удалять фигуры из контейнера.</text:p>
        </text:list-item>
      </text:list>
      <text:p text:style-name="P50"/>
      <text:p text:style-name="P68">Код </text:p>
      <text:p text:style-name="P79"/>
      <text:p text:style-name="P198">#ifndef TITERATOR_H</text:p>
      <text:p text:style-name="P177">#define TITERATOR_H</text:p>
      <text:p text:style-name="P179"/>
      <text:p text:style-name="P177">#include &lt;memory&gt;</text:p>
      <text:p text:style-name="P177">#include &lt;iostream&gt;</text:p>
      <text:p text:style-name="P177">#include "Stack.h"</text:p>
      <text:p text:style-name="P179"/>
      <text:p text:style-name="P177">template&lt;class node, class T&gt;</text:p>
      <text:p text:style-name="P177">class TIterator {</text:p>
      <text:p text:style-name="P177">public:</text:p>
      <text:p text:style-name="P177">TIterator(std::shared_ptr&lt;node&gt; n) {</text:p>
      <text:p text:style-name="P177">node_ptr = n;</text:p>
      <text:p text:style-name="P177">}</text:p>
      <text:p text:style-name="P179"/>
      <text:p text:style-name="P177">std::shared_ptr&lt;T&gt; operator * (){</text:p>
      <text:p text:style-name="P177"><text:soft-page-break/>return node_ptr-&gt;GetItem();</text:p>
      <text:p text:style-name="P177">}</text:p>
      <text:p text:style-name="P179"/>
      <text:p text:style-name="P177">std::shared_ptr&lt;T&gt; operator -&gt; (){</text:p>
      <text:p text:style-name="P177">return node_ptr-&gt;GetItem();</text:p>
      <text:p text:style-name="P177">}</text:p>
      <text:p text:style-name="P179"/>
      <text:p text:style-name="P177">TIterator operator ++ (int){</text:p>
      <text:p text:style-name="P177">TIterator iter(*this);</text:p>
      <text:p text:style-name="P177">++(*this);</text:p>
      <text:p text:style-name="P177">return iter;</text:p>
      <text:p text:style-name="P177">}</text:p>
      <text:p text:style-name="P179"/>
      <text:p text:style-name="P177">void operator ++ (){</text:p>
      <text:p text:style-name="P177">if (node_ptr-&gt;GetLeft() != nullptr){</text:p>
      <text:p text:style-name="P177">if(node_ptr-&gt;GetRight() != nullptr) stack.push(node_ptr-&gt;GetRight());</text:p>
      <text:p text:style-name="P177">node_ptr = node_ptr-&gt;GetLeft();</text:p>
      <text:p text:style-name="P179"/>
      <text:p text:style-name="P177">} else if (node_ptr-&gt;GetRight() != nullptr){</text:p>
      <text:p text:style-name="P177">node_ptr = node_ptr-&gt;GetRight();</text:p>
      <text:p text:style-name="P177">} else {</text:p>
      <text:p text:style-name="P177">if(!stack.empty()){</text:p>
      <text:p text:style-name="P177">node_ptr = stack.pop();</text:p>
      <text:p text:style-name="P177">} else {</text:p>
      <text:p text:style-name="P177">node_ptr = nullptr;</text:p>
      <text:p text:style-name="P177">}</text:p>
      <text:p text:style-name="P177">}</text:p>
      <text:p text:style-name="P177">}</text:p>
      <text:p text:style-name="P179"/>
      <text:p text:style-name="P177">bool operator == (TIterator const&amp; i){</text:p>
      <text:p text:style-name="P177">return node_ptr == i.node_ptr;</text:p>
      <text:p text:style-name="P177">}</text:p>
      <text:p text:style-name="P179"/>
      <text:p text:style-name="P177">bool operator != (TIterator const&amp; i){</text:p>
      <text:p text:style-name="P177">return !(*this == i);</text:p>
      <text:p text:style-name="P177">}</text:p>
      <text:p text:style-name="P179"/>
      <text:p text:style-name="P177">private:</text:p>
      <text:p text:style-name="P177">std::shared_ptr&lt;node&gt; node_ptr;</text:p>
      <text:p text:style-name="P177">TStack&lt;node&gt; stack; </text:p>
      <text:p text:style-name="P179"/>
      <text:p text:style-name="P177">};</text:p>
      <text:p text:style-name="P179"/>
      <text:p text:style-name="P177">#endif</text:p>
      <text:p text:style-name="P79"/>
      <text:p text:style-name="P198">#include &lt;memory&gt;</text:p>
      <text:p text:style-name="P177">#include &lt;cstdlib&gt;</text:p>
      <text:p text:style-name="P177">#include &lt;iostream&gt;</text:p>
      <text:p text:style-name="P177">#include &lt;math.h&gt;</text:p>
      <text:p text:style-name="P177">#include "Figure.h"</text:p>
      <text:p text:style-name="P177">#include &lt;cstdlib&gt;</text:p>
      <text:p text:style-name="P177"><text:soft-page-break/>#include "TIterator.h"</text:p>
      <text:p text:style-name="P177">template&lt;class T&gt; class TNode {</text:p>
      <text:p text:style-name="P177">public:</text:p>
      <text:p text:style-name="P177">TNode(const std::shared_ptr&lt;T&gt;&amp; item);</text:p>
      <text:p text:style-name="P177">template&lt;class A&gt; friend std::ostream&amp; operator&lt;&lt;(std::ostream&amp; os, const TNode&lt;T&gt;&amp; obj);</text:p>
      <text:p text:style-name="P177">std::shared_ptr&lt;T&gt; GetItem() const;</text:p>
      <text:p text:style-name="P177">std::shared_ptr&lt;TNode&lt;T&gt;&gt; GetLeft();</text:p>
      <text:p text:style-name="P177">void SetLeft(std::shared_ptr&lt;TNode&lt;T&gt;&gt; left);</text:p>
      <text:p text:style-name="P177">std::shared_ptr&lt;TNode&lt;T&gt;&gt; GetRight();</text:p>
      <text:p text:style-name="P177">void SetRight(std::shared_ptr&lt;TNode&lt;T&gt;&gt; right);</text:p>
      <text:p text:style-name="P179"/>
      <text:p text:style-name="P177">void *operator new(size_t size);</text:p>
      <text:p text:style-name="P177">void operator delete(void *p);</text:p>
      <text:p text:style-name="P179"/>
      <text:p text:style-name="P177">virtual ~TNode();</text:p>
      <text:p text:style-name="P179"/>
      <text:p text:style-name="P177">//private:</text:p>
      <text:p text:style-name="P177">std::shared_ptr&lt;T&gt; item;</text:p>
      <text:p text:style-name="P177">std::shared_ptr&lt;TNode&lt;T&gt;&gt; left;</text:p>
      <text:p text:style-name="P177">std::shared_ptr&lt;TNode&lt;T&gt;&gt; right;</text:p>
      <text:p text:style-name="P177">};</text:p>
      <text:p text:style-name="P177">template &lt;class T&gt; TNode&lt;T&gt;::TNode(const std::shared_ptr&lt;T&gt;&amp; item) {</text:p>
      <text:p text:style-name="P177">this-&gt;item = item;</text:p>
      <text:p text:style-name="P177">this-&gt;left = nullptr;</text:p>
      <text:p text:style-name="P177">this-&gt;right = nullptr;</text:p>
      <text:p text:style-name="P177">std::cout &lt;&lt; "Item creaed " &lt;&lt; std::endl;</text:p>
      <text:p text:style-name="P177">}</text:p>
      <text:p text:style-name="P179"/>
      <text:p text:style-name="P177">template &lt;class T&gt; std::shared_ptr&lt;T&gt; TNode&lt;T&gt;::GetItem() const {</text:p>
      <text:p text:style-name="P177">return this-&gt;item;</text:p>
      <text:p text:style-name="P177">}</text:p>
      <text:p text:style-name="P179"/>
      <text:p text:style-name="P177">template &lt;class T&gt; std::shared_ptr&lt;TNode&lt;T&gt;&gt; TNode&lt;T&gt;::GetLeft() {</text:p>
      <text:p text:style-name="P177">return this-&gt;left;</text:p>
      <text:p text:style-name="P177">}</text:p>
      <text:p text:style-name="P177">template &lt;class T&gt; void TNode&lt;T&gt;::SetLeft(std::shared_ptr&lt;TNode&lt;T&gt;&gt; left) {</text:p>
      <text:p text:style-name="P177">this-&gt;left = left;</text:p>
      <text:p text:style-name="P177">}</text:p>
      <text:p text:style-name="P179"/>
      <text:p text:style-name="P177">template &lt;class T&gt; std::shared_ptr&lt;TNode&lt;T&gt;&gt; TNode&lt;T&gt;::GetRight() {</text:p>
      <text:p text:style-name="P177">return this-&gt;right;</text:p>
      <text:p text:style-name="P177">}</text:p>
      <text:p text:style-name="P179"/>
      <text:p text:style-name="P177">template &lt;class T&gt; void TNode&lt;T&gt;::SetRight(std::shared_ptr&lt;TNode&lt;T&gt;&gt; right) {</text:p>
      <text:p text:style-name="P177">this-&gt;right = right;</text:p>
      <text:p text:style-name="P177">}</text:p>
      <text:p text:style-name="P187"/>
      <text:p text:style-name="P177">template &lt;class T&gt; TNode&lt;T&gt;::~TNode() {</text:p>
      <text:p text:style-name="P179"/>
      <text:p text:style-name="P177">std::cout &lt;&lt; "deleted" &lt;&lt; std::endl;</text:p>
      <text:p text:style-name="P179"><text:soft-page-break/></text:p>
      <text:p text:style-name="P177">}</text:p>
      <text:p text:style-name="P179"/>
      <text:p text:style-name="P177">template &lt;class A&gt; std::ostream&amp; operator&lt;&lt;(std::ostream&amp; os, const TNode&lt;A&gt;&amp; obj) {</text:p>
      <text:p text:style-name="P177">std::cout &lt;&lt; "[" &lt;&lt; *obj.item &lt;&lt; "]";</text:p>
      <text:p text:style-name="P177">return os;</text:p>
      <text:p text:style-name="P177">}</text:p>
      <text:p text:style-name="P179"/>
      <text:p text:style-name="P177">template &lt;class T&gt; void * TNode&lt;T&gt;::operator new (size_t size) {</text:p>
      <text:p text:style-name="P179">    <text:span text:style-name="T8">std::cout &lt;&lt; "Allocated :" &lt;&lt; size &lt;&lt; "bytes" &lt;&lt; std::endl;</text:span></text:p>
      <text:p text:style-name="P179">    <text:span text:style-name="T8">return malloc(size);</text:span></text:p>
      <text:p text:style-name="P177">}</text:p>
      <text:p text:style-name="P179"/>
      <text:p text:style-name="P177">template &lt;class T&gt; void TNode&lt;T&gt;::operator delete(void *p) {</text:p>
      <text:p text:style-name="P179">    <text:span text:style-name="T8">std::cout &lt;&lt; "Deleted" &lt;&lt; std::endl;</text:span></text:p>
      <text:p text:style-name="P179">    <text:span text:style-name="T8">free(p);</text:span></text:p>
      <text:p text:style-name="P177">}</text:p>
      <text:p text:style-name="P177">template &lt;class T&gt; class TBTree {</text:p>
      <text:p text:style-name="P177">public:</text:p>
      <text:p text:style-name="P177">TBTree();</text:p>
      <text:p text:style-name="P179"/>
      <text:p text:style-name="P177">void Push(std::shared_ptr&lt;T&gt; &amp;&amp;item);</text:p>
      <text:p text:style-name="P177">bool empty();</text:p>
      <text:p text:style-name="P177">template &lt;class A&gt; friend std::ostream&amp; operator&lt;&lt;(std::ostream&amp; os, const TBTree&lt;A&gt;&amp; tree);</text:p>
      <text:p text:style-name="P179"/>
      <text:p text:style-name="P177">TIterator&lt;TNode&lt;T&gt;,T&gt; begin();</text:p>
      <text:p text:style-name="P177">TIterator&lt;TNode&lt;T&gt;,T&gt; end();</text:p>
      <text:p text:style-name="P177">template &lt;class A&gt; void Print_Tree(const TNode&lt;A&gt;&amp; obj);</text:p>
      <text:p text:style-name="P179"/>
      <text:p text:style-name="P177">virtual ~TBTree();</text:p>
      <text:p text:style-name="P179"/>
      <text:p text:style-name="P177">private:</text:p>
      <text:p text:style-name="P177">std::shared_ptr&lt;TNode&lt;T&gt;&gt; root;</text:p>
      <text:p text:style-name="P177">};</text:p>
      <text:p text:style-name="P177">template &lt;class T&gt; TBTree&lt;T&gt;::TBTree(): root(nullptr) {</text:p>
      <text:p text:style-name="P177">}</text:p>
      <text:p text:style-name="P179"/>
      <text:p text:style-name="P177">template &lt;class T&gt; std::ostream&amp; operator&lt;&lt;(std::ostream&amp; os, const TBTree&lt;T&gt;&amp; tree){</text:p>
      <text:p text:style-name="P177">if(tree.root == nullptr){</text:p>
      <text:p text:style-name="P177">return os;</text:p>
      <text:p text:style-name="P177">}</text:p>
      <text:p text:style-name="P177">Print_Tree(*tree.root);</text:p>
      <text:p text:style-name="P179"/>
      <text:p text:style-name="P177">return os;</text:p>
      <text:p text:style-name="P177">}</text:p>
      <text:p text:style-name="P179"/>
      <text:p text:style-name="P177">template &lt;class A&gt; void Print_Tree(const TNode&lt;A&gt;&amp; obj) { </text:p>
      <text:p text:style-name="P177">if(obj.left!= nullptr) Print_Tree(*obj.left);</text:p>
      <text:p text:style-name="P177">std::cout &lt;&lt; *obj &lt;&lt; std::endl;</text:p>
      <text:p text:style-name="P177">if(obj.right!= nullptr) Print_Tree(*obj.right);</text:p>
      <text:p text:style-name="P177">return;</text:p>
      <text:p text:style-name="P177"><text:soft-page-break/>}</text:p>
      <text:p text:style-name="P179"/>
      <text:p text:style-name="P177">template &lt;class T&gt; void TBTree&lt;T&gt;::Push(std::shared_ptr&lt;T&gt; &amp;&amp;fig) {</text:p>
      <text:p text:style-name="P177">std::shared_ptr&lt;TNode&lt;T&gt;&gt; tmp = this-&gt;root;</text:p>
      <text:p text:style-name="P177">std::shared_ptr&lt;TNode&lt;T&gt;&gt; parent = nullptr;</text:p>
      <text:p text:style-name="P177">while(tmp != nullptr) {</text:p>
      <text:p text:style-name="P177">parent = tmp;</text:p>
      <text:p text:style-name="P177">if (fig-&gt;Square() &lt; tmp-&gt;GetItem()-&gt;Square()){</text:p>
      <text:p text:style-name="P177">tmp = tmp-&gt;GetLeft();</text:p>
      <text:p text:style-name="P177">} else if(fig-&gt;Square() &gt; tmp-&gt;GetItem()-&gt;Square()) {</text:p>
      <text:p text:style-name="P177">tmp = tmp-&gt;GetRight();</text:p>
      <text:p text:style-name="P177">} else {</text:p>
      <text:p text:style-name="P177">std::cout &lt;&lt; "exists" &lt;&lt; std::endl;</text:p>
      <text:p text:style-name="P177">return;</text:p>
      <text:p text:style-name="P177">}</text:p>
      <text:p text:style-name="P177">}</text:p>
      <text:p text:style-name="P179"/>
      <text:p text:style-name="P177">tmp = std::make_shared&lt;TNode&lt;T&gt;&gt;(fig);</text:p>
      <text:p text:style-name="P177">if(this-&gt;root == nullptr) {</text:p>
      <text:p text:style-name="P177">this-&gt;root = tmp;</text:p>
      <text:p text:style-name="P177">} else if(parent-&gt;GetItem()-&gt;Square() &gt; fig-&gt;Square()){</text:p>
      <text:p text:style-name="P177">parent-&gt;SetLeft(tmp);</text:p>
      <text:p text:style-name="P177">} else {</text:p>
      <text:p text:style-name="P177">parent-&gt;SetRight(tmp);</text:p>
      <text:p text:style-name="P177">}</text:p>
      <text:p text:style-name="P177">return;</text:p>
      <text:p text:style-name="P177">}</text:p>
      <text:p text:style-name="P179"/>
      <text:p text:style-name="P177">template &lt;class T&gt; bool TBTree&lt;T&gt;::empty() {</text:p>
      <text:p text:style-name="P177">return root == nullptr;</text:p>
      <text:p text:style-name="P177">}</text:p>
      <text:p text:style-name="P179"/>
      <text:p text:style-name="P177">template&lt;class T&gt; TIterator&lt;TNode&lt;T&gt;, T&gt; TBTree&lt;T&gt;::begin() {</text:p>
      <text:p text:style-name="P177">return TIterator&lt;TNode&lt;T&gt;, T&gt;(root);</text:p>
      <text:p text:style-name="P177">}</text:p>
      <text:p text:style-name="P179"/>
      <text:p text:style-name="P177">template &lt;class T&gt; TIterator&lt;TNode&lt;T&gt;,T&gt; TBTree&lt;T&gt;::end()</text:p>
      <text:p text:style-name="P177">{</text:p>
      <text:p text:style-name="P177">return TIterator&lt;TNode&lt;T&gt;, T&gt;(nullptr);</text:p>
      <text:p text:style-name="P177">}</text:p>
      <text:p text:style-name="P179"/>
      <text:p text:style-name="P177">template &lt;class T&gt; TBTree&lt;T&gt;::~TBTree() {</text:p>
      <text:p text:style-name="P177">}</text:p>
      <text:p text:style-name="P177"/>
      <text:p text:style-name="P198">#include &lt;cstdlib&gt;</text:p>
      <text:p text:style-name="P177">#include &lt;iostream&gt;</text:p>
      <text:p text:style-name="P177">#include &lt;memory&gt;</text:p>
      <text:p text:style-name="P187"/>
      <text:p text:style-name="P177">#include "Triangle.h"</text:p>
      <text:p text:style-name="P177">#include "Octagon.h"</text:p>
      <text:p text:style-name="P177"><text:soft-page-break/>#include "Squarefig.h"</text:p>
      <text:p text:style-name="P179"/>
      <text:p text:style-name="P177">#include "TBTree.h"</text:p>
      <text:p text:style-name="P187"/>
      <text:p text:style-name="P177">int main(int argc, char const *argv[])</text:p>
      <text:p text:style-name="P177">{</text:p>
      <text:p text:style-name="P177">TBTree&lt;Triangle&gt; ttree;</text:p>
      <text:p text:style-name="P177">ttree.Push(std::shared_ptr&lt;Triangle&gt;(new Triangle(1,1,1)));</text:p>
      <text:p text:style-name="P177">ttree.Push(std::shared_ptr&lt;Triangle&gt;(new Triangle(2,2,2)));</text:p>
      <text:p text:style-name="P179"><text:span text:style-name="T8">ttree.Push(std::shared_ptr&lt;Triangle&gt;(new Triangle(3,3,3)));</text:span></text:p>
      <text:p text:style-name="P179"><text:span text:style-name="T8"/></text:p>
      <text:p text:style-name="P177">for(auto i : ttree){</text:p>
      <text:p text:style-name="P177">std::cout &lt;&lt; *i &lt;&lt; std::endl;</text:p>
      <text:p text:style-name="P177">} </text:p>
      <text:p text:style-name="P177">TBTree&lt;Octagon&gt; otree;</text:p>
      <text:p text:style-name="P177">otree.Push(std::shared_ptr&lt;Octagon&gt;(new Octagon(1)));</text:p>
      <text:p text:style-name="P177">otree.Push(std::shared_ptr&lt;Octagon&gt;(new Octagon(2)));</text:p>
      <text:p text:style-name="P177">otree.Push(std::shared_ptr&lt;Octagon&gt;(new Octagon(3)));</text:p>
      <text:p text:style-name="P177">for(auto i : otree) std::cout &lt;&lt; *i &lt;&lt; std::endl;</text:p>
      <text:p text:style-name="P177">TBTree&lt;Squarefig&gt; stree;</text:p>
      <text:p text:style-name="P177">stree.Push(std::shared_ptr&lt;Squarefig&gt;(new Squarefig(4)));</text:p>
      <text:p text:style-name="P177">stree.Push(std::shared_ptr&lt;Squarefig&gt;(new Squarefig(8)));</text:p>
      <text:p text:style-name="P177">stree.Push(std::shared_ptr&lt;Squarefig&gt;(new Squarefig(6)));</text:p>
      <text:p text:style-name="P180"/>
      <text:p text:style-name="P179"><text:span text:style-name="T8">for(auto i : stree) std::cout &lt;&lt; *i &lt;&lt; std::endl;</text:span></text:p>
      <text:p text:style-name="P177">return 0;</text:p>
      <text:p text:style-name="P177">}</text:p>
      <text:p text:style-name="P177"/>
      <text:p text:style-name="P54"/>
      <text:p text:style-name="P69">Вывод </text:p>
      <text:p text:style-name="P51"/>
      <text:p text:style-name="P51">В процессе работы над этой лабораторной работой я закрепил навыки работы с шаблонами классов и научился писать итераторы для динамических структуры данных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02"><text:soft-page-break/>Московский Авиационный Институ<text:span text:style-name="T52">т</text:span></text:p>
      <text:p text:style-name="P102">(Национальный Исследовательский Университет)</text:p>
      <text:p text:style-name="P102"/>
      <text:p text:style-name="P102">Кафедра 806 «Вычислительная математика и программирование»</text:p>
      <text:p text:style-name="P102">Факультет «Прикладная математика и физика»</text:p>
      <text:p text:style-name="P102">Дисциплина «Объектно-ориентированное программирование»</text:p>
      <text:p text:style-name="P102"/>
      <text:p text:style-name="P102"/>
      <text:p text:style-name="P102"/>
      <text:p text:style-name="P102"/>
      <text:p text:style-name="P102"/>
      <text:p text:style-name="P102">Лабораторная работа № <text:span text:style-name="T60">6</text:span></text:p>
      <text:p text:style-name="P102">по дисциплине «Объектно-ориентированное программирование»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12">Группа М80-206Б-17 <text:s text:c="50"/></text:p>
      <text:p text:style-name="P112">Студент: Семенов Денис Владиславович <text:s text:c="16"/></text:p>
      <text:p text:style-name="P112">Преподаватель: Поповкин Александр Викторович </text:p>
      <text:p text:style-name="P112">Вариант № 16 <text:s text:c="61"/></text:p>
      <text:p text:style-name="P94"/>
      <text:p text:style-name="P94"/>
      <text:p text:style-name="P94"/>
      <text:p text:style-name="P122">Москва 2018</text:p>
      <text:p text:style-name="P69"><text:soft-page-break/>Лабораторная работа № 6</text:p>
      <text:p text:style-name="P69"/>
      <text:p text:style-name="P51"><text:span text:style-name="T51">Цель работы</text:span> </text:p>
      <text:p text:style-name="P51"/>
      <text:p text:style-name="P152">Целью лабораторной работы является:</text:p>
      <text:list xml:id="list134131530167418" text:continue-list="list5271963762116182134" text:style-name="WWNum7">
        <text:list-item>
          <text:p text:style-name="P34">Закрепление навыков по работе с памятью в <text:span text:style-name="T4">C</text:span>++.</text:p>
        </text:list-item>
        <text:list-item>
          <text:p text:style-name="P34">Создание аллокаторов памяти для динамических структур данных.</text:p>
        </text:list-item>
      </text:list>
      <text:p text:style-name="P51"/>
      <text:p text:style-name="P51"/>
      <text:p text:style-name="P69">Задание </text:p>
      <text:p text:style-name="P51"/>
      <text:p text:style-name="P166"><text:span text:style-name="T22">Используя структуры данных, разработанные для предыдущей лабораторной работы спроектировать и разработать аллокатор памяти для динамической структуры данных.</text:span></text:p>
      <text:p text:style-name="P152"/>
      <text:p text:style-name="P152">Цель построения аллокатора – минимизация вызова операции <text:span text:style-name="T5">malloc</text:span>. Аллокатор должен выделять большие блоки памяти для хранения фигур и при создании новых фигур-объектов выделять место под объекты в этой памяти.</text:p>
      <text:p text:style-name="P166"><text:span text:style-name="T22">Алокатор должен хранить списки использованных/свободных блоков. Для хранения списка свободных блоков нужно применять динамическую структуру данных.</text:span></text:p>
      <text:p text:style-name="P152">Для вызова аллокатора должны быть переопределены оператор <text:span text:style-name="T5">new</text:span> и <text:span text:style-name="T5">delete</text:span> у классов-фигур.</text:p>
      <text:p text:style-name="P152"/>
      <text:p text:style-name="P152"><text:span text:style-name="T4">Нельзя использовать:</text:span></text:p>
      <text:list xml:id="list134130719805096" text:continue-list="list134131160110936" text:style-name="WWNum15">
        <text:list-item>
          <text:p text:style-name="P19"><text:span text:style-name="T4">Стандартные контейнеры std.</text:span></text:p>
        </text:list-item>
      </text:list>
      <text:p text:style-name="P158"/>
      <text:p text:style-name="P152">Программа должна позволять:</text:p>
      <text:list xml:id="list134129795351868" text:continue-list="list134130544986812" text:style-name="WWNum16">
        <text:list-item>
          <text:p text:style-name="P25">Вводить произвольное количество фигур и добавлять их в контейнер.</text:p>
        </text:list-item>
        <text:list-item>
          <text:p text:style-name="P29">Распечатывать содержимое контейнера.</text:p>
        </text:list-item>
        <text:list-item>
          <text:p text:style-name="P29"><text:span text:style-name="T38">Удалять фигуры из контейнера.</text:span></text:p>
        </text:list-item>
      </text:list>
      <text:p text:style-name="P76"><text:span text:style-name="T38"/></text:p>
      <text:p text:style-name="P77"><text:span text:style-name="T41">К</text:span><text:span text:style-name="T42">од</text:span></text:p>
      <text:p text:style-name="P80"/>
      <text:p text:style-name="P199">#ifndef TALLOCATIONBLOCK_H</text:p>
      <text:p text:style-name="P177">#define TALLOCATIONBLOCK_H</text:p>
      <text:p text:style-name="P179"/>
      <text:p text:style-name="P177">#include &lt;cstdlib&gt;</text:p>
      <text:p text:style-name="P177">#include "NTree.h"</text:p>
      <text:p text:style-name="P179"/>
      <text:p text:style-name="P177">class Tallocationblock {</text:p>
      <text:p text:style-name="P177">public:</text:p>
      <text:p text:style-name="P177">Tallocationblock(size_t size,size_t count);</text:p>
      <text:p text:style-name="P177">void* allocate();</text:p>
      <text:p text:style-name="P177">void deallocate(void* pointer);</text:p>
      <text:p text:style-name="P177">bool has_free_blocks();</text:p>
      <text:p text:style-name="P177"><text:soft-page-break/>virtual ~Tallocationblock();</text:p>
      <text:p text:style-name="P177">private:</text:p>
      <text:p text:style-name="P177">NTree&lt;void**&gt; free_block_tree;</text:p>
      <text:p text:style-name="P179"/>
      <text:p text:style-name="P177">size_t _size;</text:p>
      <text:p text:style-name="P177">size_t _count;</text:p>
      <text:p text:style-name="P179"/>
      <text:p text:style-name="P177">char *_used_blocks;</text:p>
      <text:p text:style-name="P177">size_t _free_count;</text:p>
      <text:p text:style-name="P179"/>
      <text:p text:style-name="P177">};</text:p>
      <text:p text:style-name="P179"/>
      <text:p text:style-name="P177">#include &lt;iostream&gt;</text:p>
      <text:p text:style-name="P179"/>
      <text:p text:style-name="P177">Tallocationblock::Tallocationblock(size_t size,size_t count): _size(size),_count(count) {</text:p>
      <text:p text:style-name="P177">_used_blocks = (char*)malloc(_size*_count);</text:p>
      <text:p text:style-name="P177">//_free_blocks = (void**)malloc(sizeof(void*)*_count);</text:p>
      <text:p text:style-name="P179"/>
      <text:p text:style-name="P177">for(size_t i = 0; i &lt; _count; i++) </text:p>
      <text:p text:style-name="P177">free_block_tree.Insert((void**)(_used_blocks + i*_size));</text:p>
      <text:p text:style-name="P177">_free_count = _count;</text:p>
      <text:p text:style-name="P179"/>
      <text:p text:style-name="P177">std::cout &lt;&lt; "TAllocationBlock: Memory init" &lt;&lt; std::endl;</text:p>
      <text:p text:style-name="P177">}</text:p>
      <text:p text:style-name="P179"/>
      <text:p text:style-name="P177">void* Tallocationblock::allocate() {</text:p>
      <text:p text:style-name="P177">void* result = nullptr;</text:p>
      <text:p text:style-name="P177">if(_free_count&gt;0)</text:p>
      <text:p text:style-name="P177">{</text:p>
      <text:p text:style-name="P177">result = free_block_tree.Searchlast();</text:p>
      <text:p text:style-name="P177">//free_block_tree.Deletelast();</text:p>
      <text:p text:style-name="P177">_free_count--;</text:p>
      <text:p text:style-name="P177">std::cout &lt;&lt; "TAllocationBlock: Allocate " &lt;&lt; (_count-_free_count) &lt;&lt; " of " &lt;&lt; _count &lt;&lt; std::endl;</text:p>
      <text:p text:style-name="P177">} else</text:p>
      <text:p text:style-name="P177">{</text:p>
      <text:p text:style-name="P177">std::cout &lt;&lt; "TAllocationBlock: No memory exception :-)" &lt;&lt; std::endl;</text:p>
      <text:p text:style-name="P177">}</text:p>
      <text:p text:style-name="P177">return result;</text:p>
      <text:p text:style-name="P177">}</text:p>
      <text:p text:style-name="P179"/>
      <text:p text:style-name="P177">void Tallocationblock::deallocate(void* pointer) {</text:p>
      <text:p text:style-name="P177">free_block_tree.Insert((void**)pointer);</text:p>
      <text:p text:style-name="P177">//_free_blocks[_free_count] = pointer;</text:p>
      <text:p text:style-name="P177">_free_count ++;</text:p>
      <text:p text:style-name="P177">std::cout &lt;&lt; "TAllocationBlock: Deallocate block "&lt;&lt; std::endl;</text:p>
      <text:p text:style-name="P179"/>
      <text:p text:style-name="P177">}</text:p>
      <text:p text:style-name="P179"/>
      <text:p text:style-name="P177">bool Tallocationblock::has_free_blocks() {</text:p>
      <text:p text:style-name="P177">return _free_count&gt;0;</text:p>
      <text:p text:style-name="P177"><text:soft-page-break/>}</text:p>
      <text:p text:style-name="P179"/>
      <text:p text:style-name="P177">Tallocationblock::~Tallocationblock() {</text:p>
      <text:p text:style-name="P177">if(_free_count&lt;_count) std::cout &lt;&lt; "TAllocationBlock: Memory leak?" &lt;&lt; std::endl;</text:p>
      <text:p text:style-name="P177">else std::cout &lt;&lt; "TAllocationBlock: Memory freed" &lt;&lt; std::endl;</text:p>
      <text:p text:style-name="P177">delete _used_blocks;</text:p>
      <text:p text:style-name="P177">}</text:p>
      <text:p text:style-name="P179"/>
      <text:p text:style-name="P177">#endif  /* TALLOCATIONBLOCK_H */</text:p>
      <text:p text:style-name="P80"/>
      <text:p text:style-name="P199">#include "Tallocationblock.h"</text:p>
      <text:p text:style-name="P177">#include &lt;iostream&gt;</text:p>
      <text:p text:style-name="P179"/>
      <text:p text:style-name="P177">Tallocationblock::Tallocationblock(size_t size,size_t count): _size(size),_count(count) {</text:p>
      <text:p text:style-name="P177">_used_blocks = (char*)malloc(_size*_count);</text:p>
      <text:p text:style-name="P177">//_free_blocks = (void**)malloc(sizeof(void*)*_count);</text:p>
      <text:p text:style-name="P179"/>
      <text:p text:style-name="P177">for(size_t i = 0; i &lt; _count; i++) </text:p>
      <text:p text:style-name="P177">free_block_tree.Insert((void**)(_used_blocks + i*_size));</text:p>
      <text:p text:style-name="P177">_free_count = _count;</text:p>
      <text:p text:style-name="P179"/>
      <text:p text:style-name="P177">std::cout &lt;&lt; "TAllocationBlock: Memory init" &lt;&lt; std::endl;</text:p>
      <text:p text:style-name="P177">}</text:p>
      <text:p text:style-name="P179"/>
      <text:p text:style-name="P177">void* Tallocationblock::allocate() {</text:p>
      <text:p text:style-name="P177">void* result = nullptr;</text:p>
      <text:p text:style-name="P177">if(_free_count&gt;0)</text:p>
      <text:p text:style-name="P177">{</text:p>
      <text:p text:style-name="P177">result = free_block_tree.Searchlast();</text:p>
      <text:p text:style-name="P177">free_block_tree.Deletelast();</text:p>
      <text:p text:style-name="P177">_free_count--;</text:p>
      <text:p text:style-name="P177">std::cout &lt;&lt; "TAllocationBlock: Allocate " &lt;&lt; (_count-_free_count) &lt;&lt; " of " &lt;&lt; _count &lt;&lt; std::endl;</text:p>
      <text:p text:style-name="P177">} else</text:p>
      <text:p text:style-name="P177">{</text:p>
      <text:p text:style-name="P177">std::cout &lt;&lt; "TAllocationBlock: No memory exception :-)" &lt;&lt; std::endl;</text:p>
      <text:p text:style-name="P177">}</text:p>
      <text:p text:style-name="P177">return result;</text:p>
      <text:p text:style-name="P177">}</text:p>
      <text:p text:style-name="P179"/>
      <text:p text:style-name="P177">void Tallocationblock::deallocate(void* pointer) {</text:p>
      <text:p text:style-name="P177">std::cout &lt;&lt; "TAllocationBlock: Deallocate block "&lt;&lt; std::endl;</text:p>
      <text:p text:style-name="P177">free_block_tree.Insert((void**)pointer);</text:p>
      <text:p text:style-name="P177">//_free_blocks[_free_count] = pointer;</text:p>
      <text:p text:style-name="P177">_free_count ++;</text:p>
      <text:p text:style-name="P179"/>
      <text:p text:style-name="P177">}</text:p>
      <text:p text:style-name="P179"/>
      <text:p text:style-name="P177">bool Tallocationblock::has_free_blocks() {</text:p>
      <text:p text:style-name="P177">return _free_count&gt;0;</text:p>
      <text:p text:style-name="P177">}</text:p>
      <text:p text:style-name="P179"><text:soft-page-break/></text:p>
      <text:p text:style-name="P177">Tallocationblock::~Tallocationblock() {</text:p>
      <text:p text:style-name="P177">if(_free_count&lt;_count) std::cout &lt;&lt; "TAllocationBlock: Memory leak?" &lt;&lt; std::endl;</text:p>
      <text:p text:style-name="P177">else std::cout &lt;&lt; "TAllocationBlock: Memory freed" &lt;&lt; std::endl;</text:p>
      <text:p text:style-name="P177">delete _used_blocks;</text:p>
      <text:p text:style-name="P177">}</text:p>
      <text:p text:style-name="P80"/>
      <text:p text:style-name="P199">#ifndef NTREE_H</text:p>
      <text:p text:style-name="P177">#define NTREE_H</text:p>
      <text:p text:style-name="P179"/>
      <text:p text:style-name="P177">#include &lt;iostream&gt;</text:p>
      <text:p text:style-name="P177">#include &lt;cstdlib&gt;</text:p>
      <text:p text:style-name="P177">#include &lt;memory&gt;</text:p>
      <text:p text:style-name="P179"/>
      <text:p text:style-name="P177">using namespace std;</text:p>
      <text:p text:style-name="P179"/>
      <text:p text:style-name="P177">template &lt;class T&gt; class NTNode{</text:p>
      <text:p text:style-name="P177">public:</text:p>
      <text:p text:style-name="P177">NTNode();</text:p>
      <text:p text:style-name="P179">    <text:span text:style-name="T8">NTNode(T value);</text:span></text:p>
      <text:p text:style-name="P179">    <text:span text:style-name="T8">void SetSon(NTNode&lt;T&gt; *son);</text:span></text:p>
      <text:p text:style-name="P179">    <text:span text:style-name="T8">void SetBrother(NTNode&lt;T&gt; *brother);</text:span></text:p>
      <text:p text:style-name="P179">    <text:span text:style-name="T8">void SetParent(NTNode&lt;T&gt; *parent);</text:span></text:p>
      <text:p text:style-name="P179">    <text:span text:style-name="T8">NTNode&lt;T&gt; *Parent();</text:span></text:p>
      <text:p text:style-name="P179">    <text:span text:style-name="T8">NTNode&lt;T&gt; *Son();</text:span></text:p>
      <text:p text:style-name="P179">    <text:span text:style-name="T8">NTNode&lt;T&gt; *Brother();</text:span></text:p>
      <text:p text:style-name="P177">virtual ~NTNode();</text:p>
      <text:p text:style-name="P179"/>
      <text:p text:style-name="P177">NTNode&lt;T&gt; *parent;</text:p>
      <text:p text:style-name="P179">    <text:span text:style-name="T8">NTNode&lt;T&gt; *brother;</text:span></text:p>
      <text:p text:style-name="P179">    <text:span text:style-name="T8">NTNode&lt;T&gt; *son;</text:span></text:p>
      <text:p text:style-name="P177">T value;</text:p>
      <text:p text:style-name="P177">};</text:p>
      <text:p text:style-name="P179"/>
      <text:p text:style-name="P177">template &lt;class T&gt; NTNode&lt;T&gt;::NTNode()</text:p>
      <text:p text:style-name="P177">{</text:p>
      <text:p text:style-name="P179">    <text:span text:style-name="T8">this-&gt;parent = nullptr;</text:span></text:p>
      <text:p text:style-name="P179">    <text:span text:style-name="T8">this-&gt;brother = nullptr;</text:span></text:p>
      <text:p text:style-name="P179">    <text:span text:style-name="T8">this-&gt;son = nullptr;</text:span></text:p>
      <text:p text:style-name="P179">    <text:span text:style-name="T8">this-&gt;value = nullptr;</text:span></text:p>
      <text:p text:style-name="P177">}</text:p>
      <text:p text:style-name="P177">template &lt;class T&gt; NTNode&lt;T&gt;::NTNode(T value)</text:p>
      <text:p text:style-name="P177">{</text:p>
      <text:p text:style-name="P179">    <text:span text:style-name="T8">this-&gt;parent = nullptr;</text:span></text:p>
      <text:p text:style-name="P179">    <text:span text:style-name="T8">this-&gt;brother = nullptr;</text:span></text:p>
      <text:p text:style-name="P179">    <text:span text:style-name="T8">this-&gt;son = nullptr;</text:span></text:p>
      <text:p text:style-name="P179">    <text:span text:style-name="T8">this-&gt;value = value;</text:span></text:p>
      <text:p text:style-name="P177">}</text:p>
      <text:p text:style-name="P177">template &lt;class T&gt; void NTNode&lt;T&gt;::SetSon(NTNode&lt;T&gt; *son)</text:p>
      <text:p text:style-name="P177">{</text:p>
      <text:p text:style-name="P179">    <text:span text:style-name="T8">this-&gt;son = son;</text:span></text:p>
      <text:p text:style-name="P177"><text:soft-page-break/>}</text:p>
      <text:p text:style-name="P177">template &lt;class T&gt;void NTNode&lt;T&gt;::SetBrother(NTNode&lt;T&gt; *brother)</text:p>
      <text:p text:style-name="P177">{</text:p>
      <text:p text:style-name="P179">    <text:span text:style-name="T8">this-&gt;brother = brother;</text:span></text:p>
      <text:p text:style-name="P177">}</text:p>
      <text:p text:style-name="P177">template &lt;class T&gt;void NTNode&lt;T&gt;::SetParent(NTNode&lt;T&gt; *parent)</text:p>
      <text:p text:style-name="P177">{</text:p>
      <text:p text:style-name="P179">    <text:span text:style-name="T8">this-&gt;parent = parent;</text:span></text:p>
      <text:p text:style-name="P177">}</text:p>
      <text:p text:style-name="P187"/>
      <text:p text:style-name="P177">template &lt;class T&gt; NTNode&lt;T&gt;::~NTNode()</text:p>
      <text:p text:style-name="P177">{</text:p>
      <text:p text:style-name="P179">    <text:span text:style-name="T8">this-&gt;parent = nullptr;</text:span></text:p>
      <text:p text:style-name="P179">    <text:span text:style-name="T8">this-&gt;brother = nullptr;</text:span></text:p>
      <text:p text:style-name="P179">    <text:span text:style-name="T8">this-&gt;son = nullptr;</text:span></text:p>
      <text:p text:style-name="P179">    <text:span text:style-name="T8">this-&gt;value = nullptr;</text:span></text:p>
      <text:p text:style-name="P177">}</text:p>
      <text:p text:style-name="P187"/>
      <text:p text:style-name="P177">template &lt;class A&gt; class NTree {</text:p>
      <text:p text:style-name="P179">    </text:p>
      <text:p text:style-name="P177">public:</text:p>
      <text:p text:style-name="P179">    <text:span text:style-name="T8">NTNode&lt;A&gt; *root;</text:span></text:p>
      <text:p text:style-name="P179">    <text:span text:style-name="T8">int size;</text:span></text:p>
      <text:p text:style-name="P179">    <text:span text:style-name="T8">NTree();</text:span></text:p>
      <text:p text:style-name="P179">    <text:span text:style-name="T8">void deleterec(NTNode&lt;A&gt; *node);</text:span></text:p>
      <text:p text:style-name="P179">    <text:span text:style-name="T8">void Insert(A value);</text:span></text:p>
      <text:p text:style-name="P179">    <text:span text:style-name="T8">NTNode&lt;A&gt; *Search(NTNode&lt;A&gt; *pointer);</text:span></text:p>
      <text:p text:style-name="P179">    <text:span text:style-name="T8">NTNode&lt;A&gt; *Searchlast();</text:span></text:p>
      <text:p text:style-name="P179">    <text:span text:style-name="T8">void Deletelast();</text:span></text:p>
      <text:p text:style-name="P179">    <text:span text:style-name="T8">int Size();</text:span></text:p>
      <text:p text:style-name="P179">    </text:p>
      <text:p text:style-name="P179">    </text:p>
      <text:p text:style-name="P179">    <text:span text:style-name="T8">virtual ~NTree();</text:span></text:p>
      <text:p text:style-name="P177">};</text:p>
      <text:p text:style-name="P179"/>
      <text:p text:style-name="P177">template &lt;class A&gt; int NTree&lt;A&gt;::Size(){</text:p>
      <text:p text:style-name="P179">    <text:span text:style-name="T8">std::cout &lt;&lt; this-&gt;size &lt;&lt; endl;</text:span></text:p>
      <text:p text:style-name="P177">}</text:p>
      <text:p text:style-name="P179"/>
      <text:p text:style-name="P177">template &lt;class A&gt; NTree&lt;A&gt;::NTree()</text:p>
      <text:p text:style-name="P177">{</text:p>
      <text:p text:style-name="P179">    <text:span text:style-name="T8">this-&gt;size = 0;</text:span></text:p>
      <text:p text:style-name="P179">    <text:span text:style-name="T8">this-&gt;root = nullptr;</text:span></text:p>
      <text:p text:style-name="P177">}</text:p>
      <text:p text:style-name="P179"/>
      <text:p text:style-name="P177">template &lt;class A&gt; void NTree&lt;A&gt;::deleterec(NTNode&lt;A&gt; *node)</text:p>
      <text:p text:style-name="P177">{</text:p>
      <text:p text:style-name="P179">    <text:span text:style-name="T8">if (node-&gt;brother != nullptr) {</text:span></text:p>
      <text:p text:style-name="P179">        <text:span text:style-name="T8">deleterec(node-&gt;brother);</text:span></text:p>
      <text:p text:style-name="P179"><text:soft-page-break/>    </text:p>
      <text:p text:style-name="P179">    <text:span text:style-name="T8">}</text:span></text:p>
      <text:p text:style-name="P179">    <text:span text:style-name="T8">if (node-&gt;son != nullptr) {</text:span></text:p>
      <text:p text:style-name="P179">        <text:span text:style-name="T8">deleterec(node-&gt;son);</text:span></text:p>
      <text:p text:style-name="P179">    </text:p>
      <text:p text:style-name="P179">    <text:span text:style-name="T8">}</text:span></text:p>
      <text:p text:style-name="P179">    <text:span text:style-name="T8">node = nullptr;</text:span></text:p>
      <text:p text:style-name="P177">}</text:p>
      <text:p text:style-name="P179"/>
      <text:p text:style-name="P177">template &lt;class A&gt; NTNode&lt;A&gt;* NTree&lt;A&gt;::Searchlast(){</text:p>
      <text:p text:style-name="P179">    <text:span text:style-name="T8">NTNode&lt;A&gt; *Nodepath = root;</text:span></text:p>
      <text:p text:style-name="P179">    <text:span text:style-name="T8">while(Nodepath-&gt;son != nullptr){</text:span></text:p>
      <text:p text:style-name="P179">        <text:span text:style-name="T8">Nodepath = Nodepath-&gt;son;</text:span></text:p>
      <text:p text:style-name="P179">    <text:span text:style-name="T8">}</text:span></text:p>
      <text:p text:style-name="P179">    <text:span text:style-name="T8">if(Nodepath-&gt;brother != nullptr){</text:span></text:p>
      <text:p text:style-name="P179">        <text:span text:style-name="T8">NTNode&lt;A&gt; *ret = Nodepath-&gt;brother;</text:span></text:p>
      <text:p text:style-name="P179">        <text:span text:style-name="T8">Nodepath-&gt;SetBrother(nullptr);</text:span></text:p>
      <text:p text:style-name="P179">        <text:span text:style-name="T8">size--;</text:span></text:p>
      <text:p text:style-name="P179">        <text:span text:style-name="T8">Size();</text:span></text:p>
      <text:p text:style-name="P179">        <text:span text:style-name="T8">return ret;</text:span></text:p>
      <text:p text:style-name="P179">    <text:span text:style-name="T8">}</text:span></text:p>
      <text:p text:style-name="P179">    <text:span text:style-name="T8">if (Nodepath-&gt;parent != nullptr) Nodepath-&gt;parent-&gt;SetSon(nullptr);</text:span></text:p>
      <text:p text:style-name="P179">    <text:span text:style-name="T8">Nodepath-&gt;SetParent(nullptr);</text:span></text:p>
      <text:p text:style-name="P179"/>
      <text:p text:style-name="P179">    <text:span text:style-name="T8">size--;</text:span></text:p>
      <text:p text:style-name="P179">    <text:span text:style-name="T8">Size();</text:span></text:p>
      <text:p text:style-name="P179">    <text:span text:style-name="T8">return Nodepath;</text:span></text:p>
      <text:p text:style-name="P177">}</text:p>
      <text:p text:style-name="P179"/>
      <text:p text:style-name="P177">template &lt;class A&gt; void NTree&lt;A&gt;::Insert(A value){</text:p>
      <text:p text:style-name="P179">    <text:span text:style-name="T8">size++;</text:span></text:p>
      <text:p text:style-name="P179">    <text:span text:style-name="T8">Size();</text:span></text:p>
      <text:p text:style-name="P179">    <text:span text:style-name="T8">NTNode&lt;A&gt; *nd(new NTNode&lt;A&gt;(value)); </text:span></text:p>
      <text:p text:style-name="P179">    <text:span text:style-name="T8">if ((root == nullptr)) {</text:span></text:p>
      <text:p text:style-name="P179">        <text:span text:style-name="T8">root = nd;</text:span></text:p>
      <text:p text:style-name="P179">        <text:span text:style-name="T8">return;</text:span></text:p>
      <text:p text:style-name="P179">    <text:span text:style-name="T8">}</text:span></text:p>
      <text:p text:style-name="P179">    <text:span text:style-name="T8">else {</text:span></text:p>
      <text:p text:style-name="P179">        <text:span text:style-name="T8">NTNode&lt;A&gt; *Nodepath = root;</text:span></text:p>
      <text:p text:style-name="P179">        <text:span text:style-name="T8">if(root-&gt;son == nullptr){</text:span></text:p>
      <text:p text:style-name="P179">            <text:span text:style-name="T8">root-&gt;SetSon(nd);</text:span></text:p>
      <text:p text:style-name="P179">            <text:span text:style-name="T8">return;</text:span></text:p>
      <text:p text:style-name="P179">        <text:span text:style-name="T8">} else {</text:span></text:p>
      <text:p text:style-name="P179">            <text:span text:style-name="T8">Nodepath = Nodepath-&gt;son;</text:span></text:p>
      <text:p text:style-name="P179">        <text:span text:style-name="T8">}</text:span></text:p>
      <text:p text:style-name="P179">        </text:p>
      <text:p text:style-name="P177">while (true){</text:p>
      <text:p text:style-name="P177">if (Nodepath-&gt;brother == nullptr) {</text:p>
      <text:p text:style-name="P177">Nodepath-&gt;SetBrother(nd);</text:p>
      <text:p text:style-name="P177">break;</text:p>
      <text:p text:style-name="P177">} else {</text:p>
      <text:p text:style-name="P177"><text:soft-page-break/>if (Nodepath-&gt;son == nullptr) {</text:p>
      <text:p text:style-name="P177">Nodepath-&gt;SetSon(nd);</text:p>
      <text:p text:style-name="P177">break;</text:p>
      <text:p text:style-name="P177">} else {</text:p>
      <text:p text:style-name="P177">Nodepath = Nodepath-&gt;son;</text:p>
      <text:p text:style-name="P177">}</text:p>
      <text:p text:style-name="P177">}</text:p>
      <text:p text:style-name="P177">}   </text:p>
      <text:p text:style-name="P179">    <text:span text:style-name="T8">}</text:span></text:p>
      <text:p text:style-name="P177">}</text:p>
      <text:p text:style-name="P179"/>
      <text:p text:style-name="P177">template &lt;class A&gt; void NTree&lt;A&gt;::Deletelast()</text:p>
      <text:p text:style-name="P177">{</text:p>
      <text:p text:style-name="P179">    <text:span text:style-name="T8">NTNode&lt;A&gt; *deleting = this-&gt;Searchlast();</text:span></text:p>
      <text:p text:style-name="P179">    <text:span text:style-name="T8">size--;</text:span></text:p>
      <text:p text:style-name="P179"/>
      <text:p text:style-name="P179">    <text:span text:style-name="T8">deleterec(deleting);</text:span></text:p>
      <text:p text:style-name="P177">}</text:p>
      <text:p text:style-name="P179"/>
      <text:p text:style-name="P177">template &lt;class A&gt; NTree&lt;A&gt;::~NTree()</text:p>
      <text:p text:style-name="P177">{</text:p>
      <text:p text:style-name="P179">    <text:span text:style-name="T8">if (this-&gt;root) {</text:span></text:p>
      <text:p text:style-name="P179">        <text:span text:style-name="T8">deleterec(this-&gt;root);</text:span></text:p>
      <text:p text:style-name="P179">    <text:span text:style-name="T8">}</text:span></text:p>
      <text:p text:style-name="P179">    <text:span text:style-name="T8">size = 0;</text:span></text:p>
      <text:p text:style-name="P179">    <text:span text:style-name="T8">this-&gt;root = nullptr;</text:span></text:p>
      <text:p text:style-name="P177">}</text:p>
      <text:p text:style-name="P186"/>
      <text:p text:style-name="P177">#endif</text:p>
      <text:p text:style-name="P80"/>
      <text:p text:style-name="P80"/>
      <text:p text:style-name="P199">#include &lt;cstdlib&gt;</text:p>
      <text:p text:style-name="P177">#include &lt;iostream&gt;</text:p>
      <text:p text:style-name="P177">#include &lt;memory&gt;</text:p>
      <text:p text:style-name="P187"/>
      <text:p text:style-name="P177">#include "Triangle.h"</text:p>
      <text:p text:style-name="P177">#include "Octagon.h"</text:p>
      <text:p text:style-name="P177">#include "Squarefig.h"</text:p>
      <text:p text:style-name="P179"/>
      <text:p text:style-name="P177">#include "TBTree.h"</text:p>
      <text:p text:style-name="P177">#include "Tallocationblock.h"</text:p>
      <text:p text:style-name="P187"/>
      <text:p text:style-name="P177">void TestAllocationBlock()</text:p>
      <text:p text:style-name="P177">{</text:p>
      <text:p text:style-name="P177">Tallocationblock allocator(sizeof(int),10); </text:p>
      <text:p text:style-name="P177">int *a1=nullptr;</text:p>
      <text:p text:style-name="P177">int *a2=nullptr;</text:p>
      <text:p text:style-name="P177">int *a3=nullptr;</text:p>
      <text:p text:style-name="P177"><text:soft-page-break/>int *a4=nullptr;</text:p>
      <text:p text:style-name="P177">int *a5=nullptr;</text:p>
      <text:p text:style-name="P177">a1 = (int*)allocator.allocate();*a1 =1; std::cout &lt;&lt; "a1 pointer value:" &lt;&lt; *a1 &lt;&lt; std::endl;</text:p>
      <text:p text:style-name="P177">a2 = (int*)allocator.allocate();*a2 =2; std::cout &lt;&lt; "a2 pointer value:" &lt;&lt; *a2 &lt;&lt; std::endl;</text:p>
      <text:p text:style-name="P177">a3 = (int*)allocator.allocate();*a3 =3; std::cout &lt;&lt; "a3 pointer value:" &lt;&lt; *a3 &lt;&lt; std::endl;</text:p>
      <text:p text:style-name="P177">allocator.deallocate(a1);</text:p>
      <text:p text:style-name="P177">allocator.deallocate(a3);</text:p>
      <text:p text:style-name="P179"/>
      <text:p text:style-name="P177">a4 = (int*)allocator.allocate();*a4 =4; std::cout &lt;&lt; "a4 pointer value:" &lt;&lt; *a4 &lt;&lt; std::endl;</text:p>
      <text:p text:style-name="P177">a5 = (int*)allocator.allocate();*a5 =5; std::cout &lt;&lt; "a5 pointer value:" &lt;&lt; *a5 &lt;&lt; std::endl;</text:p>
      <text:p text:style-name="P177">std::cout &lt;&lt; "a1 pointer value:" &lt;&lt; *a1 &lt;&lt; std::endl;</text:p>
      <text:p text:style-name="P177">std::cout &lt;&lt; "a2 pointer value:" &lt;&lt; *a2 &lt;&lt; std::endl;</text:p>
      <text:p text:style-name="P177">std::cout &lt;&lt; "a3 pointer value:" &lt;&lt; *a3 &lt;&lt; std::endl;</text:p>
      <text:p text:style-name="P179"/>
      <text:p text:style-name="P177">allocator.deallocate(a2);</text:p>
      <text:p text:style-name="P177">allocator.deallocate(a4);</text:p>
      <text:p text:style-name="P177">allocator.deallocate(a5); </text:p>
      <text:p text:style-name="P177">}</text:p>
      <text:p text:style-name="P179"/>
      <text:p text:style-name="P177">int main(int argc, char const *argv[])</text:p>
      <text:p text:style-name="P177">{</text:p>
      <text:p text:style-name="P177">try{</text:p>
      <text:p text:style-name="P177">TestAllocationBlock();</text:p>
      <text:p text:style-name="P177">}catch(...){</text:p>
      <text:p text:style-name="P177">std::cout &lt;&lt; "Что-то пошло не так ...";</text:p>
      <text:p text:style-name="P177">}</text:p>
      <text:p text:style-name="P177">return 0;</text:p>
      <text:p text:style-name="P177">}</text:p>
      <text:p text:style-name="P177"/>
      <text:p text:style-name="P178"/>
      <text:p text:style-name="P58"/>
      <text:p text:style-name="P70">Вывод</text:p>
      <text:p text:style-name="P59"/>
      <text:p text:style-name="P59">В этой лабораторный работе я научился создавать аллокаторы памяи для динамических структур данных, позволяющих сократить количество вызовов malloc. Закрепил навыки работы с памятью в с++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03"><text:soft-page-break/>Московский Авиационный Институ<text:span text:style-name="T52">т</text:span></text:p>
      <text:p text:style-name="P103">(Национальный Исследовательский Университет)</text:p>
      <text:p text:style-name="P103"/>
      <text:p text:style-name="P103">Кафедра 806 «Вычислительная математика и программирование»</text:p>
      <text:p text:style-name="P103">Факультет «Прикладная математика и физика»</text:p>
      <text:p text:style-name="P103">Дисциплина «Объектно-ориентированное программирование»</text:p>
      <text:p text:style-name="P103"/>
      <text:p text:style-name="P103"/>
      <text:p text:style-name="P103"/>
      <text:p text:style-name="P103"/>
      <text:p text:style-name="P103"/>
      <text:p text:style-name="P103">Лабораторная работа № 1</text:p>
      <text:p text:style-name="P103">по дисциплине «Объектно-ориентированное программирование»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13">Группа М80-206Б-17 <text:s text:c="50"/></text:p>
      <text:p text:style-name="P113">Студент: Семенов Денис Владиславович <text:s text:c="16"/></text:p>
      <text:p text:style-name="P113">Преподаватель: Поповкин Александр Викторович </text:p>
      <text:p text:style-name="P113">Вариант № 16 <text:s text:c="61"/></text:p>
      <text:p text:style-name="P95"/>
      <text:p text:style-name="P95"/>
      <text:p text:style-name="P95"/>
      <text:p text:style-name="P123">Москва 2018</text:p>
      <text:p text:style-name="P71"><text:soft-page-break/>Лабораторная работа № 7</text:p>
      <text:p text:style-name="P71"/>
      <text:p text:style-name="P60"><text:span text:style-name="T19">Цель работы</text:span> </text:p>
      <text:p text:style-name="P60"/>
      <text:p text:style-name="P161">Целью лабораторной работы является:</text:p>
      <text:list xml:id="list134131341163974" text:continue-list="list134131530167418" text:style-name="WWNum7">
        <text:list-item>
          <text:p text:style-name="P41">Создание сложных динамических структур данных.</text:p>
        </text:list-item>
        <text:list-item>
          <text:p text:style-name="P41"><text:span text:style-name="T44">Закрепление принципа OCP.</text:span></text:p>
        </text:list-item>
      </text:list>
      <text:p text:style-name="P60"/>
      <text:p text:style-name="P71">Задание </text:p>
      <text:p text:style-name="P52"/>
      <text:p text:style-name="P167"><text:span text:style-name="T22">Необходимо реализовать динамическую структуру данных – «Хранилище объектов» и алгоритм работы с ней. «Хранилище объектов» представляет собой контейнер, одного из следующих видов:</text:span></text:p>
      <text:p text:style-name="P153">1. Массив</text:p>
      <text:p text:style-name="P153">2. Связанный список</text:p>
      <text:p text:style-name="P153">3. Бинарное- Дерево.</text:p>
      <text:p text:style-name="P153">4. N-Дерево (с ограничением не больше 4 элементов на одном уровне).</text:p>
      <text:p text:style-name="P153">5. Очередь</text:p>
      <text:p text:style-name="P153">6. Стек</text:p>
      <text:p text:style-name="P167"><text:span text:style-name="T22">Каждым элементом контейнера, в свою, является динамической структурой данных одного из следующих видов:</text:span></text:p>
      <text:p text:style-name="P153">1. Массив</text:p>
      <text:p text:style-name="P153">2. Связанный список</text:p>
      <text:p text:style-name="P153">3. Бинарное- Дерево</text:p>
      <text:p text:style-name="P153">4. N-Дерево (с ограничением не больше 4 элементов на одном уровне).</text:p>
      <text:p text:style-name="P153">5. Очередь</text:p>
      <text:p text:style-name="P153">6. Стек</text:p>
      <text:p text:style-name="P153">Таким образом у нас получается контейнер в контейнере. Т.е. для варианта (1,2) это будет массив, каждый из элементов которого – связанный список. А для варианта (5,3) – это очередь из бинарных деревьев.</text:p>
      <text:p text:style-name="P167"><text:span text:style-name="T22"/></text:p>
      <text:p text:style-name="P153"/>
      <text:p text:style-name="P153">При этом должно выполняться правило, что количество объектов в контейнере второго уровня не больше <text:span text:style-name="T18">5</text:span>. Т.е. если нужно хранить больше 5 объектов, то создается еще один контейнер второго уровня. Например, для варианта (1,2) добавление объектов будет выглядеть следующим образом:</text:p>
      <text:p text:style-name="P153">1. Вначале массив пустой.</text:p>
      <text:p text:style-name="P153">2. Добавляем Объект1: В массиве по индексу 0 создается элемент с типом список, в список</text:p>
      <text:p text:style-name="P153">добавляется Объект 1.</text:p>
      <text:p text:style-name="P153">3. Добавляем Объект2: Объект добавляется в список, находящийся в массиве по индекс 0.</text:p>
      <text:p text:style-name="P153">4. Добавляем Объект3: Объект добавляется в список, находящийся в массиве по индекс 0.</text:p>
      <text:p text:style-name="P153"><text:soft-page-break/>5. Добавляем Объект4: Объект добавляется в список, находящийся в массиве по индекс 0.</text:p>
      <text:p text:style-name="P153">6. Добавляем Объект5: Объект добавляется в список, находящийся в массиве по индекс 0.</text:p>
      <text:p text:style-name="P153">7. Добавляем Объект6: В массиве по индексу 1 создается элемент с типом список, в список добавляется Объект 6.</text:p>
      <text:p text:style-name="P153">Объекты в контейнерах второго уровня должны быть отсортированы по возрастанию <text:span text:style-name="T46">площади</text:span> объекта (в том числе и для деревьев).</text:p>
      <text:p text:style-name="P153">При удалении объектов должно выполняться правило, что контейнер второго уровня не должен быть пустым. Т.е. если он становится пустым, то он должен удалится.</text:p>
      <text:p text:style-name="P153"/>
      <text:p text:style-name="P153"><text:span text:style-name="T4">Нельзя использовать:</text:span></text:p>
      <text:list xml:id="list134131522739464" text:continue-list="list134130719805096" text:style-name="WWNum15">
        <text:list-item>
          <text:p text:style-name="P20"><text:span text:style-name="T4">Стандартные контейнеры std.</text:span></text:p>
        </text:list-item>
      </text:list>
      <text:p text:style-name="P159"/>
      <text:p text:style-name="P153">Программа должна позволять:</text:p>
      <text:list xml:id="list134131151854676" text:continue-list="list134129795351868" text:style-name="WWNum16">
        <text:list-item>
          <text:p text:style-name="P26">Вводить произвольное количество фигур и добавлять их в контейнер.</text:p>
        </text:list-item>
        <text:list-item>
          <text:p text:style-name="P26">Распечатывать содержимое контейнера (1-го и 2-го уровня).</text:p>
        </text:list-item>
        <text:list-item>
          <text:p text:style-name="P26">Удалять фигуры из контейнера по критериям:</text:p>
          <text:list>
            <text:list-item>
              <text:p text:style-name="P30">По типу (например, все квадраты).</text:p>
            </text:list-item>
            <text:list-item>
              <text:p text:style-name="P30"><text:span text:style-name="T39">По площади (например, все объекты с площадью меньше чем заданная).</text:span></text:p>
            </text:list-item>
          </text:list>
        </text:list-item>
      </text:list>
      <text:p text:style-name="P61"/>
      <text:p text:style-name="P75"><text:span text:style-name="T7">Код</text:span></text:p>
      <text:p text:style-name="P147"/>
      <text:p text:style-name="P177">#ifndef IREMOVECRITERIA_H</text:p>
      <text:p text:style-name="P177">#define IREMOVECRITERIA_H</text:p>
      <text:p text:style-name="P179"/>
      <text:p text:style-name="P177">template &lt;class T&gt; class IRemoveCriteria {</text:p>
      <text:p text:style-name="P177">public:</text:p>
      <text:p text:style-name="P177">virtual bool isIt(T* value) = 0;</text:p>
      <text:p text:style-name="P177">private:</text:p>
      <text:p text:style-name="P179"/>
      <text:p text:style-name="P177">};</text:p>
      <text:p text:style-name="P179"/>
      <text:p text:style-name="P179"><text:span text:style-name="T8">#endif  /* IREMOVECRITERIA_H */</text:span></text:p>
      <text:p text:style-name="P179"><text:span text:style-name="T8"/></text:p>
      <text:p text:style-name="P177">#ifndef IREMOVECRITERIAALL_H</text:p>
      <text:p text:style-name="P177">#define IREMOVECRITERIAALL_H</text:p>
      <text:p text:style-name="P179"/>
      <text:p text:style-name="P177">#include "IRemoveCriteria.h"</text:p>
      <text:p text:style-name="P179"/>
      <text:p text:style-name="P177">template &lt;class T&gt; class IRemoveCriteriaAll : public IRemoveCriteria&lt;T&gt;{</text:p>
      <text:p text:style-name="P177">public:</text:p>
      <text:p text:style-name="P177">IRemoveCriteriaAll() {};</text:p>
      <text:p text:style-name="P177">bool isIt(T* value) override{</text:p>
      <text:p text:style-name="P177">return true;</text:p>
      <text:p text:style-name="P177"><text:soft-page-break/>}</text:p>
      <text:p text:style-name="P177">private:</text:p>
      <text:p text:style-name="P179"/>
      <text:p text:style-name="P177">};</text:p>
      <text:p text:style-name="P179"/>
      <text:p text:style-name="P177">#endif  /* IREMOVECRITERIAALL_H */</text:p>
      <text:p text:style-name="P179"/>
      <text:p text:style-name="P177">#ifndef IREMOVECRITERIABYVALUE_H</text:p>
      <text:p text:style-name="P177">#define IREMOVECRITERIABYVALUE_H</text:p>
      <text:p text:style-name="P177">#include "IRemoveCriteria.h"</text:p>
      <text:p text:style-name="P179"/>
      <text:p text:style-name="P177">template &lt;class T&gt; class IRemoveCriteriaByValue : public IRemoveCriteria&lt;T&gt;{</text:p>
      <text:p text:style-name="P177">public:</text:p>
      <text:p text:style-name="P177">IRemoveCriteriaByValue(T&amp;&amp; value) : _value(value) {};</text:p>
      <text:p text:style-name="P177">bool isIt(T* value) override{</text:p>
      <text:p text:style-name="P177">return _value==*value;</text:p>
      <text:p text:style-name="P177">}</text:p>
      <text:p text:style-name="P179"/>
      <text:p text:style-name="P177">private:</text:p>
      <text:p text:style-name="P177">T _value;</text:p>
      <text:p text:style-name="P177">};</text:p>
      <text:p text:style-name="P179"/>
      <text:p text:style-name="P177">#endif  /* IREMOVECRITERIABYVALUE_H */</text:p>
      <text:p text:style-name="P186"/>
      <text:p text:style-name="P200">#include &lt;memory&gt;</text:p>
      <text:p text:style-name="P177">#include &lt;cstdlib&gt;</text:p>
      <text:p text:style-name="P177">#include &lt;iostream&gt;</text:p>
      <text:p text:style-name="P177">#include &lt;math.h&gt;</text:p>
      <text:p text:style-name="P179"/>
      <text:p text:style-name="P177">#include "TIteratorTBTree.h"</text:p>
      <text:p text:style-name="P177">#include "IRemoveCriteria.h"</text:p>
      <text:p text:style-name="P187"/>
      <text:p text:style-name="P177">template&lt;class T&gt; class TNode {</text:p>
      <text:p text:style-name="P177">public:</text:p>
      <text:p text:style-name="P177">TNode(T* item); </text:p>
      <text:p text:style-name="P177">T* GetValue();</text:p>
      <text:p text:style-name="P177">TNode&lt;T&gt; *GetLeft();</text:p>
      <text:p text:style-name="P177">TNode&lt;T&gt; *GetRight();</text:p>
      <text:p text:style-name="P179"/>
      <text:p text:style-name="P177">void SetLeft(TNode&lt;T&gt; *left); // PushBack</text:p>
      <text:p text:style-name="P177">void SetRight(TNode&lt;T&gt; *right);</text:p>
      <text:p text:style-name="P187"/>
      <text:p text:style-name="P177">template&lt;class A&gt; friend std::ostream&amp; operator&lt;&lt;(std::ostream&amp; os, const TNode&lt;T&gt;&amp; obj);</text:p>
      <text:p text:style-name="P179"/>
      <text:p text:style-name="P177"/>
      <text:p text:style-name="P177">virtual ~TNode();</text:p>
      <text:p text:style-name="P177"/>
      <text:p text:style-name="P177">T* item;</text:p>
      <text:p text:style-name="P177"><text:soft-page-break/>TNode&lt;T&gt; *left;</text:p>
      <text:p text:style-name="P177">TNode&lt;T&gt; *right;</text:p>
      <text:p text:style-name="P177">TNode&lt;T&gt; *parent;</text:p>
      <text:p text:style-name="P177">};</text:p>
      <text:p text:style-name="P177"/>
      <text:p text:style-name="P177">template &lt;class T&gt; TNode&lt;T&gt;::TNode( T* item) {</text:p>
      <text:p text:style-name="P177">this-&gt;item = item;</text:p>
      <text:p text:style-name="P177">this-&gt;left = nullptr;</text:p>
      <text:p text:style-name="P177">this-&gt;right = nullptr;</text:p>
      <text:p text:style-name="P177">this-&gt;parent = nullptr;</text:p>
      <text:p text:style-name="P177">std::cout &lt;&lt; "Item creaed " &lt;&lt; std::endl;</text:p>
      <text:p text:style-name="P177">}</text:p>
      <text:p text:style-name="P179"/>
      <text:p text:style-name="P177">template &lt;class T&gt; T* TNode&lt;T&gt;::GetValue() {</text:p>
      <text:p text:style-name="P177">return item;</text:p>
      <text:p text:style-name="P177">}</text:p>
      <text:p text:style-name="P179"/>
      <text:p text:style-name="P177">template &lt;class T&gt; TNode&lt;T&gt;* TNode&lt;T&gt;::GetLeft() {</text:p>
      <text:p text:style-name="P177">return this-&gt;left;</text:p>
      <text:p text:style-name="P177">}</text:p>
      <text:p text:style-name="P177">template &lt;class T&gt; void TNode&lt;T&gt;::SetLeft(TNode&lt;T&gt; *left) {</text:p>
      <text:p text:style-name="P177">this-&gt;left = left;</text:p>
      <text:p text:style-name="P177">}</text:p>
      <text:p text:style-name="P179"/>
      <text:p text:style-name="P177">template &lt;class T&gt; TNode&lt;T&gt;* TNode&lt;T&gt;::GetRight() {</text:p>
      <text:p text:style-name="P177">return this-&gt;right;</text:p>
      <text:p text:style-name="P177">}</text:p>
      <text:p text:style-name="P179"/>
      <text:p text:style-name="P177">template &lt;class T&gt; void TNode&lt;T&gt;::SetRight(TNode&lt;T&gt; *right) {</text:p>
      <text:p text:style-name="P177">this-&gt;right = right;</text:p>
      <text:p text:style-name="P177">}</text:p>
      <text:p text:style-name="P179"/>
      <text:p text:style-name="P177">template &lt;class T&gt; TNode&lt;T&gt;::~TNode() {</text:p>
      <text:p text:style-name="P179"/>
      <text:p text:style-name="P177">std::cout &lt;&lt; "deleted" &lt;&lt; std::endl;</text:p>
      <text:p text:style-name="P179"/>
      <text:p text:style-name="P179"><text:span text:style-name="T8">}</text:span></text:p>
      <text:p text:style-name="P177">template &lt;class A&gt; std::ostream&amp; operator&lt;&lt;(std::ostream&amp; os, const TNode&lt;A&gt;&amp; obj) {</text:p>
      <text:p text:style-name="P177">if(obj.left != nullptr) std::cout &lt;&lt; *obj.left;</text:p>
      <text:p text:style-name="P177">std::cout &lt;&lt; "[" &lt;&lt; *obj.item &lt;&lt; "]" &lt;&lt; std::endl;</text:p>
      <text:p text:style-name="P177">if(obj.right != nullptr) std::cout &lt;&lt; *obj.right;</text:p>
      <text:p text:style-name="P177">return os;</text:p>
      <text:p text:style-name="P177">}</text:p>
      <text:p text:style-name="P179"/>
      <text:p text:style-name="P177">#include "NTree.h"</text:p>
      <text:p text:style-name="P177">#include "Triangle.h"</text:p>
      <text:p text:style-name="P177">template class TNode&lt;NTree&lt;Triangle&gt;&gt;;</text:p>
      <text:p text:style-name="P177">template class TNode&lt;Triangle&gt;;</text:p>
      <text:p text:style-name="P187"/>
      <text:p text:style-name="P177">template &lt;class T, class TT&gt; class TBTree {</text:p>
      <text:p text:style-name="P177"><text:soft-page-break/>public:</text:p>
      <text:p text:style-name="P177">TBTree();</text:p>
      <text:p text:style-name="P179"/>
      <text:p text:style-name="P177">void InsertSubitem(TT* value);</text:p>
      <text:p text:style-name="P177">void RemoveSubitem(IRemoveCriteria&lt;TT&gt; * criteria);</text:p>
      <text:p text:style-name="P177">void PushBack(T *value); // PushBack</text:p>
      <text:p text:style-name="P177">bool Remove(T* value);</text:p>
      <text:p text:style-name="P177">size_t Size();</text:p>
      <text:p text:style-name="P179"/>
      <text:p text:style-name="P177">template &lt;class A, class AA&gt; friend std::ostream&amp; operator&lt;&lt;(std::ostream&amp; os, TBTree&lt;A, AA&gt;&amp; tree);</text:p>
      <text:p text:style-name="P179"/>
      <text:p text:style-name="P177">TIterator&lt;TNode&lt;T&gt;,T, TT&gt; begin() const;</text:p>
      <text:p text:style-name="P177">TIterator&lt;TNode&lt;T&gt;,T, TT&gt; end() const;</text:p>
      <text:p text:style-name="P179"/>
      <text:p text:style-name="P177">virtual ~TBTree();</text:p>
      <text:p text:style-name="P179"/>
      <text:p text:style-name="P177">private:</text:p>
      <text:p text:style-name="P177">TNode&lt;T&gt; *root;</text:p>
      <text:p text:style-name="P177">};</text:p>
      <text:p text:style-name="P177"/>
      <text:p text:style-name="P177">template &lt;class T, class TT&gt; TBTree&lt;T, TT&gt;::TBTree(): root(nullptr) {</text:p>
      <text:p text:style-name="P177">}</text:p>
      <text:p text:style-name="P179"/>
      <text:p text:style-name="P177">template &lt;class T, class TT&gt; void TBTree&lt;T, TT&gt;::RemoveSubitem(IRemoveCriteria&lt;TT&gt; * criteria) {</text:p>
      <text:p text:style-name="P177">std::cout &lt;&lt; "----------------------&gt;" &lt;&lt; std::endl;</text:p>
      <text:p text:style-name="P177">for (auto i : * this) {</text:p>
      <text:p text:style-name="P177">T copy;</text:p>
      <text:p text:style-name="P177">while (!i-&gt;empty()) {</text:p>
      <text:p text:style-name="P177">TT *value = i-&gt;deletelast();</text:p>
      <text:p text:style-name="P179"/>
      <text:p text:style-name="P177">if (criteria-&gt;isIt(&amp;*value))</text:p>
      <text:p text:style-name="P177">std::cout &lt;&lt; "TBtree: Delete element " &lt;&lt; *value &lt;&lt; std::endl;</text:p>
      <text:p text:style-name="P177">else {</text:p>
      <text:p text:style-name="P177">copy.pushntree((new TT(*value)));</text:p>
      <text:p text:style-name="P177">}</text:p>
      <text:p text:style-name="P177">}</text:p>
      <text:p text:style-name="P179"/>
      <text:p text:style-name="P177">while (!copy.empty())</text:p>
      <text:p text:style-name="P177">i-&gt;pushntree(new TT(*copy.deletelast()));</text:p>
      <text:p text:style-name="P179"/>
      <text:p text:style-name="P177">}</text:p>
      <text:p text:style-name="P177">std::cout &lt;&lt; "!!!!!!!!!!!!!!!!!!!!!!!" &lt;&lt; std::endl;</text:p>
      <text:p text:style-name="P177">}</text:p>
      <text:p text:style-name="P179"/>
      <text:p text:style-name="P177">template &lt;class T, class TT&gt; void TBTree&lt;T, TT&gt;::InsertSubitem(TT* value) {</text:p>
      <text:p text:style-name="P179"/>
      <text:p text:style-name="P177">bool inserted = false;</text:p>
      <text:p text:style-name="P179"/>
      <text:p text:style-name="P177">if (root != nullptr) {</text:p>
      <text:p text:style-name="P179"><text:soft-page-break/></text:p>
      <text:p text:style-name="P177">for (auto i : * this) {</text:p>
      <text:p text:style-name="P177">if (i-&gt;size() &lt; 5) {</text:p>
      <text:p text:style-name="P177">std::cout &lt;&lt; "i size " &lt;&lt; i-&gt;size() &lt;&lt; std::endl;</text:p>
      <text:p text:style-name="P177">i-&gt;pushntree(value);</text:p>
      <text:p text:style-name="P177">std::cout &lt;&lt; *value &lt;&lt; std::endl;</text:p>
      <text:p text:style-name="P177">std::cout &lt;&lt; "TBtree: Add Element in ntree:" &lt;&lt; i-&gt;size() &lt;&lt; std::endl;</text:p>
      <text:p text:style-name="P177">inserted = true;</text:p>
      <text:p text:style-name="P177">break; </text:p>
      <text:p text:style-name="P177">} else {</text:p>
      <text:p text:style-name="P177">if( i == nullptr){</text:p>
      <text:p text:style-name="P177">break;</text:p>
      <text:p text:style-name="P177">}</text:p>
      <text:p text:style-name="P177">}</text:p>
      <text:p text:style-name="P179"/>
      <text:p text:style-name="P177">}</text:p>
      <text:p text:style-name="P177">std::cout &lt;&lt; "is true? " &lt;&lt; inserted &lt;&lt; std::endl;</text:p>
      <text:p text:style-name="P177">}</text:p>
      <text:p text:style-name="P179"/>
      <text:p text:style-name="P177">if (!inserted) {</text:p>
      <text:p text:style-name="P177">std::cout &lt;&lt; "TBtree: New tbtree element created" &lt;&lt; std::endl;</text:p>
      <text:p text:style-name="P177">T* t_value = new T();</text:p>
      <text:p text:style-name="P177">t_value-&gt;pushntree(value);</text:p>
      <text:p text:style-name="P177">PushBack(t_value);</text:p>
      <text:p text:style-name="P177">}</text:p>
      <text:p text:style-name="P177">}</text:p>
      <text:p text:style-name="P179"/>
      <text:p text:style-name="P177">template &lt;class T, class TT&gt; void TBTree&lt;T, TT&gt;::PushBack(T *value) {</text:p>
      <text:p text:style-name="P177">TNode&lt;T&gt; *tmp = this-&gt;root;</text:p>
      <text:p text:style-name="P177">TNode&lt;T&gt; *paren = nullptr;</text:p>
      <text:p text:style-name="P177">TNode&lt;T&gt; *insertnode(new TNode&lt;T&gt;(value));</text:p>
      <text:p text:style-name="P177">while(tmp != nullptr) {</text:p>
      <text:p text:style-name="P177">if (value-&gt;Sum() &lt; tmp-&gt;GetValue()-&gt;Sum()){</text:p>
      <text:p text:style-name="P177">paren = tmp;</text:p>
      <text:p text:style-name="P177">tmp = tmp-&gt;GetLeft();</text:p>
      <text:p text:style-name="P177">} else if(value-&gt;Sum() &gt;= tmp-&gt;GetValue()-&gt;Sum()) {</text:p>
      <text:p text:style-name="P177">paren = tmp;</text:p>
      <text:p text:style-name="P177">tmp = tmp-&gt;GetRight();</text:p>
      <text:p text:style-name="P177">} else {</text:p>
      <text:p text:style-name="P177">std::cout &lt;&lt; "ERROR INCLUDING NTREE TO TBTREE" &lt;&lt; std::endl;</text:p>
      <text:p text:style-name="P177">}</text:p>
      <text:p text:style-name="P177">}</text:p>
      <text:p text:style-name="P179"/>
      <text:p text:style-name="P177">if(this-&gt;root == nullptr) {</text:p>
      <text:p text:style-name="P177">this-&gt;root = insertnode;</text:p>
      <text:p text:style-name="P177">} else if(paren-&gt;GetValue()-&gt;Sum() &gt; value-&gt;Sum()){</text:p>
      <text:p text:style-name="P177">paren-&gt;SetLeft(insertnode);</text:p>
      <text:p text:style-name="P177">insertnode-&gt;parent = paren;</text:p>
      <text:p text:style-name="P177">} else {</text:p>
      <text:p text:style-name="P177">paren-&gt;SetRight(insertnode);</text:p>
      <text:p text:style-name="P177">insertnode-&gt;parent = paren;</text:p>
      <text:p text:style-name="P177"><text:soft-page-break/>}</text:p>
      <text:p text:style-name="P177">return;</text:p>
      <text:p text:style-name="P177">}</text:p>
      <text:p text:style-name="P179"/>
      <text:p text:style-name="P177">template &lt;class T, class TT&gt; bool TBTree&lt;T, TT&gt;::Remove(T* value){</text:p>
      <text:p text:style-name="P177">TNode&lt;T&gt; *tmp = root;</text:p>
      <text:p text:style-name="P177">TNode&lt;T&gt; *parent = nullptr;</text:p>
      <text:p text:style-name="P177">bool result = false;</text:p>
      <text:p text:style-name="P179"/>
      <text:p text:style-name="P177">while((tmp != nullptr) &amp;&amp; (!result)) {</text:p>
      <text:p text:style-name="P177">parent = tmp;</text:p>
      <text:p text:style-name="P177">if (value-&gt;Sum() &lt; tmp-&gt;GetValue()-&gt;Sum()){</text:p>
      <text:p text:style-name="P177">tmp = tmp-&gt;GetLeft();</text:p>
      <text:p text:style-name="P177">} else if(value-&gt;Sum() &gt; tmp-&gt;GetValue()-&gt;Sum()) {</text:p>
      <text:p text:style-name="P177">tmp = tmp-&gt;GetRight();</text:p>
      <text:p text:style-name="P177">} else {</text:p>
      <text:p text:style-name="P177">if(tmp != nullptr){</text:p>
      <text:p text:style-name="P177">if(tmp-&gt;GetLeft() == nullptr) {</text:p>
      <text:p text:style-name="P177">tmp-&gt;GetRight()-&gt;parent = tmp-&gt;parent;</text:p>
      <text:p text:style-name="P177">if(tmp-&gt;parent-&gt;GetLeft() == tmp){</text:p>
      <text:p text:style-name="P177">tmp-&gt;parent-&gt;SetLeft(tmp-&gt;GetRight());</text:p>
      <text:p text:style-name="P177">} else {</text:p>
      <text:p text:style-name="P177">tmp-&gt;parent-&gt;SetRight(tmp-&gt;GetRight());</text:p>
      <text:p text:style-name="P177">}</text:p>
      <text:p text:style-name="P177">} else if(tmp-&gt;GetRight() == nullptr) {</text:p>
      <text:p text:style-name="P177">tmp-&gt;GetLeft()-&gt;parent = tmp-&gt;parent;</text:p>
      <text:p text:style-name="P177">if(tmp-&gt;parent-&gt;GetLeft() == tmp){</text:p>
      <text:p text:style-name="P177">tmp-&gt;parent-&gt;SetLeft(tmp-&gt;GetLeft());</text:p>
      <text:p text:style-name="P177">} else {</text:p>
      <text:p text:style-name="P177">tmp-&gt;parent-&gt;SetRight(tmp-&gt;GetLeft());</text:p>
      <text:p text:style-name="P177">}</text:p>
      <text:p text:style-name="P177">} else {</text:p>
      <text:p text:style-name="P177">TNode&lt;T&gt; *find = tmp;</text:p>
      <text:p text:style-name="P177">find = find-&gt;GetRight();</text:p>
      <text:p text:style-name="P177">while(find-&gt;GetLeft() != nullptr){</text:p>
      <text:p text:style-name="P177">find = find-&gt;GetLeft();</text:p>
      <text:p text:style-name="P177">}</text:p>
      <text:p text:style-name="P177">if(find-&gt;parent-&gt;GetLeft() == find){</text:p>
      <text:p text:style-name="P177">find-&gt;parent-&gt;SetLeft(find-&gt;GetRight());</text:p>
      <text:p text:style-name="P177">if(find-&gt;GetRight() != nullptr) find-&gt;GetRight()-&gt;parent = find-&gt;parent;</text:p>
      <text:p text:style-name="P177">}else {</text:p>
      <text:p text:style-name="P177">find-&gt;parent-&gt;SetRight(find-&gt;GetRight());</text:p>
      <text:p text:style-name="P177">if(find-&gt;GetRight() != nullptr) find-&gt;GetRight()-&gt;parent = find-&gt;parent;</text:p>
      <text:p text:style-name="P177">}</text:p>
      <text:p text:style-name="P179"/>
      <text:p text:style-name="P177">find-&gt;parent = tmp-&gt;parent;</text:p>
      <text:p text:style-name="P177">tmp-&gt;parent = nullptr;</text:p>
      <text:p text:style-name="P177">find-&gt;SetLeft(tmp-&gt;GetLeft());</text:p>
      <text:p text:style-name="P177">tmp-&gt;SetLeft(nullptr);</text:p>
      <text:p text:style-name="P177">find-&gt;SetRight(tmp-&gt;GetRight());</text:p>
      <text:p text:style-name="P177">tmp-&gt;SetRight(nullptr);</text:p>
      <text:p text:style-name="P179"><text:soft-page-break/></text:p>
      <text:p text:style-name="P177">}</text:p>
      <text:p text:style-name="P177">} else {</text:p>
      <text:p text:style-name="P177">std::cout &lt;&lt; "dont found" &lt;&lt; endl;</text:p>
      <text:p text:style-name="P177">}</text:p>
      <text:p text:style-name="P177">//delete(tmp);</text:p>
      <text:p text:style-name="P177">}</text:p>
      <text:p text:style-name="P177">}</text:p>
      <text:p text:style-name="P177">}</text:p>
      <text:p text:style-name="P179"/>
      <text:p text:style-name="P177">template &lt;class T, class TT&gt; size_t TBTree&lt;T, TT&gt;::Size() {</text:p>
      <text:p text:style-name="P177">size_t result = 0;</text:p>
      <text:p text:style-name="P179"/>
      <text:p text:style-name="P177">for (auto a : * this) result++;</text:p>
      <text:p text:style-name="P179"/>
      <text:p text:style-name="P177">return result;</text:p>
      <text:p text:style-name="P177">}</text:p>
      <text:p text:style-name="P179"/>
      <text:p text:style-name="P177">template&lt;class T, class TT&gt; TIterator&lt;TNode&lt;T&gt;, T, TT&gt; TBTree&lt;T, TT&gt;::begin() const {</text:p>
      <text:p text:style-name="P177">return TIterator&lt;TNode&lt;T&gt;, T, TT&gt;(root);</text:p>
      <text:p text:style-name="P177">}</text:p>
      <text:p text:style-name="P179"/>
      <text:p text:style-name="P177">template &lt;class T, class TT&gt; TIterator&lt;TNode&lt;T&gt;,T, TT&gt; TBTree&lt;T, TT&gt;::end() const{</text:p>
      <text:p text:style-name="P177">return TIterator&lt;TNode&lt;T&gt;, T, TT&gt;(nullptr);</text:p>
      <text:p text:style-name="P177">}</text:p>
      <text:p text:style-name="P179"/>
      <text:p text:style-name="P177">template &lt;class T, class TT&gt; TBTree&lt;T, TT&gt;::~TBTree() {</text:p>
      <text:p text:style-name="P177">}</text:p>
      <text:p text:style-name="P179"/>
      <text:p text:style-name="P177">template &lt;class T, class TT&gt; std::ostream&amp; operator&lt;&lt;(std::ostream&amp; os, TBTree&lt;T, TT&gt;&amp; tree){</text:p>
      <text:p text:style-name="P179"/>
      <text:p text:style-name="P177">for(auto i :tree) std::cout &lt;&lt; *i &lt;&lt; std::endl;</text:p>
      <text:p text:style-name="P177">return os;</text:p>
      <text:p text:style-name="P177">}</text:p>
      <text:p text:style-name="P187"/>
      <text:p text:style-name="P177">#include "NTree.h"</text:p>
      <text:p text:style-name="P177">#include "Triangle.h"</text:p>
      <text:p text:style-name="P179"/>
      <text:p text:style-name="P177">template class TBTree&lt;NTree&lt;Triangle&gt;, Triangle&gt;;</text:p>
      <text:p text:style-name="P177">template std::ostream&amp; operator&lt;&lt;(std::ostream &amp;os, TBTree&lt;NTree&lt;Triangle&gt;,Triangle&gt; &amp;tree);</text:p>
      <text:p text:style-name="P81"/>
      <text:p text:style-name="P200">#include &lt;cstdlib&gt;</text:p>
      <text:p text:style-name="P177">#include &lt;iostream&gt;</text:p>
      <text:p text:style-name="P177">#include &lt;memory&gt;</text:p>
      <text:p text:style-name="P179"/>
      <text:p text:style-name="P177">#include "Triangle.h"</text:p>
      <text:p text:style-name="P177">#include "TBTree.h"</text:p>
      <text:p text:style-name="P177">#include "NTree.h"</text:p>
      <text:p text:style-name="P179"/>
      <text:p text:style-name="P177">#include "IRemoveCriteriaByValue.h"</text:p>
      <text:p text:style-name="P177"><text:soft-page-break/>#include "IRemoveCriteriaAll.h"</text:p>
      <text:p text:style-name="P187"/>
      <text:p text:style-name="P177">int main(int argc, char const *argv[])</text:p>
      <text:p text:style-name="P177">{</text:p>
      <text:p text:style-name="P177">TBTree&lt;NTree&lt;Triangle&gt;, Triangle&gt; tree;</text:p>
      <text:p text:style-name="P177">tree.InsertSubitem(new Triangle(1,1,1));</text:p>
      <text:p text:style-name="P177">tree.InsertSubitem(new Triangle(2,1,1));</text:p>
      <text:p text:style-name="P177">tree.InsertSubitem(new Triangle(3,1,1));</text:p>
      <text:p text:style-name="P177">tree.InsertSubitem(new Triangle(4,1,1));</text:p>
      <text:p text:style-name="P177">tree.InsertSubitem(new Triangle(5,1,1));</text:p>
      <text:p text:style-name="P177">tree.InsertSubitem(new Triangle(6,1,1));</text:p>
      <text:p text:style-name="P177">tree.InsertSubitem(new Triangle(7,1,1));</text:p>
      <text:p text:style-name="P177">int a;</text:p>
      <text:p text:style-name="P177">std::cin &gt;&gt; a;</text:p>
      <text:p text:style-name="P177">std::cout &lt;&lt; tree &lt;&lt; std::endl;</text:p>
      <text:p text:style-name="P177">IRemoveCriteriaByValue&lt;Triangle&gt; criteria(Triangle(4,1,1));</text:p>
      <text:p text:style-name="P177">IRemoveCriteriaAll&lt;Triangle&gt; criteriaAll;</text:p>
      <text:p text:style-name="P177">tree.RemoveSubitem(&amp;criteria);</text:p>
      <text:p text:style-name="P177">std::cout &lt;&lt; tree &lt;&lt; std::endl;</text:p>
      <text:p text:style-name="P177">return 0;</text:p>
      <text:p text:style-name="P177">}</text:p>
      <text:p text:style-name="P183"><text:span text:style-name="T64"/></text:p>
      <text:p text:style-name="P72">Выводы</text:p>
      <text:p text:style-name="P62"/>
      <text:p text:style-name="P62">В процессе работы над этой лабораторной работой я научился создавать и использовать сложные структуры данных (используемых как хранилище) , а также усвоил принцип ОСР.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04"><text:soft-page-break/>Московский Авиационный Институ<text:span text:style-name="T52">т</text:span></text:p>
      <text:p text:style-name="P104">(Национальный Исследовательский Университет)</text:p>
      <text:p text:style-name="P104"/>
      <text:p text:style-name="P104">Кафедра 806 «Вычислительная математика и программирование»</text:p>
      <text:p text:style-name="P104">Факультет «Прикладная математика и физика»</text:p>
      <text:p text:style-name="P104">Дисциплина «Объектно-ориентированное программирование»</text:p>
      <text:p text:style-name="P104"/>
      <text:p text:style-name="P104"/>
      <text:p text:style-name="P104"/>
      <text:p text:style-name="P104"/>
      <text:p text:style-name="P104"/>
      <text:p text:style-name="P104">Лабораторная работа № <text:span text:style-name="T65">8</text:span></text:p>
      <text:p text:style-name="P104">по дисциплине «Объектно-ориентированное программирование»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14">Группа М80-206Б-17 <text:s text:c="50"/></text:p>
      <text:p text:style-name="P114">Студент: Семенов Денис Владиславович <text:s text:c="16"/></text:p>
      <text:p text:style-name="P114">Преподаватель: Поповкин Александр Викторович </text:p>
      <text:p text:style-name="P114">Вариант № 16 <text:s text:c="61"/></text:p>
      <text:p text:style-name="P96"/>
      <text:p text:style-name="P96"/>
      <text:p text:style-name="P96"/>
      <text:p text:style-name="P124">Москва 2018</text:p>
      <text:p text:style-name="P62"><text:soft-page-break/></text:p>
      <text:p text:style-name="P73">Лабораторная работа №8</text:p>
      <text:p text:style-name="P73"/>
      <text:p text:style-name="P73">Цель работы </text:p>
      <text:p text:style-name="P63"/>
      <text:p text:style-name="P162">Целью лабораторной работы является:</text:p>
      <text:list xml:id="list134131501346096" text:continue-list="list134131341163974" text:style-name="WWNum7">
        <text:list-item>
          <text:p text:style-name="P64">Знакомство с параллельным программированием в C++.</text:p>
        </text:list-item>
      </text:list>
      <text:p text:style-name="P63"/>
      <text:p text:style-name="P73">Задание </text:p>
      <text:p text:style-name="P53"/>
      <text:p text:style-name="P168"><text:span text:style-name="T22">Используя структуры данных, разработанные для </text:span><text:span text:style-name="T25">лабораторной работы №6,</text:span><text:span text:style-name="T22">(контейнер первого уровня и классы-фигуры) разработать алгоритм быстрой сортировки для класса-контейнера .</text:span></text:p>
      <text:p text:style-name="P154"/>
      <text:p text:style-name="P154">Необходимо разработать два вида алгоритма:</text:p>
      <text:list xml:id="list134131048564442" text:continue-numbering="true" text:style-name="WWNum7">
        <text:list-item>
          <text:p text:style-name="P35">Обычный, без параллельных вызовов.</text:p>
        </text:list-item>
        <text:list-item>
          <text:p text:style-name="P35">С использованием параллельных вызовов. <text:s/>В этом случае, каждый рекурсивный вызов сортировки должен создаваться в отдельном потоке.</text:p>
        </text:list-item>
      </text:list>
      <text:p text:style-name="P154"/>
      <text:p text:style-name="P154">Для создания потоков использовать механизмы:</text:p>
      <text:list xml:id="list1342965155399456189" text:style-name="WWNum17">
        <text:list-item>
          <text:p text:style-name="P37"><text:span text:style-name="T4">future</text:span></text:p>
        </text:list-item>
        <text:list-item>
          <text:p text:style-name="P37"><text:span text:style-name="T4">packaged_task/async</text:span></text:p>
        </text:list-item>
      </text:list>
      <text:p text:style-name="P40"/>
      <text:p text:style-name="P154">Для обеспечения потоко-безопасности структур данных использовать:</text:p>
      <text:list xml:id="list5533780917172715660" text:style-name="WWNum18">
        <text:list-item>
          <text:p text:style-name="P38"><text:span text:style-name="T4">mutex</text:span></text:p>
        </text:list-item>
        <text:list-item>
          <text:p text:style-name="P38"><text:span text:style-name="T4">lock_guard</text:span></text:p>
        </text:list-item>
      </text:list>
      <text:p text:style-name="P39"/>
      <text:p text:style-name="P154"><text:span text:style-name="T4">Нельзя использовать:</text:span></text:p>
      <text:list xml:id="list134130152263600" text:continue-list="list134131522739464" text:style-name="WWNum15">
        <text:list-item>
          <text:p text:style-name="P21"><text:span text:style-name="T4">Стандартные контейнеры std.</text:span></text:p>
        </text:list-item>
      </text:list>
      <text:p text:style-name="P160"/>
      <text:p text:style-name="P154">Программа должна позволять:</text:p>
      <text:list xml:id="list134130003809243" text:continue-list="list134131151854676" text:style-name="WWNum16">
        <text:list-item>
          <text:p text:style-name="P27">Вводить произвольное количество фигур и добавлять их в контейнер.</text:p>
        </text:list-item>
        <text:list-item>
          <text:p text:style-name="P27">Распечатывать содержимое контейнера.</text:p>
        </text:list-item>
        <text:list-item>
          <text:p text:style-name="P31">Удалять фигуры из контейнера.</text:p>
        </text:list-item>
        <text:list-item>
          <text:p text:style-name="P31"><text:span text:style-name="T40">Проводить сортировку контейнера</text:span></text:p>
        </text:list-item>
      </text:list>
      <text:p text:style-name="P53"/>
      <text:p text:style-name="P55">Код</text:p>
      <text:p text:style-name="P82"/>
      <text:p text:style-name="P201">#include &lt;memory&gt;</text:p>
      <text:p text:style-name="P177">#include &lt;cstdlib&gt;</text:p>
      <text:p text:style-name="P177">#include &lt;iostream&gt;</text:p>
      <text:p text:style-name="P177">#include &lt;math.h&gt;</text:p>
      <text:p text:style-name="P177">#include &lt;thread&gt;</text:p>
      <text:p text:style-name="P177">#include &lt;mutex&gt;</text:p>
      <text:p text:style-name="P179"/>
      <text:p text:style-name="P177"><text:soft-page-break/>#include &lt;cstdlib&gt;</text:p>
      <text:p text:style-name="P186"><text:line-break/><text:line-break/></text:p>
      <text:p text:style-name="P177">template&lt;class T&gt; class TNode {</text:p>
      <text:p text:style-name="P177">public:</text:p>
      <text:p text:style-name="P177">TNode(T* item);</text:p>
      <text:p text:style-name="P177">template&lt;class A&gt; friend std::ostream&amp; operator&lt;&lt;(std::ostream&amp; os, const TNode&lt;T&gt;&amp; obj);</text:p>
      <text:p text:style-name="P177">T* GetItem() const;</text:p>
      <text:p text:style-name="P179"/>
      <text:p text:style-name="P177">virtual ~TNode();</text:p>
      <text:p text:style-name="P179"/>
      <text:p text:style-name="P177">//private:</text:p>
      <text:p text:style-name="P177">T* item;</text:p>
      <text:p text:style-name="P177">TNode&lt;T&gt;* left;</text:p>
      <text:p text:style-name="P177">TNode&lt;T&gt;* right;</text:p>
      <text:p text:style-name="P177">TNode&lt;T&gt;* parent;</text:p>
      <text:p text:style-name="P177">};</text:p>
      <text:p text:style-name="P179"/>
      <text:p text:style-name="P177">template &lt;class T&gt; TNode&lt;T&gt;::TNode(T* item) {</text:p>
      <text:p text:style-name="P177">this-&gt;item = item;</text:p>
      <text:p text:style-name="P177">this-&gt;left = nullptr;</text:p>
      <text:p text:style-name="P177">this-&gt;right = nullptr;</text:p>
      <text:p text:style-name="P177">this-&gt;parent = nullptr;</text:p>
      <text:p text:style-name="P177">//std::cout &lt;&lt; "Item creaed " &lt;&lt; std::endl;</text:p>
      <text:p text:style-name="P177">}</text:p>
      <text:p text:style-name="P179"/>
      <text:p text:style-name="P177">template &lt;class T&gt; T* TNode&lt;T&gt;::GetItem() const {</text:p>
      <text:p text:style-name="P177">return this-&gt;item;</text:p>
      <text:p text:style-name="P177">}</text:p>
      <text:p text:style-name="P179"/>
      <text:p text:style-name="P177">template &lt;class T&gt; TNode&lt;T&gt;::~TNode() {</text:p>
      <text:p text:style-name="P179"/>
      <text:p text:style-name="P177">std::cout &lt;&lt; "deleted" &lt;&lt; std::endl;</text:p>
      <text:p text:style-name="P179"/>
      <text:p text:style-name="P177">}</text:p>
      <text:p text:style-name="P179"/>
      <text:p text:style-name="P177">template &lt;class A&gt; std::ostream&amp; operator&lt;&lt;(std::ostream&amp; os, const TNode&lt;A&gt;&amp; obj) {</text:p>
      <text:p text:style-name="P177">std::cout &lt;&lt; "[" &lt;&lt; *obj.item &lt;&lt; "]";</text:p>
      <text:p text:style-name="P177">return os;</text:p>
      <text:p text:style-name="P177">}</text:p>
      <text:p text:style-name="P187"/>
      <text:p text:style-name="P177">template &lt;class T&gt; class TBTree {</text:p>
      <text:p text:style-name="P177">public:</text:p>
      <text:p text:style-name="P177">TBTree();</text:p>
      <text:p text:style-name="P179"/>
      <text:p text:style-name="P177">void Push(T* item);</text:p>
      <text:p text:style-name="P177">bool empty();</text:p>
      <text:p text:style-name="P177">template &lt;class A&gt; friend std::ostream&amp; operator&lt;&lt;(std::ostream&amp; os, const TBTree&lt;A&gt;&amp; tree);</text:p>
      <text:p text:style-name="P179"><text:soft-page-break/></text:p>
      <text:p text:style-name="P177">void dfs_parallel(TNode&lt;T&gt; *node);</text:p>
      <text:p text:style-name="P177">void dfs(TNode&lt;T&gt; *node);</text:p>
      <text:p text:style-name="P177">template &lt;class A&gt; void Print_Tree(const TNode&lt;A&gt;&amp; obj);</text:p>
      <text:p text:style-name="P177">void thr_func(TNode&lt;T&gt; *node);</text:p>
      <text:p text:style-name="P179"/>
      <text:p text:style-name="P177">virtual ~TBTree();</text:p>
      <text:p text:style-name="P179"/>
      <text:p text:style-name="P177">TNode&lt;T&gt;* root;</text:p>
      <text:p text:style-name="P177">};</text:p>
      <text:p text:style-name="P186"><text:line-break/></text:p>
      <text:p text:style-name="P177">template &lt;class T&gt; TBTree&lt;T&gt;::TBTree(): root(nullptr) {</text:p>
      <text:p text:style-name="P177">}</text:p>
      <text:p text:style-name="P179"/>
      <text:p text:style-name="P177">template &lt;class T&gt; std::ostream&amp; operator&lt;&lt;(std::ostream&amp; os, const TBTree&lt;T&gt;&amp; tree){</text:p>
      <text:p text:style-name="P177">if(tree.root == nullptr){</text:p>
      <text:p text:style-name="P177">return os;</text:p>
      <text:p text:style-name="P177">}</text:p>
      <text:p text:style-name="P177">Print_Tree(*tree.root);</text:p>
      <text:p text:style-name="P179"/>
      <text:p text:style-name="P177">return os;</text:p>
      <text:p text:style-name="P177">}</text:p>
      <text:p text:style-name="P179"/>
      <text:p text:style-name="P177">template &lt;class A&gt; void Print_Tree(const TNode&lt;A&gt;&amp; obj) { </text:p>
      <text:p text:style-name="P177">if(obj.left!= nullptr) Print_Tree(*obj.left);</text:p>
      <text:p text:style-name="P177">std::cout &lt;&lt; *obj &lt;&lt; std::endl;</text:p>
      <text:p text:style-name="P177">if(obj.right!= nullptr) Print_Tree(*obj.right);</text:p>
      <text:p text:style-name="P177">return;</text:p>
      <text:p text:style-name="P177">}</text:p>
      <text:p text:style-name="P187"/>
      <text:p text:style-name="P177">template &lt;class T&gt; void TBTree&lt;T&gt;::Push(T* value) {</text:p>
      <text:p text:style-name="P177">TNode&lt;T&gt;* tmp = this-&gt;root;</text:p>
      <text:p text:style-name="P177">TNode&lt;T&gt;* paren = nullptr;</text:p>
      <text:p text:style-name="P177">TNode&lt;T&gt; *insertnode(new TNode&lt;T&gt;(value));</text:p>
      <text:p text:style-name="P177">while(tmp != nullptr) {</text:p>
      <text:p text:style-name="P177">if (value-&gt;Square() &lt; tmp-&gt;GetItem()-&gt;Square()){</text:p>
      <text:p text:style-name="P177">paren = tmp;</text:p>
      <text:p text:style-name="P177">tmp = tmp-&gt;left;</text:p>
      <text:p text:style-name="P177">} else if(value-&gt;Square() &gt;= tmp-&gt;GetItem()-&gt;Square()) {</text:p>
      <text:p text:style-name="P177">paren = tmp;</text:p>
      <text:p text:style-name="P177">tmp = tmp-&gt;right;</text:p>
      <text:p text:style-name="P177">} else {</text:p>
      <text:p text:style-name="P177">std::cout &lt;&lt; "error" &lt;&lt; std::endl;</text:p>
      <text:p text:style-name="P177">}</text:p>
      <text:p text:style-name="P177">}</text:p>
      <text:p text:style-name="P179"/>
      <text:p text:style-name="P177">if(this-&gt;root == nullptr) {</text:p>
      <text:p text:style-name="P177">this-&gt;root = insertnode;</text:p>
      <text:p text:style-name="P177"><text:soft-page-break/>} else if(paren-&gt;GetItem()-&gt;Square() &gt; value-&gt;Square()){</text:p>
      <text:p text:style-name="P177">paren-&gt;left = insertnode;</text:p>
      <text:p text:style-name="P177">insertnode-&gt;parent = paren;</text:p>
      <text:p text:style-name="P177">} else {</text:p>
      <text:p text:style-name="P177">paren-&gt;right = insertnode;</text:p>
      <text:p text:style-name="P177">insertnode-&gt;parent = paren;</text:p>
      <text:p text:style-name="P177">}</text:p>
      <text:p text:style-name="P177">return;</text:p>
      <text:p text:style-name="P177">}</text:p>
      <text:p text:style-name="P179"/>
      <text:p text:style-name="P177">template &lt;class T&gt; bool TBTree&lt;T&gt;::empty() {</text:p>
      <text:p text:style-name="P177">return root == nullptr;</text:p>
      <text:p text:style-name="P177">}</text:p>
      <text:p text:style-name="P187"/>
      <text:p text:style-name="P177">template &lt;class T&gt; TBTree&lt;T&gt;::~TBTree() {</text:p>
      <text:p text:style-name="P177">}</text:p>
      <text:p text:style-name="P179"/>
      <text:p text:style-name="P177">template &lt;class T&gt; void TBTree&lt;T&gt;::thr_func(TNode&lt;T&gt; *node){</text:p>
      <text:p text:style-name="P177">dfs_parallel(node);</text:p>
      <text:p text:style-name="P177">return;</text:p>
      <text:p text:style-name="P177">}</text:p>
      <text:p text:style-name="P179"/>
      <text:p text:style-name="P177">template &lt;class T&gt; void TBTree&lt;T&gt;::dfs_parallel(TNode&lt;T&gt; *node) {</text:p>
      <text:p text:style-name="P177">if(node != nullptr){</text:p>
      <text:p text:style-name="P177">std::thread th;</text:p>
      <text:p text:style-name="P177">std::cout &lt;&lt; *node-&gt;item &lt;&lt; std::endl;</text:p>
      <text:p text:style-name="P177">if (node-&gt;right != nullptr){</text:p>
      <text:p text:style-name="P177">dfs_parallel(node-&gt;right); </text:p>
      <text:p text:style-name="P177">}</text:p>
      <text:p text:style-name="P177">if (node-&gt;left != nullptr){</text:p>
      <text:p text:style-name="P177">th = std::thread(&amp;TBTree&lt;T&gt;::thr_func, this, node-&gt;left);</text:p>
      <text:p text:style-name="P177">th.join();</text:p>
      <text:p text:style-name="P177">}</text:p>
      <text:p text:style-name="P177">}</text:p>
      <text:p text:style-name="P177">return;</text:p>
      <text:p text:style-name="P177">}</text:p>
      <text:p text:style-name="P179"/>
      <text:p text:style-name="P177">template &lt;class T&gt; void TBTree&lt;T&gt;::dfs(TNode&lt;T&gt; *node) {</text:p>
      <text:p text:style-name="P179"/>
      <text:p text:style-name="P177">if (node-&gt;left != nullptr){</text:p>
      <text:p text:style-name="P177">dfs(node-&gt;left);</text:p>
      <text:p text:style-name="P177">}</text:p>
      <text:p text:style-name="P177">std::cout &lt;&lt; *node-&gt;item &lt;&lt; std::endl;</text:p>
      <text:p text:style-name="P177">if (node-&gt;right != nullptr){</text:p>
      <text:p text:style-name="P177">dfs(node-&gt;right);</text:p>
      <text:p text:style-name="P177">}</text:p>
      <text:p text:style-name="P177">}</text:p>
      <text:p text:style-name="P186"><text:line-break/></text:p>
      <text:p text:style-name="P201"><text:soft-page-break/>#include &lt;cstdlib&gt;</text:p>
      <text:p text:style-name="P177">#include &lt;iostream&gt;</text:p>
      <text:p text:style-name="P177">#include &lt;memory&gt;</text:p>
      <text:p text:style-name="P177">#include "Triangle.h"</text:p>
      <text:p text:style-name="P177">#include "TBTree.h"</text:p>
      <text:p text:style-name="P177">#include &lt;random&gt;</text:p>
      <text:p text:style-name="P177">#include &lt;chrono&gt;</text:p>
      <text:p text:style-name="P187"/>
      <text:p text:style-name="P177">using namespace std;</text:p>
      <text:p text:style-name="P186"><text:line-break/></text:p>
      <text:p text:style-name="P177">int main(int argc, char const *argv[])</text:p>
      <text:p text:style-name="P177">{</text:p>
      <text:p text:style-name="P179"/>
      <text:p text:style-name="P177">TBTree&lt;Triangle&gt; tree;</text:p>
      <text:p text:style-name="P177">std::default_random_engine generator;</text:p>
      <text:p text:style-name="P177">std::uniform_int_distribution&lt;int&gt; distribution(1, 100);</text:p>
      <text:p text:style-name="P179"/>
      <text:p text:style-name="P177">for (int i = 0; i &lt; 500; i++) {</text:p>
      <text:p text:style-name="P177">int side = distribution(generator);</text:p>
      <text:p text:style-name="P177">tree.Push(new Triangle(side, side, side));</text:p>
      <text:p text:style-name="P177">}</text:p>
      <text:p text:style-name="P179"/>
      <text:p text:style-name="P177">std::cout &lt;&lt; "DFS -------------" &lt;&lt; std::endl;</text:p>
      <text:p text:style-name="P179"/>
      <text:p text:style-name="P177">auto start = std::chrono::high_resolution_clock::now();</text:p>
      <text:p text:style-name="P177">//stack.sort();</text:p>
      <text:p text:style-name="P177">tree.dfs_parallel(tree.root);</text:p>
      <text:p text:style-name="P177">auto end = std::chrono::high_resolution_clock::now();</text:p>
      <text:p text:style-name="P177">std::cout &lt;&lt; "Done -------------" &lt;&lt; std::endl;</text:p>
      <text:p text:style-name="P177">std::cout &lt;&lt; "Time: " &lt;&lt; std::chrono::duration_cast&lt;std::chrono::milliseconds&gt;(end-start).count() &lt;&lt; std::endl;</text:p>
      <text:p text:style-name="P179"/>
      <text:p text:style-name="P177">return 0;</text:p>
      <text:p text:style-name="P177">}</text:p>
      <text:p text:style-name="P177"/>
      <text:p text:style-name="P83"/>
      <text:p text:style-name="P73">Вывод</text:p>
      <text:p text:style-name="P63"/>
      <text:p text:style-name="P63">В этой лабораторный работе я научился использовать потоки в С++ и познакомился с многопоточным программированием.</text:p>
      <text:p text:style-name="P58"/>
      <text:p text:style-name="P56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Courier New" fo:font-family="'Courier New'" style:font-family-generic="roman" style:font-pitch="variable"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4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3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5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5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6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6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6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2:18:10.630668700</meta:creation-date>
    <meta:generator>LibreOffice/5.1.6.2$Linux_X86_64 LibreOffice_project/10m0$Build-2</meta:generator>
    <dc:date>2018-12-21T13:41:29.170412456</dc:date>
    <meta:editing-duration>PT1H22M50S</meta:editing-duration>
    <meta:editing-cycles>45</meta:editing-cycles>
    <meta:document-statistic meta:table-count="0" meta:image-count="0" meta:object-count="0" meta:page-count="54" meta:paragraph-count="1720" meta:word-count="6167" meta:character-count="51389" meta:non-whitespace-character-count="45201"/>
  </office:meta>
</office:document-meta>
</file>